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4.262cm"/>
    </style:style>
    <style:style style:name="co4" style:family="table-column">
      <style:table-column-properties fo:break-before="auto" style:column-width="4.0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31.999cm" svg:height="16.853cm" svg:x="10.768cm" svg:y="0.107cm">
            <draw:object draw:notify-on-update-of-ranges="Feuille1.A1:Feuille1.A1 Feuille1.A2:Feuille1.A29 Feuille1.B1:Feuille1.B1 Feuille1.B2:Feuille1.B29 Feuille1.C1:Feuille1.C1 Feuille1.C2:Feuille1.C29 Feuille1.D1:Feuille1.D1 Feuille1.D2:Feuille1.D29 Feuille1.E1:Feuille1.E1 Feuille1.E2:Feuille1.E29 Feuille1.F1:Feuille1.F1 Feuille1.F2:Feuille1.F29 Feuille1.G1:Feuille1.G1 Feuille1.G2:Feuille1.G29 Feuille1.H1:Feuille1.H1 Feuille1.H2:Feuille1.H29 Feuille1.I1:Feuille1.I1 Feuille1.I2:Feuille1.I29 Feuille1.J1:Feuille1.J1 Feuille1.J2:Feuille1.J29 Feuille1.K1:Feuille1.K1 Feuille1.K2:Feuille1.K29 Feuille1.L1:Feuille1.L1 Feuille1.L2:Feuille1.L29 Feuille1.M1:Feuille1.M1 Feuille1.M2:Feuille1.M29 Feuille1.N1:Feuille1.N1 Feuille1.N2:Feuille1.N29 Feuille1.O1:Feuille1.O1 Feuille1.O2:Feuille1.O29 Feuille1.P1:Feuille1.P1 Feuille1.P2:Feuille1.P29 Feuille1.Q1:Feuille1.Q1 Feuille1.Q2:Feuille1.Q29 Feuille1.R1:Feuille1.R1 Feuille1.R2:Feuille1.R29 Feuille1.S1:Feuille1.S1 Feuille1.S2:Feuille1.S29 Feuille1.T1:Feuille1.T1 Feuille1.T2:Feuille1.T29 Feuille1.U1:Feuille1.U1 Feuille1.U2:Feuille1.U29 Feuille1.V1:Feuille1.V1 Feuille1.V2:Feuille1.V29 Feuille1.W1:Feuille1.W1 Feuille1.W2:Feuille1.W29 Feuille1.X1:Feuille1.X1 Feuille1.X2:Feuille1.X29 Feuille1.Y1:Feuille1.Y1 Feuille1.Y2:Feuille1.Y29 Feuille1.Z1:Feuille1.Z1 Feuille1.Z2:Feuille1.Z29 Feuille1.AA1:Feuille1.AA1 Feuille1.AA2:Feuille1.AA29 Feuille1.AB1:Feuille1.AB1 Feuille1.AB2:Feuille1.AB29 Feuille1.AC1:Feuille1.AC1 Feuille1.AC2:Feuille1.AC29 Feuille1.AD1:Feuille1.AD1 Feuille1.AD2:Feuille1.AD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6666666666667">
            <text:p>41,6666666667</text:p>
          </table:table-cell>
          <table:table-cell office:value-type="float" office:value="17.3611111111111">
            <text:p>17,3611111111</text:p>
          </table:table-cell>
          <table:table-cell office:value-type="float" office:value="7.2337962962963">
            <text:p>7,2337962963</text:p>
          </table:table-cell>
          <table:table-cell office:value-type="float" office:value="3.01408179012346">
            <text:p>3,0140817901</text:p>
          </table:table-cell>
          <table:table-cell office:value-type="float" office:value="1.25586741255144">
            <text:p>1,2558674126</text:p>
          </table:table-cell>
          <table:table-cell office:value-type="float" office:value="0.5232780885631">
            <text:p>0,5232780886</text:p>
          </table:table-cell>
          <table:table-cell office:value-type="float" office:value="0.218032536901292">
            <text:p>0,2180325369</text:p>
          </table:table-cell>
          <table:table-cell office:value-type="float" office:value="0.0908468903755383">
            <text:p>0,0908468904</text:p>
          </table:table-cell>
          <table:table-cell office:value-type="float" office:value="0.0378528709898076">
            <text:p>0,037852871</text:p>
          </table:table-cell>
          <table:table-cell office:value-type="float" office:value="0.0157720295790865">
            <text:p>0,0157720296</text:p>
          </table:table-cell>
          <table:table-cell office:value-type="float" office:value="0.00657167899128604">
            <text:p>0,006571679</text:p>
          </table:table-cell>
          <table:table-cell office:value-type="float" office:value="0.00273819957970252">
            <text:p>0,0027381996</text:p>
          </table:table-cell>
          <table:table-cell office:value-type="float" office:value="0.00114091649154272">
            <text:p>0,0011409165</text:p>
          </table:table-cell>
          <table:table-cell office:value-type="float" office:value="0.000475381871476131">
            <text:p>0,0004753819</text:p>
          </table:table-cell>
          <table:table-cell office:value-type="float" office:value="0.000198075779781721">
            <text:p>0,0001980758</text:p>
          </table:table-cell>
          <table:table-cell office:value-type="float" office:value="0.0000825315749090506">
            <text:p>8,25315749090506E-005</text:p>
          </table:table-cell>
          <table:table-cell office:value-type="float" office:value="0.0000343881562121044">
            <text:p>3,43881562121044E-005</text:p>
          </table:table-cell>
          <table:table-cell office:value-type="float" office:value="0.0000143283984217102">
            <text:p>1,43283984217102E-005</text:p>
          </table:table-cell>
          <table:table-cell office:value-type="float" office:value="0.00000597016600904591">
            <text:p>5,97016600904591E-006</text:p>
          </table:table-cell>
          <table:table-cell office:value-type="float" office:value="0.00000248756917043579">
            <text:p>2,48756917043579E-006</text:p>
          </table:table-cell>
          <table:table-cell office:value-type="float" office:value="0.00000103648715434825">
            <text:p>1,03648715434825E-006</text:p>
          </table:table-cell>
          <table:table-cell office:value-type="float" office:value="0.000000431869647645103">
            <text:p>4,31869647645103E-007</text:p>
          </table:table-cell>
          <table:table-cell office:value-type="float" office:value="0.000000179945686518793">
            <text:p>1,79945686518793E-007</text:p>
          </table:table-cell>
          <table:table-cell office:value-type="float" office:value="0.0000000749773693828304">
            <text:p>0,000000075</text:p>
          </table:table-cell>
          <table:table-cell office:value-type="float" office:value="0.0000000312405705761793">
            <text:p>3,12405705761793E-008</text:p>
          </table:table-cell>
          <table:table-cell office:value-type="float" office:value="0.0000000130169044067414">
            <text:p>0,000000013</text:p>
          </table:table-cell>
          <table:table-cell office:value-type="float" office:value="0.00000000542371016947558">
            <text:p>5,42371016947558E-009</text:p>
          </table:table-cell>
          <table:table-cell office:value-type="float" office:value="0.00000000225987923728149">
            <text:p>2,25987923728149E-009</text:p>
          </table:table-cell>
          <table:table-cell office:value-type="float" office:value="0.000000000941616348867288">
            <text:p>9,41616348867288E-0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.4243827160494">
            <text:p>75,424382716</text:p>
          </table:table-cell>
          <table:table-cell office:value-type="float" office:value="36.2654320987654">
            <text:p>36,2654320988</text:p>
          </table:table-cell>
          <table:table-cell office:value-type="float" office:value="22.7946447283189">
            <text:p>22,7946447283</text:p>
          </table:table-cell>
          <table:table-cell office:value-type="float" office:value="10.5991488530712">
            <text:p>10,5991488531</text:p>
          </table:table-cell>
          <table:table-cell office:value-type="float" office:value="6.16538159468049">
            <text:p>6,1653815947</text:p>
          </table:table-cell>
          <table:table-cell office:value-type="float" office:value="2.81960896985154">
            <text:p>2,8196089699</text:p>
          </table:table-cell>
          <table:table-cell office:value-type="float" office:value="1.57296633304571">
            <text:p>1,572966333</text:p>
          </table:table-cell>
          <table:table-cell office:value-type="float" office:value="0.712467833028355">
            <text:p>0,712467833</text:p>
          </table:table-cell>
          <table:table-cell office:value-type="float" office:value="0.387485156023312">
            <text:p>0,387485156</text:p>
          </table:table-cell>
          <table:table-cell office:value-type="float" office:value="0.17444152512275">
            <text:p>0,1744415251</text:p>
          </table:table-cell>
          <table:table-cell office:value-type="float" office:value="0.0933120165509979">
            <text:p>0,0933120166</text:p>
          </table:table-cell>
          <table:table-cell office:value-type="float" office:value="0.0418366937403946">
            <text:p>0,0418366937</text:p>
          </table:table-cell>
          <table:table-cell office:value-type="float" office:value="0.0221273832608175">
            <text:p>0,0221273833</text:p>
          </table:table-cell>
          <table:table-cell office:value-type="float" office:value="0.00989275430545088">
            <text:p>0,0098927543</text:p>
          </table:table-cell>
          <table:table-cell office:value-type="float" office:value="0.00519077040737741">
            <text:p>0,0051907704</text:p>
          </table:table-cell>
          <table:table-cell office:value-type="float" office:value="0.00231601415711137">
            <text:p>0,0023160142</text:p>
          </table:table-cell>
          <table:table-cell office:value-type="float" office:value="0.00120828744725165">
            <text:p>0,0012082874</text:p>
          </table:table-cell>
          <table:table-cell office:value-type="float" office:value="0.000538323458300106">
            <text:p>0,0005383235</text:p>
          </table:table-cell>
          <table:table-cell office:value-type="float" office:value="0.000279678027991015">
            <text:p>0,000279678</text:p>
          </table:table-cell>
          <table:table-cell office:value-type="float" office:value="0.000124469822470934">
            <text:p>0,0001244698</text:p>
          </table:table-cell>
          <table:table-cell office:value-type="float" office:value="0.0000644674361951638">
            <text:p>6,44674361951638E-005</text:p>
          </table:table-cell>
          <table:table-cell office:value-type="float" office:value="0.0000286681498717221">
            <text:p>2,86681498717221E-005</text:p>
          </table:table-cell>
          <table:table-cell office:value-type="float" office:value="0.0000148142584333212">
            <text:p>1,48142584333212E-005</text:p>
          </table:table-cell>
          <table:table-cell office:value-type="float" office:value="0.00000658385910532092">
            <text:p>6,58385910532092E-006</text:p>
          </table:table-cell>
          <table:table-cell office:value-type="float" office:value="0.00000339637093593406">
            <text:p>3,39637093593406E-006</text:p>
          </table:table-cell>
          <table:table-cell office:value-type="float" office:value="0.0000015087650275553">
            <text:p>1,5087650275553E-006</text:p>
          </table:table-cell>
          <table:table-cell office:value-type="float" office:value="0.000000777312134221743">
            <text:p>7,77312134221743E-007</text:p>
          </table:table-cell>
          <table:table-cell office:value-type="float" office:value="0.000000345187994907402">
            <text:p>3,45187994907402E-007</text:p>
          </table:table-cell>
          <table:table-cell office:value-type="float" office:value="0.000000177666843267803">
            <text:p>1,77666843267803E-00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1.6374635631001">
            <text:p>91,6374635631</text:p>
          </table:table-cell>
          <table:table-cell office:value-type="float" office:value="67.5706778612889">
            <text:p>67,5706778613</text:p>
          </table:table-cell>
          <table:table-cell office:value-type="float" office:value="48.3511059003742">
            <text:p>48,3511059004</text:p>
          </table:table-cell>
          <table:table-cell office:value-type="float" office:value="33.6488056169363">
            <text:p>33,6488056169</text:p>
          </table:table-cell>
          <table:table-cell office:value-type="float" office:value="21.8963698650984">
            <text:p>21,8963698651</text:p>
          </table:table-cell>
          <table:table-cell office:value-type="float" office:value="14.7290788616432">
            <text:p>14,7290788616</text:p>
          </table:table-cell>
          <table:table-cell office:value-type="float" office:value="9.14847375924217">
            <text:p>9,1484737592</text:p>
          </table:table-cell>
          <table:table-cell office:value-type="float" office:value="6.02890042198246">
            <text:p>6,028900422</text:p>
          </table:table-cell>
          <table:table-cell office:value-type="float" office:value="3.65039325588332">
            <text:p>3,6503932559</text:p>
          </table:table-cell>
          <table:table-cell office:value-type="float" office:value="2.37540217710887">
            <text:p>2,3754021771</text:p>
          </table:table-cell>
          <table:table-cell office:value-type="float" office:value="1.41718800171084">
            <text:p>1,4171880017</text:p>
          </table:table-cell>
          <table:table-cell office:value-type="float" office:value="0.914966482909352">
            <text:p>0,9149664829</text:p>
          </table:table-cell>
          <table:table-cell office:value-type="float" office:value="0.541088543893873">
            <text:p>0,5410885439</text:p>
          </table:table-cell>
          <table:table-cell office:value-type="float" office:value="0.347622071381125">
            <text:p>0,3476220714</text:p>
          </table:table-cell>
          <table:table-cell office:value-type="float" office:value="0.204478716016439">
            <text:p>0,204478716</text:p>
          </table:table-cell>
          <table:table-cell office:value-type="float" office:value="0.130963046188019">
            <text:p>0,1309630462</text:p>
          </table:table-cell>
          <table:table-cell office:value-type="float" office:value="0.0767835436351734">
            <text:p>0,0767835436</text:p>
          </table:table-cell>
          <table:table-cell office:value-type="float" office:value="0.0490831583223453">
            <text:p>0,0490831583</text:p>
          </table:table-cell>
          <table:table-cell office:value-type="float" office:value="0.0287195969371069">
            <text:p>0,0287195969</text:p>
          </table:table-cell>
          <table:table-cell office:value-type="float" office:value="0.0183367060317033">
            <text:p>0,018336706</text:p>
          </table:table-cell>
          <table:table-cell office:value-type="float" office:value="0.0107159187066598">
            <text:p>0,0107159187</text:p>
          </table:table-cell>
          <table:table-cell office:value-type="float" office:value="0.00683672677610296">
            <text:p>0,0068367268</text:p>
          </table:table-cell>
          <table:table-cell office:value-type="float" office:value="0.00399231828420766">
            <text:p>0,0039923183</text:p>
          </table:table-cell>
          <table:table-cell office:value-type="float" office:value="0.00254590933451933">
            <text:p>0,0025459093</text:p>
          </table:table-cell>
          <table:table-cell office:value-type="float" office:value="0.00148599040249256">
            <text:p>0,0014859904</text:p>
          </table:table-cell>
          <table:table-cell office:value-type="float" office:value="0.000947347674219664">
            <text:p>0,0009473477</text:p>
          </table:table-cell>
          <table:table-cell office:value-type="float" office:value="0.000552786006639801">
            <text:p>0,000552786</text:p>
          </table:table-cell>
          <table:table-cell office:value-type="float" office:value="0.000352349470383558">
            <text:p>0,0003523495</text:p>
          </table:table-cell>
          <table:table-cell office:value-type="float" office:value="0.000205562626957423">
            <text:p>0,00020556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7.154414684666">
            <text:p>97,1544146847</text:p>
          </table:table-cell>
          <table:table-cell office:value-type="float" office:value="78.5454315056515">
            <text:p>78,5454315057</text:p>
          </table:table-cell>
          <table:table-cell office:value-type="float" office:value="65.4656783811003">
            <text:p>65,4656783811</text:p>
          </table:table-cell>
          <table:table-cell office:value-type="float" office:value="48.5280476077607">
            <text:p>48,5280476078</text:p>
          </table:table-cell>
          <table:table-cell office:value-type="float" office:value="37.4330099170651">
            <text:p>37,4330099171</text:p>
          </table:table-cell>
          <table:table-cell office:value-type="float" office:value="26.2129744998215">
            <text:p>26,2129744998</text:p>
          </table:table-cell>
          <table:table-cell office:value-type="float" office:value="19.3180969619017">
            <text:p>19,3180969619</text:p>
          </table:table-cell>
          <table:table-cell office:value-type="float" office:value="13.0225084375007">
            <text:p>13,0225084375</text:p>
          </table:table-cell>
          <table:table-cell office:value-type="float" office:value="9.31742386209428">
            <text:p>9,3174238621</text:p>
          </table:table-cell>
          <table:table-cell office:value-type="float" office:value="6.11665131753376">
            <text:p>6,1166513175</text:p>
          </table:table-cell>
          <table:table-cell office:value-type="float" office:value="4.28778483584584">
            <text:p>4,2877848358</text:p>
          </table:table-cell>
          <table:table-cell office:value-type="float" office:value="2.76139128837435">
            <text:p>2,7613912884</text:p>
          </table:table-cell>
          <table:table-cell office:value-type="float" office:value="1.90728079467453">
            <text:p>1,9072807947</text:p>
          </table:table-cell>
          <table:table-cell office:value-type="float" office:value="1.21086793049816">
            <text:p>1,2108679305</text:p>
          </table:table-cell>
          <table:table-cell office:value-type="float" office:value="0.827095129586201">
            <text:p>0,8270951296</text:p>
          </table:table-cell>
          <table:table-cell office:value-type="float" office:value="0.519363577529067">
            <text:p>0,5193635775</text:p>
          </table:table-cell>
          <table:table-cell office:value-type="float" office:value="0.3517230313842">
            <text:p>0,3517230314</text:p>
          </table:table-cell>
          <table:table-cell office:value-type="float" office:value="0.218964410668477">
            <text:p>0,2189644107</text:p>
          </table:table-cell>
          <table:table-cell office:value-type="float" office:value="0.147282915971407">
            <text:p>0,147282916</text:p>
          </table:table-cell>
          <table:table-cell office:value-type="float" office:value="0.0910593085494862">
            <text:p>0,0910593085</text:p>
          </table:table-cell>
          <table:table-cell office:value-type="float" office:value="0.0609145357540493">
            <text:p>0,0609145358</text:p>
          </table:table-cell>
          <table:table-cell office:value-type="float" office:value="0.0374493165499051">
            <text:p>0,0374493165</text:p>
          </table:table-cell>
          <table:table-cell office:value-type="float" office:value="0.0249392238142416">
            <text:p>0,0249392238</text:p>
          </table:table-cell>
          <table:table-cell office:value-type="float" office:value="0.0152607312434101">
            <text:p>0,0152607312</text:p>
          </table:table-cell>
          <table:table-cell office:value-type="float" office:value="0.0101246724330591">
            <text:p>0,0101246724</text:p>
          </table:table-cell>
          <table:table-cell office:value-type="float" office:value="0.00617115054974291">
            <text:p>0,0061711505</text:p>
          </table:table-cell>
          <table:table-cell office:value-type="float" office:value="0.00408122382896524">
            <text:p>0,0040812238</text:p>
          </table:table-cell>
          <table:table-cell office:value-type="float" office:value="0.00247926114387628">
            <text:p>0,0024792611</text:p>
          </table:table-cell>
          <table:table-cell office:value-type="float" office:value="0.00163517560763239">
            <text:p>0,00163517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9.0317105524211">
            <text:p>99,0317105524</text:p>
          </table:table-cell>
          <table:table-cell office:value-type="float" office:value="89.5567732608147">
            <text:p>89,5567732608</text:p>
          </table:table-cell>
          <table:table-cell office:value-type="float" office:value="77.3254283797716">
            <text:p>77,3254283798</text:p>
          </table:table-cell>
          <table:table-cell office:value-type="float" office:value="65.1107245055732">
            <text:p>65,1107245056</text:p>
          </table:table-cell>
          <table:table-cell office:value-type="float" office:value="51.4392311939946">
            <text:p>51,439231194</text:p>
          </table:table-cell>
          <table:table-cell office:value-type="float" office:value="41.0771909882719">
            <text:p>41,0771909883</text:p>
          </table:table-cell>
          <table:table-cell office:value-type="float" office:value="30.5959660972163">
            <text:p>30,5959660972</text:p>
          </table:table-cell>
          <table:table-cell office:value-type="float" office:value="23.5170243806123">
            <text:p>23,5170243806</text:p>
          </table:table-cell>
          <table:table-cell office:value-type="float" office:value="16.8118256440849">
            <text:p>16,8118256441</text:p>
          </table:table-cell>
          <table:table-cell office:value-type="float" office:value="12.5637903956816">
            <text:p>12,5637903957</text:p>
          </table:table-cell>
          <table:table-cell office:value-type="float" office:value="8.71667379184389">
            <text:p>8,7166737918</text:p>
          </table:table-cell>
          <table:table-cell office:value-type="float" office:value="6.37684017470836">
            <text:p>6,3768401747</text:p>
          </table:table-cell>
          <table:table-cell office:value-type="float" office:value="4.32512298736276">
            <text:p>4,3251229874</text:p>
          </table:table-cell>
          <table:table-cell office:value-type="float" office:value="3.11211657307027">
            <text:p>3,1121165731</text:p>
          </table:table-cell>
          <table:table-cell office:value-type="float" office:value="2.07386454204559">
            <text:p>2,073864542</text:p>
          </table:table-cell>
          <table:table-cell office:value-type="float" office:value="1.47267273786013">
            <text:p>1,4726727379</text:p>
          </table:table-cell>
          <table:table-cell office:value-type="float" office:value="0.967619520217355">
            <text:p>0,9676195202</text:p>
          </table:table-cell>
          <table:table-cell office:value-type="float" office:value="0.679788738752992">
            <text:p>0,6797887388</text:p>
          </table:table-cell>
          <table:table-cell office:value-type="float" office:value="0.441547527355384">
            <text:p>0,4415475274</text:p>
          </table:table-cell>
          <table:table-cell office:value-type="float" office:value="0.307466712296761">
            <text:p>0,3074667123</text:p>
          </table:table-cell>
          <table:table-cell office:value-type="float" office:value="0.197814676406561">
            <text:p>0,1978146764</text:p>
          </table:table-cell>
          <table:table-cell office:value-type="float" office:value="0.136725849383629">
            <text:p>0,1367258494</text:p>
          </table:table-cell>
          <table:table-cell office:value-type="float" office:value="0.0872617161038242">
            <text:p>0,0872617161</text:p>
          </table:table-cell>
          <table:table-cell office:value-type="float" office:value="0.0599338942687376">
            <text:p>0,0599338943</text:p>
          </table:table-cell>
          <table:table-cell office:value-type="float" office:value="0.037990323685991">
            <text:p>0,0379903237</text:p>
          </table:table-cell>
          <table:table-cell office:value-type="float" office:value="0.0259516062394828">
            <text:p>0,0259516062</text:p>
          </table:table-cell>
          <table:table-cell office:value-type="float" office:value="0.0163532018650975">
            <text:p>0,0163532019</text:p>
          </table:table-cell>
          <table:table-cell office:value-type="float" office:value="0.0111185458455062">
            <text:p>0,0111185458</text:p>
          </table:table-cell>
          <table:table-cell office:value-type="float" office:value="0.00697039084530876">
            <text:p>0,00697039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9.6705126185322">
            <text:p>99,6705126185</text:p>
          </table:table-cell>
          <table:table-cell office:value-type="float" office:value="93.3979749135454">
            <text:p>93,3979749135</text:p>
          </table:table-cell>
          <table:table-cell office:value-type="float" office:value="86.2673527222927">
            <text:p>86,2673527223</text:p>
          </table:table-cell>
          <table:table-cell office:value-type="float" office:value="74.8737331928222">
            <text:p>74,8737331928</text:p>
          </table:table-cell>
          <table:table-cell office:value-type="float" office:value="64.876137938889">
            <text:p>64,8761379389</text:p>
          </table:table-cell>
          <table:table-cell office:value-type="float" office:value="52.7684463171129">
            <text:p>52,7684463171</text:p>
          </table:table-cell>
          <table:table-cell office:value-type="float" office:value="43.5562313402898">
            <text:p>43,5562313403</text:p>
          </table:table-cell>
          <table:table-cell office:value-type="float" office:value="33.6950982550929">
            <text:p>33,6950982551</text:p>
          </table:table-cell>
          <table:table-cell office:value-type="float" office:value="26.8103907558489">
            <text:p>26,8103907558</text:p>
          </table:table-cell>
          <table:table-cell office:value-type="float" office:value="19.9575478988314">
            <text:p>19,9575478988</text:p>
          </table:table-cell>
          <table:table-cell office:value-type="float" office:value="15.4373452300768">
            <text:p>15,4373452301</text:p>
          </table:table-cell>
          <table:table-cell office:value-type="float" office:value="11.1520979782895">
            <text:p>11,1520979783</text:p>
          </table:table-cell>
          <table:table-cell office:value-type="float" office:value="8.43658966293339">
            <text:p>8,4365896629</text:p>
          </table:table-cell>
          <table:table-cell office:value-type="float" office:value="5.95128392735906">
            <text:p>5,9512839274</text:p>
          </table:table-cell>
          <table:table-cell office:value-type="float" office:value="4.42246938245532">
            <text:p>4,4224693825</text:p>
          </table:table-cell>
          <table:table-cell office:value-type="float" office:value="3.06013670373294">
            <text:p>3,0601367037</text:p>
          </table:table-cell>
          <table:table-cell office:value-type="float" office:value="2.24103072662651">
            <text:p>2,2410307266</text:p>
          </table:table-cell>
          <table:table-cell office:value-type="float" office:value="1.52628519487481">
            <text:p>1,5262851949</text:p>
          </table:table-cell>
          <table:table-cell office:value-type="float" office:value="1.10424071896472">
            <text:p>1,104240719</text:p>
          </table:table-cell>
          <table:table-cell office:value-type="float" office:value="0.74215595859866">
            <text:p>0,7421559586</text:p>
          </table:table-cell>
          <table:table-cell office:value-type="float" office:value="0.531459854996828">
            <text:p>0,531459855</text:p>
          </table:table-cell>
          <table:table-cell office:value-type="float" office:value="0.353204994289955">
            <text:p>0,3532049943</text:p>
          </table:table-cell>
          <table:table-cell office:value-type="float" office:value="0.250726196998314">
            <text:p>0,250726197</text:p>
          </table:table-cell>
          <table:table-cell office:value-type="float" office:value="0.165036128835367">
            <text:p>0,1650361288</text:p>
          </table:table-cell>
          <table:table-cell office:value-type="float" office:value="0.116270542315588">
            <text:p>0,1162705423</text:p>
          </table:table-cell>
          <table:table-cell office:value-type="float" office:value="0.0758984715765173">
            <text:p>0,0758984716</text:p>
          </table:table-cell>
          <table:table-cell office:value-type="float" office:value="0.0531206655599581">
            <text:p>0,0531206656</text:p>
          </table:table-cell>
          <table:table-cell office:value-type="float" office:value="0.0344245257237941">
            <text:p>0,0344245257</text:p>
          </table:table-cell>
          <table:table-cell office:value-type="float" office:value="0.0239543815815662">
            <text:p>0,023954381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9.8878827660283">
            <text:p>99,887882766</text:p>
          </table:table-cell>
          <table:table-cell office:value-type="float" office:value="96.834023613084">
            <text:p>96,8340236131</text:p>
          </table:table-cell>
          <table:table-cell office:value-type="float" office:value="91.1076958921128">
            <text:p>91,1076958921</text:p>
          </table:table-cell>
          <table:table-cell office:value-type="float" office:value="84.0047948109437">
            <text:p>84,0047948109</text:p>
          </table:table-cell>
          <table:table-cell office:value-type="float" office:value="74.0510300232771">
            <text:p>74,0510300233</text:p>
          </table:table-cell>
          <table:table-cell office:value-type="float" office:value="65.022641803033">
            <text:p>65,022641803</text:p>
          </table:table-cell>
          <table:table-cell office:value-type="float" office:value="54.1913211127083">
            <text:p>54,1913211127</text:p>
          </table:table-cell>
          <table:table-cell office:value-type="float" office:value="45.6715516083018">
            <text:p>45,6715516083</text:p>
          </table:table-cell>
          <table:table-cell office:value-type="float" office:value="36.373163953198">
            <text:p>36,3731639532</text:p>
          </table:table-cell>
          <table:table-cell office:value-type="float" office:value="29.6521781843736">
            <text:p>29,6521781844</text:p>
          </table:table-cell>
          <table:table-cell office:value-type="float" office:value="22.7698089332608">
            <text:p>22,7698089333</text:p>
          </table:table-cell>
          <table:table-cell office:value-type="float" office:value="18.0695749416193">
            <text:p>18,0695749416</text:p>
          </table:table-cell>
          <table:table-cell office:value-type="float" office:value="13.4725476382057">
            <text:p>13,4725476382</text:p>
          </table:table-cell>
          <table:table-cell office:value-type="float" office:value="10.4589856474966">
            <text:p>10,4589856475</text:p>
          </table:table-cell>
          <table:table-cell office:value-type="float" office:value="7.61220509798133">
            <text:p>7,612205098</text:p>
          </table:table-cell>
          <table:table-cell office:value-type="float" office:value="5.80296637827776">
            <text:p>5,8029663783</text:p>
          </table:table-cell>
          <table:table-cell office:value-type="float" office:value="4.13974075039959">
            <text:p>4,1397407504</text:p>
          </table:table-cell>
          <table:table-cell office:value-type="float" office:value="3.10807914623297">
            <text:p>3,1080791462</text:p>
          </table:table-cell>
          <table:table-cell office:value-type="float" office:value="2.18023431548437">
            <text:p>2,1802343155</text:p>
          </table:table-cell>
          <table:table-cell office:value-type="float" office:value="1.61587037298165">
            <text:p>1,615870373</text:p>
          </table:table-cell>
          <table:table-cell office:value-type="float" office:value="1.11737072639864">
            <text:p>1,1173707264</text:p>
          </table:table-cell>
          <table:table-cell office:value-type="float" office:value="0.819001847564485">
            <text:p>0,8190018476</text:p>
          </table:table-cell>
          <table:table-cell office:value-type="float" office:value="0.559405869794155">
            <text:p>0,5594058698</text:p>
          </table:table-cell>
          <table:table-cell office:value-type="float" office:value="0.406109960041839">
            <text:p>0,40610996</text:p>
          </table:table-cell>
          <table:table-cell office:value-type="float" office:value="0.274436764722207">
            <text:p>0,2744367647</text:p>
          </table:table-cell>
          <table:table-cell office:value-type="float" office:value="0.197566882034688">
            <text:p>0,197566882</text:p>
          </table:table-cell>
          <table:table-cell office:value-type="float" office:value="0.132265521293282">
            <text:p>0,1322655213</text:p>
          </table:table-cell>
          <table:table-cell office:value-type="float" office:value="0.0945165944773439">
            <text:p>0,0945165945</text:p>
          </table:table-cell>
          <table:table-cell office:value-type="float" office:value="0.0627555854392347">
            <text:p>0,062755585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.9618489967735">
            <text:p>99,9618489968</text:p>
          </table:table-cell>
          <table:table-cell office:value-type="float" office:value="98.0308198084382">
            <text:p>98,0308198084</text:p>
          </table:table-cell>
          <table:table-cell office:value-type="float" office:value="94.9050420135871">
            <text:p>94,9050420136</text:p>
          </table:table-cell>
          <table:table-cell office:value-type="float" office:value="88.9311993614151">
            <text:p>88,9311993614</text:p>
          </table:table-cell>
          <table:table-cell office:value-type="float" office:value="82.4595298973268">
            <text:p>82,4595298973</text:p>
          </table:table-cell>
          <table:table-cell office:value-type="float" office:value="73.3547609203572">
            <text:p>73,3547609204</text:p>
          </table:table-cell>
          <table:table-cell office:value-type="float" office:value="65.2228119148859">
            <text:p>65,2228119149</text:p>
          </table:table-cell>
          <table:table-cell office:value-type="float" office:value="55.3170199351145">
            <text:p>55,3170199351</text:p>
          </table:table-cell>
          <table:table-cell office:value-type="float" office:value="47.4197513699656">
            <text:p>47,41975137</text:p>
          </table:table-cell>
          <table:table-cell office:value-type="float" office:value="38.611103416168">
            <text:p>38,6111034162</text:p>
          </table:table-cell>
          <table:table-cell office:value-type="float" office:value="32.096820871531">
            <text:p>32,0968208715</text:p>
          </table:table-cell>
          <table:table-cell office:value-type="float" office:value="25.258369714259">
            <text:p>25,2583697143</text:p>
          </table:table-cell>
          <table:table-cell office:value-type="float" office:value="20.4645979905435">
            <text:p>20,4645979905</text:p>
          </table:table-cell>
          <table:table-cell office:value-type="float" office:value="15.6523509892368">
            <text:p>15,6523509892</text:p>
          </table:table-cell>
          <table:table-cell office:value-type="float" office:value="12.4115506125733">
            <text:p>12,4115506126</text:p>
          </table:table-cell>
          <table:table-cell office:value-type="float" office:value="9.26859219016411">
            <text:p>9,2685921902</text:p>
          </table:table-cell>
          <table:table-cell office:value-type="float" office:value="7.21698448908121">
            <text:p>7,2169844891</text:p>
          </table:table-cell>
          <table:table-cell office:value-type="float" office:value="5.28130058477466">
            <text:p>5,2813005848</text:p>
          </table:table-cell>
          <table:table-cell office:value-type="float" office:value="4.04892328445264">
            <text:p>4,0489232845</text:p>
          </table:table-cell>
          <table:table-cell office:value-type="float" office:value="2.91203128774954">
            <text:p>2,9120312877</text:p>
          </table:table-cell>
          <table:table-cell office:value-type="float" office:value="2.20286741332832">
            <text:p>2,2028674133</text:p>
          </table:table-cell>
          <table:table-cell office:value-type="float" office:value="1.56079819318836">
            <text:p>1,5607981932</text:p>
          </table:table-cell>
          <table:table-cell office:value-type="float" office:value="1.16706568244353">
            <text:p>1,1670656824</text:p>
          </table:table-cell>
          <table:table-cell office:value-type="float" office:value="0.816200192572962">
            <text:p>0,8162001926</text:p>
          </table:table-cell>
          <table:table-cell office:value-type="float" office:value="0.604126596154706">
            <text:p>0,6041265962</text:p>
          </table:table-cell>
          <table:table-cell office:value-type="float" office:value="0.417700870892762">
            <text:p>0,4177008709</text:p>
          </table:table-cell>
          <table:table-cell office:value-type="float" office:value="0.306407215281453">
            <text:p>0,3064072153</text:p>
          </table:table-cell>
          <table:table-cell office:value-type="float" office:value="0.20972435558108">
            <text:p>0,2097243556</text:p>
          </table:table-cell>
          <table:table-cell office:value-type="float" office:value="0.152622929326364">
            <text:p>0,152622929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.9870180614021">
            <text:p>99,9870180614</text:p>
          </table:table-cell>
          <table:table-cell office:value-type="float" office:value="99.0609299704657">
            <text:p>99,0609299705</text:p>
          </table:table-cell>
          <table:table-cell office:value-type="float" office:value="96.7323766553293">
            <text:p>96,7323766553</text:p>
          </table:table-cell>
          <table:table-cell office:value-type="float" office:value="93.2605530487422">
            <text:p>93,2605530487</text:p>
          </table:table-cell>
          <table:table-cell office:value-type="float" office:value="87.4771120588364">
            <text:p>87,4771120588</text:p>
          </table:table-cell>
          <table:table-cell office:value-type="float" office:value="81.3723432323412">
            <text:p>81,3723432323</text:p>
          </table:table-cell>
          <table:table-cell office:value-type="float" office:value="72.9968351523278">
            <text:p>72,9968351523</text:p>
          </table:table-cell>
          <table:table-cell office:value-type="float" office:value="65.5048371605093">
            <text:p>65,5048371605</text:p>
          </table:table-cell>
          <table:table-cell office:value-type="float" office:value="56.3454913367203">
            <text:p>56,3454913367</text:p>
          </table:table-cell>
          <table:table-cell office:value-type="float" office:value="48.9429855440203">
            <text:p>48,942985544</text:p>
          </table:table-cell>
          <table:table-cell office:value-type="float" office:value="40.5675638253478">
            <text:p>40,5675638253</text:p>
          </table:table-cell>
          <table:table-cell office:value-type="float" office:value="34.2538979565291">
            <text:p>34,2538979565</text:p>
          </table:table-cell>
          <table:table-cell office:value-type="float" office:value="27.4999882530997">
            <text:p>27,4999882531</text:p>
          </table:table-cell>
          <table:table-cell office:value-type="float" office:value="22.6621685694101">
            <text:p>22,6621685694</text:p>
          </table:table-cell>
          <table:table-cell office:value-type="float" office:value="17.7033206124309">
            <text:p>17,7033206124</text:p>
          </table:table-cell>
          <table:table-cell office:value-type="float" office:value="14.2878053402271">
            <text:p>14,2878053402</text:p>
          </table:table-cell>
          <table:table-cell office:value-type="float" office:value="10.9028807851856">
            <text:p>10,9028807852</text:p>
          </table:table-cell>
          <table:table-cell office:value-type="float" office:value="8.64277057509355">
            <text:p>8,6427705751</text:p>
          </table:table-cell>
          <table:table-cell office:value-type="float" office:value="6.46332746447529">
            <text:p>6,4633274645</text:p>
          </table:table-cell>
          <table:table-cell office:value-type="float" office:value="5.04442525157657">
            <text:p>5,0444252516</text:p>
          </table:table-cell>
          <table:table-cell office:value-type="float" office:value="3.7068349366261">
            <text:p>3,7068349366</text:p>
          </table:table-cell>
          <table:table-cell office:value-type="float" office:value="2.85407728864014">
            <text:p>2,8540772886</text:p>
          </table:table-cell>
          <table:table-cell office:value-type="float" office:value="2.0654122174699">
            <text:p>2,0654122175</text:p>
          </table:table-cell>
          <table:table-cell office:value-type="float" office:value="1.57142387090088">
            <text:p>1,5714238709</text:p>
          </table:table-cell>
          <table:table-cell office:value-type="float" office:value="1.1219757781686">
            <text:p>1,1219757782</text:p>
          </table:table-cell>
          <table:table-cell office:value-type="float" office:value="0.844682894302006">
            <text:p>0,8446828943</text:p>
          </table:table-cell>
          <table:table-cell office:value-type="float" office:value="0.595940204957623">
            <text:p>0,595940205</text:p>
          </table:table-cell>
          <table:table-cell office:value-type="float" office:value="0.444468628609649">
            <text:p>0,4444686286</text:p>
          </table:table-cell>
          <table:table-cell office:value-type="float" office:value="0.31026574609362">
            <text:p>0,310265746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9.9955825347827">
            <text:p>99,9955825348</text:p>
          </table:table-cell>
          <table:table-cell office:value-type="float" office:value="99.4195240769699">
            <text:p>99,419524077</text:p>
          </table:table-cell>
          <table:table-cell office:value-type="float" office:value="98.1924244160647">
            <text:p>98,1924244161</text:p>
          </table:table-cell>
          <table:table-cell office:value-type="float" office:value="95.4487060926861">
            <text:p>95,4487060927</text:p>
          </table:table-cell>
          <table:table-cell office:value-type="float" office:value="91.9334929384145">
            <text:p>91,9334929384</text:p>
          </table:table-cell>
          <table:table-cell office:value-type="float" office:value="86.3080737252183">
            <text:p>86,3080737252</text:p>
          </table:table-cell>
          <table:table-cell office:value-type="float" office:value="80.5726440172359">
            <text:p>80,5726440172</text:p>
          </table:table-cell>
          <table:table-cell office:value-type="float" office:value="72.7715136318151">
            <text:p>72,7715136318</text:p>
          </table:table-cell>
          <table:table-cell office:value-type="float" office:value="65.8137867030058">
            <text:p>65,813786703</text:p>
          </table:table-cell>
          <table:table-cell office:value-type="float" office:value="57.261832889391">
            <text:p>57,2618328894</text:p>
          </table:table-cell>
          <table:table-cell office:value-type="float" office:value="50.2844966962264">
            <text:p>50,2844966962</text:p>
          </table:table-cell>
          <table:table-cell office:value-type="float" office:value="42.2931323686037">
            <text:p>42,2931323686</text:p>
          </table:table-cell>
          <table:table-cell office:value-type="float" office:value="36.1774798669082">
            <text:p>36,1774798669</text:p>
          </table:table-cell>
          <table:table-cell office:value-type="float" office:value="29.5317284432384">
            <text:p>29,5317284432</text:p>
          </table:table-cell>
          <table:table-cell office:value-type="float" office:value="24.6862289858152">
            <text:p>24,6862289858</text:p>
          </table:table-cell>
          <table:table-cell office:value-type="float" office:value="19.6317017171604">
            <text:p>19,6317017172</text:p>
          </table:table-cell>
          <table:table-cell office:value-type="float" office:value="16.0837578735852">
            <text:p>16,0837578736</text:p>
          </table:table-cell>
          <table:table-cell office:value-type="float" office:value="12.5023146248811">
            <text:p>12,5023146249</text:p>
          </table:table-cell>
          <table:table-cell office:value-type="float" office:value="10.0642534334311">
            <text:p>10,0642534334</text:p>
          </table:table-cell>
          <table:table-cell office:value-type="float" office:value="7.66876394743848">
            <text:p>7,6687639474</text:p>
          </table:table-cell>
          <table:table-cell office:value-type="float" office:value="6.07873072528347">
            <text:p>6,0787307253</text:p>
          </table:table-cell>
          <table:table-cell office:value-type="float" office:value="4.55145186691505">
            <text:p>4,5514518669</text:p>
          </table:table-cell>
          <table:table-cell office:value-type="float" office:value="3.55897659777105">
            <text:p>3,5589765978</text:p>
          </table:table-cell>
          <table:table-cell office:value-type="float" office:value="2.62388665551722">
            <text:p>2,6238866555</text:p>
          </table:table-cell>
          <table:table-cell office:value-type="float" office:value="2.02711138126704">
            <text:p>2,0271113813</text:p>
          </table:table-cell>
          <table:table-cell office:value-type="float" office:value="1.47412302887397">
            <text:p>1,4741230289</text:p>
          </table:table-cell>
          <table:table-cell office:value-type="float" office:value="1.12665835180679">
            <text:p>1,1266583518</text:p>
          </table:table-cell>
          <table:table-cell office:value-type="float" office:value="0.809328489909605">
            <text:p>0,8093284899</text:p>
          </table:table-cell>
          <table:table-cell office:value-type="float" office:value="0.612624407180927">
            <text:p>0,612624407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9.9984968347524">
            <text:p>99,9984968348</text:p>
          </table:table-cell>
          <table:table-cell office:value-type="float" office:value="99.7237759363589">
            <text:p>99,7237759364</text:p>
          </table:table-cell>
          <table:table-cell office:value-type="float" office:value="98.8485326785336">
            <text:p>98,8485326785</text:p>
          </table:table-cell>
          <table:table-cell office:value-type="float" office:value="97.3186587953074">
            <text:p>97,3186587953</text:p>
          </table:table-cell>
          <table:table-cell office:value-type="float" office:value="94.380048994704">
            <text:p>94,3800489947</text:p>
          </table:table-cell>
          <table:table-cell office:value-type="float" office:value="90.8450816402025">
            <text:p>90,8450816402</text:p>
          </table:table-cell>
          <table:table-cell office:value-type="float" office:value="85.4136473846175">
            <text:p>85,4136473846</text:p>
          </table:table-cell>
          <table:table-cell office:value-type="float" office:value="79.9821198571691">
            <text:p>79,9821198572</text:p>
          </table:table-cell>
          <table:table-cell office:value-type="float" office:value="72.6643333108606">
            <text:p>72,6643333109</text:p>
          </table:table-cell>
          <table:table-cell office:value-type="float" office:value="66.1437005634533">
            <text:p>66,1437005635</text:p>
          </table:table-cell>
          <table:table-cell office:value-type="float" office:value="58.1020803298937">
            <text:p>58,1020803299</text:p>
          </table:table-cell>
          <table:table-cell office:value-type="float" office:value="51.4886488365909">
            <text:p>51,4886488366</text:p>
          </table:table-cell>
          <table:table-cell office:value-type="float" office:value="43.8406448101362">
            <text:p>43,8406448101</text:p>
          </table:table-cell>
          <table:table-cell office:value-type="float" office:value="37.9138411221262">
            <text:p>37,9138411221</text:p>
          </table:table-cell>
          <table:table-cell office:value-type="float" office:value="31.3891281969997">
            <text:p>31,389128197</text:p>
          </table:table-cell>
          <table:table-cell office:value-type="float" office:value="26.5601211257619">
            <text:p>26,5601211258</text:p>
          </table:table-cell>
          <table:table-cell office:value-type="float" office:value="21.4476604242711">
            <text:p>21,4476604243</text:p>
          </table:table-cell>
          <table:table-cell office:value-type="float" office:value="17.8003787190999">
            <text:p>17,8003787191</text:p>
          </table:table-cell>
          <table:table-cell office:value-type="float" office:value="14.0601018638618">
            <text:p>14,0601018639</text:p>
          </table:table-cell>
          <table:table-cell office:value-type="float" office:value="11.470798310214">
            <text:p>11,4707983102</text:p>
          </table:table-cell>
          <table:table-cell office:value-type="float" office:value="8.88501627239543">
            <text:p>8,8850162724</text:p>
          </table:table-cell>
          <table:table-cell office:value-type="float" office:value="7.13930026644674">
            <text:p>7,1393002664</text:p>
          </table:table-cell>
          <table:table-cell office:value-type="float" office:value="5.43471587531919">
            <text:p>5,4347158753</text:p>
          </table:table-cell>
          <table:table-cell office:value-type="float" office:value="4.30813464160375">
            <text:p>4,3081346416</text:p>
          </table:table-cell>
          <table:table-cell office:value-type="float" office:value="3.22913989616274">
            <text:p>3,2291398962</text:p>
          </table:table-cell>
          <table:table-cell office:value-type="float" office:value="2.52892882140691">
            <text:p>2,5289288214</text:p>
          </table:table-cell>
          <table:table-cell office:value-type="float" office:value="1.8694590399407">
            <text:p>1,8694590399</text:p>
          </table:table-cell>
          <table:table-cell office:value-type="float" office:value="1.44823500263895">
            <text:p>1,4482350026</text:p>
          </table:table-cell>
          <table:table-cell office:value-type="float" office:value="1.05732354487469">
            <text:p>1,057323544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9.9994885062699">
            <text:p>99,9994885063</text:p>
          </table:table-cell>
          <table:table-cell office:value-type="float" office:value="99.8296672467393">
            <text:p>99,8296672467</text:p>
          </table:table-cell>
          <table:table-cell office:value-type="float" office:value="99.3782235467464">
            <text:p>99,3782235467</text:p>
          </table:table-cell>
          <table:table-cell office:value-type="float" office:value="98.2185009680541">
            <text:p>98,2185009681</text:p>
          </table:table-cell>
          <table:table-cell office:value-type="float" office:value="96.508588040064">
            <text:p>96,5085880401</text:p>
          </table:table-cell>
          <table:table-cell office:value-type="float" office:value="93.445041595643">
            <text:p>93,4450415956</text:p>
          </table:table-cell>
          <table:table-cell office:value-type="float" office:value="89.9445849713947">
            <text:p>89,9445849714</text:p>
          </table:table-cell>
          <table:table-cell office:value-type="float" office:value="84.6998967393292">
            <text:p>84,6998967393</text:p>
          </table:table-cell>
          <table:table-cell office:value-type="float" office:value="79.539548645028">
            <text:p>79,539548645</text:p>
          </table:table-cell>
          <table:table-cell office:value-type="float" office:value="72.6311658532257">
            <text:p>72,6311658532</text:p>
          </table:table-cell>
          <table:table-cell office:value-type="float" office:value="66.4824752751058">
            <text:p>66,4824752751</text:p>
          </table:table-cell>
          <table:table-cell office:value-type="float" office:value="58.8767331784655">
            <text:p>58,8767331785</text:p>
          </table:table-cell>
          <table:table-cell office:value-type="float" office:value="52.5816592534222">
            <text:p>52,5816592534</text:p>
          </table:table-cell>
          <table:table-cell office:value-type="float" office:value="45.2425880521346">
            <text:p>45,2425880521</text:p>
          </table:table-cell>
          <table:table-cell office:value-type="float" office:value="39.4952681783682">
            <text:p>39,4952681784</text:p>
          </table:table-cell>
          <table:table-cell office:value-type="float" office:value="33.0980214248425">
            <text:p>33,0980214248</text:p>
          </table:table-cell>
          <table:table-cell office:value-type="float" office:value="28.3025142048939">
            <text:p>28,3025142049</text:p>
          </table:table-cell>
          <table:table-cell office:value-type="float" office:value="23.1604795598214">
            <text:p>23,1604795598</text:p>
          </table:table-cell>
          <table:table-cell office:value-type="float" office:value="19.4402303817861">
            <text:p>19,4402303818</text:p>
          </table:table-cell>
          <table:table-cell office:value-type="float" office:value="15.5724215374035">
            <text:p>15,5724215374</text:p>
          </table:table-cell>
          <table:table-cell office:value-type="float" office:value="12.8551482241963">
            <text:p>12,8551482242</text:p>
          </table:table-cell>
          <table:table-cell office:value-type="float" office:value="10.1025757108478">
            <text:p>10,1025757108</text:p>
          </table:table-cell>
          <table:table-cell office:value-type="float" office:value="8.21614752103253">
            <text:p>8,216147521</text:p>
          </table:table-cell>
          <table:table-cell office:value-type="float" office:value="6.34720024384133">
            <text:p>6,3472002438</text:p>
          </table:table-cell>
          <table:table-cell office:value-type="float" office:value="5.09322071468543">
            <text:p>5,0932207147</text:p>
          </table:table-cell>
          <table:table-cell office:value-type="float" office:value="3.87452711731875">
            <text:p>3,8745271173</text:p>
          </table:table-cell>
          <table:table-cell office:value-type="float" office:value="3.07170637454923">
            <text:p>3,0717063745</text:p>
          </table:table-cell>
          <table:table-cell office:value-type="float" office:value="2.30449630103919">
            <text:p>2,304496301</text:p>
          </table:table-cell>
          <table:table-cell office:value-type="float" office:value="1.80713651500439">
            <text:p>1,80713651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9.9998259500502">
            <text:p>99,9998259501</text:p>
          </table:table-cell>
          <table:table-cell office:value-type="float" office:value="99.9190142419094">
            <text:p>99,9190142419</text:p>
          </table:table-cell>
          <table:table-cell office:value-type="float" office:value="99.6058603421483">
            <text:p>99,6058603421</text:p>
          </table:table-cell>
          <table:table-cell office:value-type="float" office:value="98.9766514402003">
            <text:p>98,9766514402</text:p>
          </table:table-cell>
          <table:table-cell office:value-type="float" office:value="97.6111180400398">
            <text:p>97,61111804</text:p>
          </table:table-cell>
          <table:table-cell office:value-type="float" office:value="95.7689051911326">
            <text:p>95,7689051911</text:p>
          </table:table-cell>
          <table:table-cell office:value-type="float" office:value="92.6436705943858">
            <text:p>92,6436705944</text:p>
          </table:table-cell>
          <table:table-cell office:value-type="float" office:value="89.1945434719322">
            <text:p>89,1945434719</text:p>
          </table:table-cell>
          <table:table-cell office:value-type="float" office:value="84.1310438125477">
            <text:p>84,1310438125</text:p>
          </table:table-cell>
          <table:table-cell office:value-type="float" office:value="79.2087076810582">
            <text:p>79,2087076811</text:p>
          </table:table-cell>
          <table:table-cell office:value-type="float" office:value="72.6544397391388">
            <text:p>72,6544397391</text:p>
          </table:table-cell>
          <table:table-cell office:value-type="float" office:value="66.8255638174902">
            <text:p>66,8255638175</text:p>
          </table:table-cell>
          <table:table-cell office:value-type="float" office:value="59.5982443567573">
            <text:p>59,5982443568</text:p>
          </table:table-cell>
          <table:table-cell office:value-type="float" office:value="53.5841795648237">
            <text:p>53,5841795648</text:p>
          </table:table-cell>
          <table:table-cell office:value-type="float" office:value="46.5248958646253">
            <text:p>46,5248958646</text:p>
          </table:table-cell>
          <table:table-cell office:value-type="float" office:value="40.9471064451091">
            <text:p>40,9471064451</text:p>
          </table:table-cell>
          <table:table-cell office:value-type="float" office:value="34.679695274466">
            <text:p>34,6796952745</text:p>
          </table:table-cell>
          <table:table-cell office:value-type="float" office:value="29.9293806328826">
            <text:p>29,9293806329</text:p>
          </table:table-cell>
          <table:table-cell office:value-type="float" office:value="24.7792005162276">
            <text:p>24,7792005162</text:p>
          </table:table-cell>
          <table:table-cell office:value-type="float" office:value="21.0069981625014">
            <text:p>21,0069981625</text:p>
          </table:table-cell>
          <table:table-cell office:value-type="float" office:value="17.0376664282096">
            <text:p>17,0376664282</text:p>
          </table:table-cell>
          <table:table-cell office:value-type="float" office:value="14.2125674908915">
            <text:p>14,2125674909</text:p>
          </table:table-cell>
          <table:table-cell office:value-type="float" office:value="11.3143852591179">
            <text:p>11,3143852591</text:p>
          </table:table-cell>
          <table:table-cell office:value-type="float" office:value="9.3014001460572">
            <text:p>9,3014001461</text:p>
          </table:table-cell>
          <table:table-cell office:value-type="float" office:value="7.28104507449724">
            <text:p>7,2810450745</text:p>
          </table:table-cell>
          <table:table-cell office:value-type="float" office:value="5.90699058344261">
            <text:p>5,9069905834</text:p>
          </table:table-cell>
          <table:table-cell office:value-type="float" office:value="4.5539647485187">
            <text:p>4,5539647485</text:p>
          </table:table-cell>
          <table:table-cell office:value-type="float" office:value="3.65048389417448">
            <text:p>3,6504838942</text:p>
          </table:table-cell>
          <table:table-cell office:value-type="float" office:value="2.7756441653578">
            <text:p>2,775644165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9.9999407746699">
            <text:p>99,9999407747</text:p>
          </table:table-cell>
          <table:table-cell office:value-type="float" office:value="99.9501078371802">
            <text:p>99,9501078372</text:p>
          </table:table-cell>
          <table:table-cell office:value-type="float" office:value="99.7908736616859">
            <text:p>99,7908736617</text:p>
          </table:table-cell>
          <table:table-cell office:value-type="float" office:value="99.3279067264819">
            <text:p>99,3279067265</text:p>
          </table:table-cell>
          <table:table-cell office:value-type="float" office:value="98.5571887324821">
            <text:p>98,5571887325</text:p>
          </table:table-cell>
          <table:table-cell office:value-type="float" office:value="97.0303175504327">
            <text:p>97,0303175504</text:p>
          </table:table-cell>
          <table:table-cell office:value-type="float" office:value="95.1011854039151">
            <text:p>95,1011854039</text:p>
          </table:table-cell>
          <table:table-cell office:value-type="float" office:value="91.9499108442214">
            <text:p>91,9499108442</text:p>
          </table:table-cell>
          <table:table-cell office:value-type="float" office:value="88.565052982249">
            <text:p>88,5650529822</text:p>
          </table:table-cell>
          <table:table-cell office:value-type="float" office:value="83.6724922904386">
            <text:p>83,6724922904</text:p>
          </table:table-cell>
          <table:table-cell office:value-type="float" office:value="78.9627790798364">
            <text:p>78,9627790798</text:p>
          </table:table-cell>
          <table:table-cell office:value-type="float" office:value="72.7184687319018">
            <text:p>72,7184687319</text:p>
          </table:table-cell>
          <table:table-cell office:value-type="float" office:value="67.1691426787204">
            <text:p>67,1691426787</text:p>
          </table:table-cell>
          <table:table-cell office:value-type="float" office:value="60.2744699677592">
            <text:p>60,2744699678</text:p>
          </table:table-cell>
          <table:table-cell office:value-type="float" office:value="54.51116901891">
            <text:p>54,5111690189</text:p>
          </table:table-cell>
          <table:table-cell office:value-type="float" office:value="47.7067541217692">
            <text:p>47,7067541218</text:p>
          </table:table-cell>
          <table:table-cell office:value-type="float" office:value="42.288888015556">
            <text:p>42,2888880156</text:p>
          </table:table-cell>
          <table:table-cell office:value-type="float" office:value="36.1511438750176">
            <text:p>36,151143875</text:p>
          </table:table-cell>
          <table:table-cell office:value-type="float" office:value="31.4540925046266">
            <text:p>31,4540925046</text:p>
          </table:table-cell>
          <table:table-cell office:value-type="float" office:value="26.3120572716389">
            <text:p>26,3120572716</text:p>
          </table:table-cell>
          <table:table-cell office:value-type="float" office:value="22.5047661716447">
            <text:p>22,5047661716</text:p>
          </table:table-cell>
          <table:table-cell office:value-type="float" office:value="18.4555751416243">
            <text:p>18,4555751416</text:p>
          </table:table-cell>
          <table:table-cell office:value-type="float" office:value="15.5400621868724">
            <text:p>15,5400621869</text:p>
          </table:table-cell>
          <table:table-cell office:value-type="float" office:value="12.5152202450604">
            <text:p>12,5152202451</text:p>
          </table:table-cell>
          <table:table-cell office:value-type="float" office:value="10.3888647926088">
            <text:p>10,3888647926</text:p>
          </table:table-cell>
          <table:table-cell office:value-type="float" office:value="8.22972535874963">
            <text:p>8,2297253587</text:p>
          </table:table-cell>
          <table:table-cell office:value-type="float" office:value="6.74319748792535">
            <text:p>6,7431974879</text:p>
          </table:table-cell>
          <table:table-cell office:value-type="float" office:value="5.26196467721616">
            <text:p>5,2619646772</text:p>
          </table:table-cell>
          <table:table-cell office:value-type="float" office:value="4.26060825095535">
            <text:p>4,26060825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9.9999798469363">
            <text:p>99,9999798469</text:p>
          </table:table-cell>
          <table:table-cell office:value-type="float" office:value="99.9762863635554">
            <text:p>99,9762863636</text:p>
          </table:table-cell>
          <table:table-cell office:value-type="float" office:value="99.867927674757">
            <text:p>99,8679276748</text:p>
          </table:table-cell>
          <table:table-cell office:value-type="float" office:value="99.6215690262079">
            <text:p>99,6215690262</text:p>
          </table:table-cell>
          <table:table-cell office:value-type="float" office:value="99.0263334598743">
            <text:p>99,0263334599</text:p>
          </table:table-cell>
          <table:table-cell office:value-type="float" office:value="98.1370130627673">
            <text:p>98,1370130628</text:p>
          </table:table-cell>
          <table:table-cell office:value-type="float" office:value="96.488762014589">
            <text:p>96,4887620146</text:p>
          </table:table-cell>
          <table:table-cell office:value-type="float" office:value="94.5013823610681">
            <text:p>94,5013823611</text:p>
          </table:table-cell>
          <table:table-cell office:value-type="float" office:value="91.3492623598213">
            <text:p>91,3492623598</text:p>
          </table:table-cell>
          <table:table-cell office:value-type="float" office:value="88.0339709792369">
            <text:p>88,0339709792</text:p>
          </table:table-cell>
          <table:table-cell office:value-type="float" office:value="83.3020956785956">
            <text:p>83,3020956786</text:p>
          </table:table-cell>
          <table:table-cell office:value-type="float" office:value="78.7831983014709">
            <text:p>78,7831983015</text:p>
          </table:table-cell>
          <table:table-cell office:value-type="float" office:value="72.8133981843827">
            <text:p>72,8133981844</text:p>
          </table:table-cell>
          <table:table-cell office:value-type="float" office:value="67.5110703620581">
            <text:p>67,5110703621</text:p>
          </table:table-cell>
          <table:table-cell office:value-type="float" office:value="60.9119727277145">
            <text:p>60,9119727277</text:p>
          </table:table-cell>
          <table:table-cell office:value-type="float" office:value="55.374269909638">
            <text:p>55,3742699096</text:p>
          </table:table-cell>
          <table:table-cell office:value-type="float" office:value="48.8032719835962">
            <text:p>48,8032719836</text:p>
          </table:table-cell>
          <table:table-cell office:value-type="float" office:value="43.53617124322">
            <text:p>43,5361712432</text:p>
          </table:table-cell>
          <table:table-cell office:value-type="float" office:value="37.5263340875363">
            <text:p>37,5263340875</text:p>
          </table:table-cell>
          <table:table-cell office:value-type="float" office:value="32.8880004169466">
            <text:p>32,8880004169</text:p>
          </table:table-cell>
          <table:table-cell office:value-type="float" office:value="27.7665352589257">
            <text:p>27,7665352589</text:p>
          </table:table-cell>
          <table:table-cell office:value-type="float" office:value="23.9377387758382">
            <text:p>23,9377387758</text:p>
          </table:table-cell>
          <table:table-cell office:value-type="float" office:value="19.8267772707779">
            <text:p>19,8267772708</text:p>
          </table:table-cell>
          <table:table-cell office:value-type="float" office:value="16.8358864151719">
            <text:p>16,8358864152</text:p>
          </table:table-cell>
          <table:table-cell office:value-type="float" office:value="13.7012607917801">
            <text:p>13,7012607918</text:p>
          </table:table-cell>
          <table:table-cell office:value-type="float" office:value="11.4736935816204">
            <text:p>11,4736935816</text:p>
          </table:table-cell>
          <table:table-cell office:value-type="float" office:value="9.18785061764659">
            <text:p>9,1878506176</text:p>
          </table:table-cell>
          <table:table-cell office:value-type="float" office:value="7.59649099165419">
            <text:p>7,5964909917</text:p>
          </table:table-cell>
          <table:table-cell office:value-type="float" office:value="5.99363021262848">
            <text:p>5,993630212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.9999931423602">
            <text:p>99,9999931424</text:p>
          </table:table-cell>
          <table:table-cell office:value-type="float" office:value="99.9853964390349">
            <text:p>99,985396439</text:p>
          </table:table-cell>
          <table:table-cell office:value-type="float" office:value="99.9308515248199">
            <text:p>99,9308515248</text:p>
          </table:table-cell>
          <table:table-cell office:value-type="float" office:value="99.7535934504048">
            <text:p>99,7535934504</text:p>
          </table:table-cell>
          <table:table-cell office:value-type="float" office:value="99.4251134259973">
            <text:p>99,425113426</text:p>
          </table:table-cell>
          <table:table-cell office:value-type="float" office:value="98.7126561423143">
            <text:p>98,7126561423</text:p>
          </table:table-cell>
          <table:table-cell office:value-type="float" office:value="97.727561175659">
            <text:p>97,7275611757</text:p>
          </table:table-cell>
          <table:table-cell office:value-type="float" office:value="95.9873689611605">
            <text:p>95,9873689612</text:p>
          </table:table-cell>
          <table:table-cell office:value-type="float" office:value="93.9636389759542">
            <text:p>93,963638976</text:p>
          </table:table-cell>
          <table:table-cell office:value-type="float" office:value="90.8270756532915">
            <text:p>90,8270756533</text:p>
          </table:table-cell>
          <table:table-cell office:value-type="float" office:value="87.5838396700004">
            <text:p>87,58383967</text:p>
          </table:table-cell>
          <table:table-cell office:value-type="float" office:value="83.0023838502961">
            <text:p>83,0023838503</text:p>
          </table:table-cell>
          <table:table-cell office:value-type="float" office:value="78.6561248721104">
            <text:p>78,6561248721</text:p>
          </table:table-cell>
          <table:table-cell office:value-type="float" office:value="72.9317246866552">
            <text:p>72,9317246867</text:p>
          </table:table-cell>
          <table:table-cell office:value-type="float" office:value="67.8498604827357">
            <text:p>67,8498604827</text:p>
          </table:table-cell>
          <table:table-cell office:value-type="float" office:value="61.5157807051853">
            <text:p>61,5157807052</text:p>
          </table:table-cell>
          <table:table-cell office:value-type="float" office:value="56.1825534676647">
            <text:p>56,1825534677</text:p>
          </table:table-cell>
          <table:table-cell office:value-type="float" office:value="49.8263633877084">
            <text:p>49,8263633877</text:p>
          </table:table-cell>
          <table:table-cell office:value-type="float" office:value="44.70146387418">
            <text:p>44,7014638742</text:p>
          </table:table-cell>
          <table:table-cell office:value-type="float" office:value="38.8167925393535">
            <text:p>38,8167925394</text:p>
          </table:table-cell>
          <table:table-cell office:value-type="float" office:value="34.24075909536">
            <text:p>34,2407590954</text:p>
          </table:table-cell>
          <table:table-cell office:value-type="float" office:value="29.1493553815563">
            <text:p>29,1493553816</text:p>
          </table:table-cell>
          <table:table-cell office:value-type="float" office:value="25.3100400211469">
            <text:p>25,3100400211</text:p>
          </table:table-cell>
          <table:table-cell office:value-type="float" office:value="21.1524535190601">
            <text:p>21,1524535191</text:p>
          </table:table-cell>
          <table:table-cell office:value-type="float" office:value="18.0991747034868">
            <text:p>18,0991747035</text:p>
          </table:table-cell>
          <table:table-cell office:value-type="float" office:value="14.8697540880372">
            <text:p>14,869754088</text:p>
          </table:table-cell>
          <table:table-cell office:value-type="float" office:value="12.5521094546962">
            <text:p>12,5521094547</text:p>
          </table:table-cell>
          <table:table-cell office:value-type="float" office:value="10.1509821139107">
            <text:p>10,1509821139</text:p>
          </table:table-cell>
          <table:table-cell office:value-type="float" office:value="8.46230942312302">
            <text:p>8,462309423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.9999976664976">
            <text:p>99,9999976665</text:p>
          </table:table-cell>
          <table:table-cell office:value-type="float" office:value="99.9930598729155">
            <text:p>99,9930598729</text:p>
          </table:table-cell>
          <table:table-cell office:value-type="float" office:value="99.9564556093841">
            <text:p>99,9564556094</text:p>
          </table:table-cell>
          <table:table-cell office:value-type="float" office:value="99.8634858408763">
            <text:p>99,8634858409</text:p>
          </table:table-cell>
          <table:table-cell office:value-type="float" office:value="99.6162162848947">
            <text:p>99,6162162849</text:p>
          </table:table-cell>
          <table:table-cell office:value-type="float" office:value="99.2111818355462">
            <text:p>99,2111818355</text:p>
          </table:table-cell>
          <table:table-cell office:value-type="float" office:value="98.3978322831942">
            <text:p>98,3978322832</text:p>
          </table:table-cell>
          <table:table-cell office:value-type="float" office:value="97.3350852116517">
            <text:p>97,3350852117</text:p>
          </table:table-cell>
          <table:table-cell office:value-type="float" office:value="95.5262766878363">
            <text:p>95,5262766878</text:p>
          </table:table-cell>
          <table:table-cell office:value-type="float" office:value="93.481834054225">
            <text:p>93,4818340542</text:p>
          </table:table-cell>
          <table:table-cell office:value-type="float" office:value="90.3720038358277">
            <text:p>90,3720038358</text:p>
          </table:table-cell>
          <table:table-cell office:value-type="float" office:value="87.2010907832983">
            <text:p>87,2010907833</text:p>
          </table:table-cell>
          <table:table-cell office:value-type="float" office:value="82.7603904562931">
            <text:p>82,7603904563</text:p>
          </table:table-cell>
          <table:table-cell office:value-type="float" office:value="78.5712422168846">
            <text:p>78,5712422169</text:p>
          </table:table-cell>
          <table:table-cell office:value-type="float" office:value="73.0680297750893">
            <text:p>73,0680297751</text:p>
          </table:table-cell>
          <table:table-cell office:value-type="float" office:value="68.1845858759833">
            <text:p>68,184585876</text:p>
          </table:table-cell>
          <table:table-cell office:value-type="float" office:value="62.0899888418118">
            <text:p>62,0899888418</text:p>
          </table:table-cell>
          <table:table-cell office:value-type="float" office:value="56.9432728734555">
            <text:p>56,9432728735</text:p>
          </table:table-cell>
          <table:table-cell office:value-type="float" office:value="50.7856369093734">
            <text:p>50,7856369094</text:p>
          </table:table-cell>
          <table:table-cell office:value-type="float" office:value="45.7949822181486">
            <text:p>45,7949822181</text:p>
          </table:table-cell>
          <table:table-cell office:value-type="float" office:value="40.0321506818926">
            <text:p>40,0321506819</text:p>
          </table:table-cell>
          <table:table-cell office:value-type="float" office:value="35.5206373872771">
            <text:p>35,5206373873</text:p>
          </table:table-cell>
          <table:table-cell office:value-type="float" office:value="30.4665381510973">
            <text:p>30,4665381511</text:p>
          </table:table-cell>
          <table:table-cell office:value-type="float" office:value="26.6256170446195">
            <text:p>26,6256170446</text:p>
          </table:table-cell>
          <table:table-cell office:value-type="float" office:value="22.4341203313062">
            <text:p>22,4341203313</text:p>
          </table:table-cell>
          <table:table-cell office:value-type="float" office:value="19.3296850961858">
            <text:p>19,3296850962</text:p>
          </table:table-cell>
          <table:table-cell office:value-type="float" office:value="16.018762324651">
            <text:p>16,0187623247</text:p>
          </table:table-cell>
          <table:table-cell office:value-type="float" office:value="13.6211888786268">
            <text:p>13,6211888786</text:p>
          </table:table-cell>
          <table:table-cell office:value-type="float" office:value="11.1154766141193">
            <text:p>11,115476614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9.999999205961">
            <text:p>99,999999206</text:p>
          </table:table-cell>
          <table:table-cell office:value-type="float" office:value="99.9957266983063">
            <text:p>99,9957266983</text:p>
          </table:table-cell>
          <table:table-cell office:value-type="float" office:value="99.9774388184639">
            <text:p>99,9774388185</text:p>
          </table:table-cell>
          <table:table-cell office:value-type="float" office:value="99.91170021269">
            <text:p>99,9117002127</text:p>
          </table:table-cell>
          <table:table-cell office:value-type="float" office:value="99.7775839454774">
            <text:p>99,7775839455</text:p>
          </table:table-cell>
          <table:table-cell office:value-type="float" office:value="99.4616830064685">
            <text:p>99,4616830065</text:p>
          </table:table-cell>
          <table:table-cell office:value-type="float" office:value="98.9876305362223">
            <text:p>98,9876305362</text:p>
          </table:table-cell>
          <table:table-cell office:value-type="float" office:value="98.0879974751484">
            <text:p>98,0879974751</text:p>
          </table:table-cell>
          <table:table-cell office:value-type="float" office:value="96.9628907417182">
            <text:p>96,9628907417</text:p>
          </table:table-cell>
          <table:table-cell office:value-type="float" office:value="95.1035260090481">
            <text:p>95,103526009</text:p>
          </table:table-cell>
          <table:table-cell office:value-type="float" office:value="93.0500332058125">
            <text:p>93,0500332058</text:p>
          </table:table-cell>
          <table:table-cell office:value-type="float" office:value="89.9743975618465">
            <text:p>89,9743975618</text:p>
          </table:table-cell>
          <table:table-cell office:value-type="float" office:value="86.8749135910547">
            <text:p>86,8749135911</text:p>
          </table:table-cell>
          <table:table-cell office:value-type="float" office:value="82.5659802079808">
            <text:p>82,565980208</text:p>
          </table:table-cell>
          <table:table-cell office:value-type="float" office:value="78.5206335268335">
            <text:p>78,5206335268</text:p>
          </table:table-cell>
          <table:table-cell office:value-type="float" office:value="73.218198257217">
            <text:p>73,2181982572</text:p>
          </table:table-cell>
          <table:table-cell office:value-type="float" office:value="68.5146468304628">
            <text:p>68,5146468305</text:p>
          </table:table-cell>
          <table:table-cell office:value-type="float" office:value="62.6379283097176">
            <text:p>62,6379283097</text:p>
          </table:table-cell>
          <table:table-cell office:value-type="float" office:value="57.6623000419739">
            <text:p>57,662300042</text:p>
          </table:table-cell>
          <table:table-cell office:value-type="float" office:value="51.688929245433">
            <text:p>51,6889292454</text:p>
          </table:table-cell>
          <table:table-cell office:value-type="float" office:value="46.8251636618872">
            <text:p>46,8251636619</text:p>
          </table:table-cell>
          <table:table-cell office:value-type="float" office:value="41.1805214046764">
            <text:p>41,1805214047</text:p>
          </table:table-cell>
          <table:table-cell office:value-type="float" office:value="36.7347541472664">
            <text:p>36,7347541473</text:p>
          </table:table-cell>
          <table:table-cell office:value-type="float" office:value="31.7234657571877">
            <text:p>31,7234657572</text:p>
          </table:table-cell>
          <table:table-cell office:value-type="float" office:value="27.8881877622857">
            <text:p>27,8881877623</text:p>
          </table:table-cell>
          <table:table-cell office:value-type="float" office:value="23.6734818381684">
            <text:p>23,6734818382</text:p>
          </table:table-cell>
          <table:table-cell office:value-type="float" office:value="20.5276130952393">
            <text:p>20,5276130952</text:p>
          </table:table-cell>
          <table:table-cell office:value-type="float" office:value="17.1469695538988">
            <text:p>17,1469695539</text:p>
          </table:table-cell>
          <table:table-cell office:value-type="float" office:value="14.6786882645243">
            <text:p>14,678688264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9.9999997298062">
            <text:p>99,9999997298</text:p>
          </table:table-cell>
          <table:table-cell office:value-type="float" office:value="99.9979692821048">
            <text:p>99,9979692821</text:p>
          </table:table-cell>
          <table:table-cell office:value-type="float" office:value="99.9858253780564">
            <text:p>99,9858253781</text:p>
          </table:table-cell>
          <table:table-cell office:value-type="float" office:value="99.951730229975">
            <text:p>99,95173023</text:p>
          </table:table-cell>
          <table:table-cell office:value-type="float" office:value="99.8528004946055">
            <text:p>99,8528004946</text:p>
          </table:table-cell>
          <table:table-cell office:value-type="float" office:value="99.6765960290814">
            <text:p>99,6765960291</text:p>
          </table:table-cell>
          <table:table-cell office:value-type="float" office:value="99.2957968368783">
            <text:p>99,2957968369</text:p>
          </table:table-cell>
          <table:table-cell office:value-type="float" office:value="98.7602089391242">
            <text:p>98,7602089391</text:p>
          </table:table-cell>
          <table:table-cell office:value-type="float" office:value="97.7874091732277">
            <text:p>97,7874091732</text:p>
          </table:table-cell>
          <table:table-cell office:value-type="float" office:value="96.6124336463551">
            <text:p>96,6124336464</text:p>
          </table:table-cell>
          <table:table-cell office:value-type="float" office:value="94.716721662392">
            <text:p>94,7167216624</text:p>
          </table:table-cell>
          <table:table-cell office:value-type="float" office:value="92.6628152611042">
            <text:p>92,6628152611</text:p>
          </table:table-cell>
          <table:table-cell office:value-type="float" office:value="89.6263330666617">
            <text:p>89,6263330667</text:p>
          </table:table-cell>
          <table:table-cell office:value-type="float" office:value="86.5966450018322">
            <text:p>86,5966450018</text:p>
          </table:table-cell>
          <table:table-cell office:value-type="float" office:value="82.411219730455">
            <text:p>82,4112197305</text:p>
          </table:table-cell>
          <table:table-cell office:value-type="float" office:value="78.4981495706944">
            <text:p>78,4981495707</text:p>
          </table:table-cell>
          <table:table-cell office:value-type="float" office:value="73.3790979019715">
            <text:p>73,379097902</text:p>
          </table:table-cell>
          <table:table-cell office:value-type="float" office:value="68.8396786163524">
            <text:p>68,8396786164</text:p>
          </table:table-cell>
          <table:table-cell office:value-type="float" office:value="63.1623646762082">
            <text:p>63,1623646762</text:p>
          </table:table-cell>
          <table:table-cell office:value-type="float" office:value="58.3444600253524">
            <text:p>58,3444600254</text:p>
          </table:table-cell>
          <table:table-cell office:value-type="float" office:value="52.5427174608247">
            <text:p>52,5427174608</text:p>
          </table:table-cell>
          <table:table-cell office:value-type="float" office:value="47.7990537359197">
            <text:p>47,7990537359</text:p>
          </table:table-cell>
          <table:table-cell office:value-type="float" office:value="42.2687974721116">
            <text:p>42,2687974721</text:p>
          </table:table-cell>
          <table:table-cell office:value-type="float" office:value="37.8892730390728">
            <text:p>37,8892730391</text:p>
          </table:table-cell>
          <table:table-cell office:value-type="float" office:value="32.9249508153474">
            <text:p>32,9249508153</text:p>
          </table:table-cell>
          <table:table-cell office:value-type="float" office:value="29.101220540647">
            <text:p>29,1012205406</text:p>
          </table:table-cell>
          <table:table-cell office:value-type="float" office:value="24.8723319475814">
            <text:p>24,8723319476</text:p>
          </table:table-cell>
          <table:table-cell office:value-type="float" office:value="21.6934580572294">
            <text:p>21,6934580572</text:p>
          </table:table-cell>
          <table:table-cell office:value-type="float" office:value="18.2535347390511">
            <text:p>18,253534739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9.999999908059">
            <text:p>99,9999999081</text:p>
          </table:table-cell>
          <table:table-cell office:value-type="float" office:value="99.9987496827637">
            <text:p>99,9987496828</text:p>
          </table:table-cell>
          <table:table-cell office:value-type="float" office:value="99.9927174436563">
            <text:p>99,9927174437</text:p>
          </table:table-cell>
          <table:table-cell office:value-type="float" office:value="99.9689422105404">
            <text:p>99,9689422105</text:p>
          </table:table-cell>
          <table:table-cell office:value-type="float" office:value="99.9160139555803">
            <text:p>99,9160139556</text:p>
          </table:table-cell>
          <table:table-cell office:value-type="float" office:value="99.7815372838982">
            <text:p>99,7815372839</text:p>
          </table:table-cell>
          <table:table-cell office:value-type="float" office:value="99.5640087491595">
            <text:p>99,5640087492</text:p>
          </table:table-cell>
          <table:table-cell office:value-type="float" office:value="99.1229632905759">
            <text:p>99,1229632906</text:p>
          </table:table-cell>
          <table:table-cell office:value-type="float" office:value="98.533110501869">
            <text:p>98,5331105019</text:p>
          </table:table-cell>
          <table:table-cell office:value-type="float" office:value="97.4985610766006">
            <text:p>97,4985610766</text:p>
          </table:table-cell>
          <table:table-cell office:value-type="float" office:value="96.2840250957122">
            <text:p>96,2840250957</text:p>
          </table:table-cell>
          <table:table-cell office:value-type="float" office:value="94.3631630947894">
            <text:p>94,3631630948</text:p>
          </table:table-cell>
          <table:table-cell office:value-type="float" office:value="92.3153127048612">
            <text:p>92,3153127049</text:p>
          </table:table-cell>
          <table:table-cell office:value-type="float" office:value="89.321180806861">
            <text:p>89,3211808069</text:p>
          </table:table-cell>
          <table:table-cell office:value-type="float" office:value="86.3592509118286">
            <text:p>86,3592509118</text:p>
          </table:table-cell>
          <table:table-cell office:value-type="float" office:value="82.2897772997962">
            <text:p>82,2897772998</text:p>
          </table:table-cell>
          <table:table-cell office:value-type="float" office:value="78.4989358543686">
            <text:p>78,4989358544</text:p>
          </table:table-cell>
          <table:table-cell office:value-type="float" office:value="73.5482983440157">
            <text:p>73,548298344</text:p>
          </table:table-cell>
          <table:table-cell office:value-type="float" office:value="69.1594724899578">
            <text:p>69,15947249</text:p>
          </table:table-cell>
          <table:table-cell office:value-type="float" office:value="63.6656160515876">
            <text:p>63,6656160516</text:p>
          </table:table-cell>
          <table:table-cell office:value-type="float" office:value="58.9937638828404">
            <text:p>58,9937638828</text:p>
          </table:table-cell>
          <table:table-cell office:value-type="float" office:value="53.352411506551">
            <text:p>53,3524115066</text:p>
          </table:table-cell>
          <table:table-cell office:value-type="float" office:value="48.7225916423516">
            <text:p>48,7225916424</text:p>
          </table:table-cell>
          <table:table-cell office:value-type="float" office:value="43.3028786074097">
            <text:p>43,3028786074</text:p>
          </table:table-cell>
          <table:table-cell office:value-type="float" office:value="38.9895587590812">
            <text:p>38,9895587591</text:p>
          </table:table-cell>
          <table:table-cell office:value-type="float" office:value="34.0753005319083">
            <text:p>34,0753005319</text:p>
          </table:table-cell>
          <table:table-cell office:value-type="float" office:value="30.2679309975622">
            <text:p>30,2679309976</text:p>
          </table:table-cell>
          <table:table-cell office:value-type="float" office:value="26.032488810117">
            <text:p>26,0324888101</text:p>
          </table:table-cell>
          <table:table-cell office:value-type="float" office:value="22.8279263595902">
            <text:p>22,827926359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9.9999999687145">
            <text:p>99,9999999687</text:p>
          </table:table-cell>
          <table:table-cell office:value-type="float" office:value="99.999405848345">
            <text:p>99,9994058483</text:p>
          </table:table-cell>
          <table:table-cell office:value-type="float" office:value="99.9954331361059">
            <text:p>99,9954331361</text:p>
          </table:table-cell>
          <table:table-cell office:value-type="float" office:value="99.9832117310053">
            <text:p>99,983211731</text:p>
          </table:table-cell>
          <table:table-cell office:value-type="float" office:value="99.9448085134123">
            <text:p>99,9448085134</text:p>
          </table:table-cell>
          <table:table-cell office:value-type="float" office:value="99.8709426834858">
            <text:p>99,8709426835</text:p>
          </table:table-cell>
          <table:table-cell office:value-type="float" office:value="99.7001065143928">
            <text:p>99,7001065144</text:p>
          </table:table-cell>
          <table:table-cell office:value-type="float" office:value="99.4429175071807">
            <text:p>99,4429175072</text:p>
          </table:table-cell>
          <table:table-cell office:value-type="float" office:value="98.9467233600028">
            <text:p>98,94672336</text:p>
          </table:table-cell>
          <table:table-cell office:value-type="float" office:value="98.3093196581263">
            <text:p>98,3093196581</text:p>
          </table:table-cell>
          <table:table-cell office:value-type="float" office:value="97.2229057694642">
            <text:p>97,2229057695</text:p>
          </table:table-cell>
          <table:table-cell office:value-type="float" office:value="95.9772927026622">
            <text:p>95,9772927027</text:p>
          </table:table-cell>
          <table:table-cell office:value-type="float" office:value="94.040165154437">
            <text:p>94,0401651544</text:p>
          </table:table-cell>
          <table:table-cell office:value-type="float" office:value="92.0032182050225">
            <text:p>92,003218205</text:p>
          </table:table-cell>
          <table:table-cell office:value-type="float" office:value="89.0533957394318">
            <text:p>89,0533957394</text:p>
          </table:table-cell>
          <table:table-cell office:value-type="float" office:value="86.1569695237434">
            <text:p>86,1569695237</text:p>
          </table:table-cell>
          <table:table-cell office:value-type="float" office:value="82.1965496326789">
            <text:p>82,1965496327</text:p>
          </table:table-cell>
          <table:table-cell office:value-type="float" office:value="78.5191142350279">
            <text:p>78,519114235</text:p>
          </table:table-cell>
          <table:table-cell office:value-type="float" office:value="73.7238959687552">
            <text:p>73,7238959688</text:p>
          </table:table-cell>
          <table:table-cell office:value-type="float" office:value="69.4739286738924">
            <text:p>69,4739286739</text:p>
          </table:table-cell>
          <table:table-cell office:value-type="float" office:value="64.1496482875224">
            <text:p>64,1496482875</text:p>
          </table:table-cell>
          <table:table-cell office:value-type="float" office:value="59.6135826408002">
            <text:p>59,6135826408</text:p>
          </table:table-cell>
          <table:table-cell office:value-type="float" office:value="54.1225751342076">
            <text:p>54,1225751342</text:p>
          </table:table-cell>
          <table:table-cell office:value-type="float" office:value="49.600827774432">
            <text:p>49,6008277744</text:p>
          </table:table-cell>
          <table:table-cell office:value-type="float" office:value="44.2878499597122">
            <text:p>44,2878499597</text:p>
          </table:table-cell>
          <table:table-cell office:value-type="float" office:value="40.0403043876082">
            <text:p>40,0403043876</text:p>
          </table:table-cell>
          <table:table-cell office:value-type="float" office:value="35.1783759327583">
            <text:p>35,1783759328</text:p>
          </table:table-cell>
          <table:table-cell office:value-type="float" office:value="31.3912891711702">
            <text:p>31,3912891712</text:p>
          </table:table-cell>
          <table:table-cell office:value-type="float" office:value="27.1557518338771">
            <text:p>27,155751833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9.9999999893543">
            <text:p>99,9999999894</text:p>
          </table:table-cell>
          <table:table-cell office:value-type="float" office:value="99.9996341880917">
            <text:p>99,9996341881</text:p>
          </table:table-cell>
          <table:table-cell office:value-type="float" office:value="99.9976698589996">
            <text:p>99,997669859</text:p>
          </table:table-cell>
          <table:table-cell office:value-type="float" office:value="99.9892441166328">
            <text:p>99,9892441166</text:p>
          </table:table-cell>
          <table:table-cell office:value-type="float" office:value="99.9689253435068">
            <text:p>99,9689253435</text:p>
          </table:table-cell>
          <table:table-cell office:value-type="float" office:value="99.9135555358098">
            <text:p>99,9135555358</text:p>
          </table:table-cell>
          <table:table-cell office:value-type="float" office:value="99.817559862867">
            <text:p>99,8175598629</text:p>
          </table:table-cell>
          <table:table-cell office:value-type="float" office:value="99.6105832167734">
            <text:p>99,6105832168</text:p>
          </table:table-cell>
          <table:table-cell office:value-type="float" office:value="99.3159763383084">
            <text:p>99,3159763383</text:p>
          </table:table-cell>
          <table:table-cell office:value-type="float" office:value="98.7697668002454">
            <text:p>98,7697668002</text:p>
          </table:table-cell>
          <table:table-cell office:value-type="float" office:value="98.0909159385062">
            <text:p>98,0909159385</text:p>
          </table:table-cell>
          <table:table-cell office:value-type="float" office:value="96.9611405680847">
            <text:p>96,9611405681</text:p>
          </table:table-cell>
          <table:table-cell office:value-type="float" office:value="95.6914602253721">
            <text:p>95,6914602254</text:p>
          </table:table-cell>
          <table:table-cell office:value-type="float" office:value="93.7451458070484">
            <text:p>93,745145807</text:p>
          </table:table-cell>
          <table:table-cell office:value-type="float" office:value="91.7227390186534">
            <text:p>91,7227390187</text:p>
          </table:table-cell>
          <table:table-cell office:value-type="float" office:value="88.8183038856819">
            <text:p>88,8183038857</text:p>
          </table:table-cell>
          <table:table-cell office:value-type="float" office:value="85.9850362987514">
            <text:p>85,9850362988</text:p>
          </table:table-cell>
          <table:table-cell office:value-type="float" office:value="82.1273750068391">
            <text:p>82,1273750068</text:p>
          </table:table-cell>
          <table:table-cell office:value-type="float" office:value="78.5555506797458">
            <text:p>78,5555506797</text:p>
          </table:table-cell>
          <table:table-cell office:value-type="float" office:value="73.9043830583265">
            <text:p>73,9043830583</text:p>
          </table:table-cell>
          <table:table-cell office:value-type="float" office:value="69.7830223849614">
            <text:p>69,783022385</text:p>
          </table:table-cell>
          <table:table-cell office:value-type="float" office:value="64.6161438907778">
            <text:p>64,6161438908</text:p>
          </table:table-cell>
          <table:table-cell office:value-type="float" office:value="60.206776614457">
            <text:p>60,2067766145</text:p>
          </table:table-cell>
          <table:table-cell office:value-type="float" office:value="54.857092123408">
            <text:p>54,8570921234</text:p>
          </table:table-cell>
          <table:table-cell office:value-type="float" office:value="50.4380905236281">
            <text:p>50,4380905236</text:p>
          </table:table-cell>
          <table:table-cell office:value-type="float" office:value="45.2281225812177">
            <text:p>45,2281225812</text:p>
          </table:table-cell>
          <table:table-cell office:value-type="float" office:value="41.045635209463">
            <text:p>41,0456352095</text:p>
          </table:table-cell>
          <table:table-cell office:value-type="float" office:value="36.23764478693">
            <text:p>36,2376447869</text:p>
          </table:table-cell>
          <table:table-cell office:value-type="float" office:value="32.4740321822712">
            <text:p>32,474032182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9.9999999963775">
            <text:p>99,9999999964</text:p>
          </table:table-cell>
          <table:table-cell office:value-type="float" office:value="99.9998261673339">
            <text:p>99,9998261673</text:p>
          </table:table-cell>
          <table:table-cell office:value-type="float" office:value="99.9985410544341">
            <text:p>99,9985410544</text:p>
          </table:table-cell>
          <table:table-cell office:value-type="float" office:value="99.9942412954578">
            <text:p>99,9942412955</text:p>
          </table:table-cell>
          <table:table-cell office:value-type="float" office:value="99.9796989974094">
            <text:p>99,9796989974</text:p>
          </table:table-cell>
          <table:table-cell office:value-type="float" office:value="99.9496676981352">
            <text:p>99,9496676981</text:p>
          </table:table-cell>
          <table:table-cell office:value-type="float" office:value="99.8756900625972">
            <text:p>99,8756900626</text:p>
          </table:table-cell>
          <table:table-cell office:value-type="float" office:value="99.7570506402254">
            <text:p>99,7570506402</text:p>
          </table:table-cell>
          <table:table-cell office:value-type="float" office:value="99.5148884650087">
            <text:p>99,514888465</text:p>
          </table:table-cell>
          <table:table-cell office:value-type="float" office:value="99.1853900195231">
            <text:p>99,1853900195</text:p>
          </table:table-cell>
          <table:table-cell office:value-type="float" office:value="98.594135725932">
            <text:p>98,5941357259</text:p>
          </table:table-cell>
          <table:table-cell office:value-type="float" office:value="97.8793080723274">
            <text:p>97,8793080723</text:p>
          </table:table-cell>
          <table:table-cell office:value-type="float" office:value="96.7134729935129">
            <text:p>96,7134729935</text:p>
          </table:table-cell>
          <table:table-cell office:value-type="float" office:value="95.42553040045">
            <text:p>95,4255304005</text:p>
          </table:table-cell>
          <table:table-cell office:value-type="float" office:value="93.4756928961758">
            <text:p>93,4756928962</text:p>
          </table:table-cell>
          <table:table-cell office:value-type="float" office:value="91.4705452805454">
            <text:p>91,4705452805</text:p>
          </table:table-cell>
          <table:table-cell office:value-type="float" office:value="88.6119462872696">
            <text:p>88,6119462873</text:p>
          </table:table-cell>
          <table:table-cell office:value-type="float" office:value="85.8394792337326">
            <text:p>85,8394792337</text:p>
          </table:table-cell>
          <table:table-cell office:value-type="float" office:value="82.0788277060165">
            <text:p>82,078827706</text:p>
          </table:table-cell>
          <table:table-cell office:value-type="float" office:value="78.605687441282">
            <text:p>78,6056874413</text:p>
          </table:table-cell>
          <table:table-cell office:value-type="float" office:value="74.0885553099012">
            <text:p>74,0885553099</text:p>
          </table:table-cell>
          <table:table-cell office:value-type="float" office:value="70.0867809491075">
            <text:p>70,0867809491</text:p>
          </table:table-cell>
          <table:table-cell office:value-type="float" office:value="65.0665554237085">
            <text:p>65,0665554237</text:p>
          </table:table-cell>
          <table:table-cell office:value-type="float" office:value="60.7757939647763">
            <text:p>60,7757939648</text:p>
          </table:table-cell>
          <table:table-cell office:value-type="float" office:value="55.5592941572892">
            <text:p>55,5592941573</text:p>
          </table:table-cell>
          <table:table-cell office:value-type="float" office:value="51.2381161776241">
            <text:p>51,2381161776</text:p>
          </table:table-cell>
          <table:table-cell office:value-type="float" office:value="46.1275454502508">
            <text:p>46,1275454503</text:p>
          </table:table-cell>
          <table:table-cell office:value-type="float" office:value="42.0091939492867">
            <text:p>42,0091939493</text:p>
          </table:table-cell>
          <table:table-cell office:value-type="float" office:value="37.2562284351813">
            <text:p>37,256228435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9.9999999987673">
            <text:p>99,9999999988</text:p>
          </table:table-cell>
          <table:table-cell office:value-type="float" office:value="99.9998929743378">
            <text:p>99,9998929743</text:p>
          </table:table-cell>
          <table:table-cell office:value-type="float" office:value="99.9992599085096">
            <text:p>99,9992599085</text:p>
          </table:table-cell>
          <table:table-cell office:value-type="float" office:value="99.996323528074">
            <text:p>99,9963235281</text:p>
          </table:table-cell>
          <table:table-cell office:value-type="float" office:value="99.9886998861254">
            <text:p>99,9886998861</text:p>
          </table:table-cell>
          <table:table-cell office:value-type="float" office:value="99.9665262245804">
            <text:p>99,9665262246</text:p>
          </table:table-cell>
          <table:table-cell office:value-type="float" office:value="99.9255238835849">
            <text:p>99,9255238836</text:p>
          </table:table-cell>
          <table:table-cell office:value-type="float" office:value="99.831888420864">
            <text:p>99,8318884209</text:p>
          </table:table-cell>
          <table:table-cell office:value-type="float" office:value="99.6906210667233">
            <text:p>99,6906210667</text:p>
          </table:table-cell>
          <table:table-cell office:value-type="float" office:value="99.4147056055804">
            <text:p>99,4147056056</text:p>
          </table:table-cell>
          <table:table-cell office:value-type="float" office:value="99.0529555020456">
            <text:p>99,052955502</text:p>
          </table:table-cell>
          <table:table-cell office:value-type="float" office:value="98.4213454697696">
            <text:p>98,4213454698</text:p>
          </table:table-cell>
          <table:table-cell office:value-type="float" office:value="97.6754098238786">
            <text:p>97,6754098239</text:p>
          </table:table-cell>
          <table:table-cell office:value-type="float" office:value="96.4797804918636">
            <text:p>96,4797804919</text:p>
          </table:table-cell>
          <table:table-cell office:value-type="float" office:value="95.1783983454245">
            <text:p>95,1783983454</text:p>
          </table:table-cell>
          <table:table-cell office:value-type="float" office:value="93.2295834765081">
            <text:p>93,2295834765</text:p>
          </table:table-cell>
          <table:table-cell office:value-type="float" office:value="91.2437143165432">
            <text:p>91,2437143165</text:p>
          </table:table-cell>
          <table:table-cell office:value-type="float" office:value="88.4309498641626">
            <text:p>88,4309498642</text:p>
          </table:table-cell>
          <table:table-cell office:value-type="float" office:value="85.7169614776887">
            <text:p>85,7169614777</text:p>
          </table:table-cell>
          <table:table-cell office:value-type="float" office:value="82.0480627193328">
            <text:p>82,0480627193</text:p>
          </table:table-cell>
          <table:table-cell office:value-type="float" office:value="78.6674182748836">
            <text:p>78,6674182749</text:p>
          </table:table-cell>
          <table:table-cell office:value-type="float" office:value="74.2754432258929">
            <text:p>74,2754432259</text:p>
          </table:table-cell>
          <table:table-cell office:value-type="float" office:value="70.3852675759289">
            <text:p>70,3852675759</text:p>
          </table:table-cell>
          <table:table-cell office:value-type="float" office:value="65.5021465682725">
            <text:p>65,5021465683</text:p>
          </table:table-cell>
          <table:table-cell office:value-type="float" office:value="61.3227465634927">
            <text:p>61,3227465635</text:p>
          </table:table-cell>
          <table:table-cell office:value-type="float" office:value="56.2320601207896">
            <text:p>56,2320601208</text:p>
          </table:table-cell>
          <table:table-cell office:value-type="float" office:value="52.0041511072272">
            <text:p>52,0041511072</text:p>
          </table:table-cell>
          <table:table-cell office:value-type="float" office:value="46.9894954745309">
            <text:p>46,9894954745</text:p>
          </table:table-cell>
          <table:table-cell office:value-type="float" office:value="42.9342110746067">
            <text:p>42,934211074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9.9999999995806">
            <text:p>99,9999999996</text:p>
          </table:table-cell>
          <table:table-cell office:value-type="float" office:value="99.9999491419067">
            <text:p>99,9999491419</text:p>
          </table:table-cell>
          <table:table-cell office:value-type="float" office:value="99.9995372239739">
            <text:p>99,999537224</text:p>
          </table:table-cell>
          <table:table-cell office:value-type="float" office:value="99.9980477865735">
            <text:p>99,9980477866</text:p>
          </table:table-cell>
          <table:table-cell office:value-type="float" office:value="99.992654131712">
            <text:p>99,9926541317</text:p>
          </table:table-cell>
          <table:table-cell office:value-type="float" office:value="99.9807545677891">
            <text:p>99,9807545678</text:p>
          </table:table-cell>
          <table:table-cell office:value-type="float" office:value="99.9496611761106">
            <text:p>99,9496611761</text:p>
          </table:table-cell>
          <table:table-cell office:value-type="float" office:value="99.8967610297664">
            <text:p>99,8967610298</text:p>
          </table:table-cell>
          <table:table-cell office:value-type="float" office:value="99.7829157309324">
            <text:p>99,7829157309</text:p>
          </table:table-cell>
          <table:table-cell office:value-type="float" office:value="99.6194204315399">
            <text:p>99,6194204315</text:p>
          </table:table-cell>
          <table:table-cell office:value-type="float" office:value="99.3114816840355">
            <text:p>99,311481684</text:p>
          </table:table-cell>
          <table:table-cell office:value-type="float" office:value="98.9201154485001">
            <text:p>98,9201154485</text:p>
          </table:table-cell>
          <table:table-cell office:value-type="float" office:value="98.2525033627409">
            <text:p>98,2525033627</text:p>
          </table:table-cell>
          <table:table-cell office:value-type="float" office:value="97.4797724224969">
            <text:p>97,4797724225</text:p>
          </table:table-cell>
          <table:table-cell office:value-type="float" office:value="96.2597277419466">
            <text:p>96,2597277419</text:p>
          </table:table-cell>
          <table:table-cell office:value-type="float" office:value="94.9489237261008">
            <text:p>94,9489237261</text:p>
          </table:table-cell>
          <table:table-cell office:value-type="float" office:value="93.0047882503764">
            <text:p>93,0047882504</text:p>
          </table:table-cell>
          <table:table-cell office:value-type="float" office:value="91.0396788716136">
            <text:p>91,0396788716</text:p>
          </table:table-cell>
          <table:table-cell office:value-type="float" office:value="88.272425561999">
            <text:p>88,272425562</text:p>
          </table:table-cell>
          <table:table-cell office:value-type="float" office:value="85.6146601448206">
            <text:p>85,6146601448</text:p>
          </table:table-cell>
          <table:table-cell office:value-type="float" office:value="82.0326986836908">
            <text:p>82,0326986837</text:p>
          </table:table-cell>
          <table:table-cell office:value-type="float" office:value="78.7389948036873">
            <text:p>78,7389948037</text:p>
          </table:table-cell>
          <table:table-cell office:value-type="float" office:value="74.4642611943942">
            <text:p>74,4642611944</text:p>
          </table:table-cell>
          <table:table-cell office:value-type="float" office:value="70.6785699451225">
            <text:p>70,6785699451</text:p>
          </table:table-cell>
          <table:table-cell office:value-type="float" office:value="65.924024401928">
            <text:p>65,9240244019</text:p>
          </table:table-cell>
          <table:table-cell office:value-type="float" office:value="61.8494692287524">
            <text:p>61,8494692288</text:p>
          </table:table-cell>
          <table:table-cell office:value-type="float" office:value="56.8778942124838">
            <text:p>56,8778942125</text:p>
          </table:table-cell>
          <table:table-cell office:value-type="float" office:value="52.739033030696">
            <text:p>52,7390330307</text:p>
          </table:table-cell>
          <table:table-cell office:value-type="float" office:value="47.8169504434305">
            <text:p>47,816950443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9.9999999998573">
            <text:p>99,9999999999</text:p>
          </table:table-cell>
          <table:table-cell office:value-type="float" office:value="99.9999686876959">
            <text:p>99,9999686877</text:p>
          </table:table-cell>
          <table:table-cell office:value-type="float" office:value="99.9997663967291">
            <text:p>99,9997663967</text:p>
          </table:table-cell>
          <table:table-cell office:value-type="float" office:value="99.9987573592599">
            <text:p>99,9987573593</text:p>
          </table:table-cell>
          <table:table-cell office:value-type="float" office:value="99.9959516330023">
            <text:p>99,995951633</text:p>
          </table:table-cell>
          <table:table-cell office:value-type="float" office:value="99.9872782750876">
            <text:p>99,9872782751</text:p>
          </table:table-cell>
          <table:table-cell office:value-type="float" office:value="99.9702439854719">
            <text:p>99,9702439855</text:p>
          </table:table-cell>
          <table:table-cell office:value-type="float" office:value="99.9291854042301">
            <text:p>99,9291854042</text:p>
          </table:table-cell>
          <table:table-cell office:value-type="float" office:value="99.8637617147029">
            <text:p>99,8637617147</text:p>
          </table:table-cell>
          <table:table-cell office:value-type="float" office:value="99.7295517032388">
            <text:p>99,7295517032</text:p>
          </table:table-cell>
          <table:table-cell office:value-type="float" office:value="99.5445025552207">
            <text:p>99,5445025552</text:p>
          </table:table-cell>
          <table:table-cell office:value-type="float" office:value="99.2064357051315">
            <text:p>99,2064357051</text:p>
          </table:table-cell>
          <table:table-cell office:value-type="float" office:value="98.7880132677399">
            <text:p>98,7880132677</text:p>
          </table:table-cell>
          <table:table-cell office:value-type="float" office:value="98.0883984165299">
            <text:p>98,0883984165</text:p>
          </table:table-cell>
          <table:table-cell office:value-type="float" office:value="97.2926826613617">
            <text:p>97,2926826614</text:p>
          </table:table-cell>
          <table:table-cell office:value-type="float" office:value="96.0528450317708">
            <text:p>96,0528450318</text:p>
          </table:table-cell>
          <table:table-cell office:value-type="float" office:value="94.7359751556482">
            <text:p>94,7359751556</text:p>
          </table:table-cell>
          <table:table-cell office:value-type="float" office:value="92.7994644038735">
            <text:p>92,7994644039</text:p>
          </table:table-cell>
          <table:table-cell office:value-type="float" office:value="90.8561801820149">
            <text:p>90,856180182</text:p>
          </table:table-cell>
          <table:table-cell office:value-type="float" office:value="88.1338860540195">
            <text:p>88,133886054</text:p>
          </table:table-cell>
          <table:table-cell office:value-type="float" office:value="85.5301716743197">
            <text:p>85,5301716743</text:p>
          </table:table-cell>
          <table:table-cell office:value-type="float" office:value="82.0307279189994">
            <text:p>82,030727919</text:p>
          </table:table-cell>
          <table:table-cell office:value-type="float" office:value="78.8189551577224">
            <text:p>78,8189551577</text:p>
          </table:table-cell>
          <table:table-cell office:value-type="float" office:value="74.6543689695591">
            <text:p>74,6543689696</text:p>
          </table:table-cell>
          <table:table-cell office:value-type="float" office:value="70.9667920479011">
            <text:p>70,9667920479</text:p>
          </table:table-cell>
          <table:table-cell office:value-type="float" office:value="66.3331649704547">
            <text:p>66,3331649705</text:p>
          </table:table-cell>
          <table:table-cell office:value-type="float" office:value="62.3575664793786">
            <text:p>62,3575664794</text:p>
          </table:table-cell>
          <table:table-cell office:value-type="float" office:value="57.4989880089978">
            <text:p>57,498988009</text:p>
          </table:table-cell>
          <table:table-cell office:value-type="float" office:value="53.445256245278">
            <text:p>53,445256245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9.9999999999514">
            <text:p>100</text:p>
          </table:table-cell>
          <table:table-cell office:value-type="float" office:value="99.9999851205588">
            <text:p>99,9999851206</text:p>
          </table:table-cell>
          <table:table-cell office:value-type="float" office:value="99.9998540931037">
            <text:p>99,9998540931</text:p>
          </table:table-cell>
          <table:table-cell office:value-type="float" office:value="99.9993448784374">
            <text:p>99,9993448784</text:p>
          </table:table-cell>
          <table:table-cell office:value-type="float" office:value="99.9973793651932">
            <text:p>99,9973793652</text:p>
          </table:table-cell>
          <table:table-cell office:value-type="float" office:value="99.9927665964729">
            <text:p>99,9927665965</text:p>
          </table:table-cell>
          <table:table-cell office:value-type="float" office:value="99.9800268926586">
            <text:p>99,9800268927</text:p>
          </table:table-cell>
          <table:table-cell office:value-type="float" office:value="99.9571159789856">
            <text:p>99,957115979</text:p>
          </table:table-cell>
          <table:table-cell office:value-type="float" office:value="99.9052873068544">
            <text:p>99,9052873069</text:p>
          </table:table-cell>
          <table:table-cell office:value-type="float" office:value="99.8269712574731">
            <text:p>99,8269712575</text:p>
          </table:table-cell>
          <table:table-cell office:value-type="float" office:value="99.6725515232956">
            <text:p>99,6725515233</text:p>
          </table:table-cell>
          <table:table-cell office:value-type="float" office:value="99.4668088671703">
            <text:p>99,4668088672</text:p>
          </table:table-cell>
          <table:table-cell office:value-type="float" office:value="99.1005816201978">
            <text:p>99,1005816202</text:p>
          </table:table-cell>
          <table:table-cell office:value-type="float" office:value="98.6575440495591">
            <text:p>98,6575440496</text:p>
          </table:table-cell>
          <table:table-cell office:value-type="float" office:value="97.9295743005221">
            <text:p>97,9295743005</text:p>
          </table:table-cell>
          <table:table-cell office:value-type="float" office:value="97.1142358807768">
            <text:p>97,1142358808</text:p>
          </table:table-cell>
          <table:table-cell office:value-type="float" office:value="95.8585829958936">
            <text:p>95,8585829959</text:p>
          </table:table-cell>
          <table:table-cell office:value-type="float" office:value="94.5384570807309">
            <text:p>94,5384570807</text:p>
          </table:table-cell>
          <table:table-cell office:value-type="float" office:value="92.6119437461669">
            <text:p>92,6119437462</text:p>
          </table:table-cell>
          <table:table-cell office:value-type="float" office:value="90.6912267551466">
            <text:p>90,6912267551</text:p>
          </table:table-cell>
          <table:table-cell office:value-type="float" office:value="88.0131794520144">
            <text:p>88,013179452</text:p>
          </table:table-cell>
          <table:table-cell office:value-type="float" office:value="85.461437338273">
            <text:p>85,4614373383</text:p>
          </table:table-cell>
          <table:table-cell office:value-type="float" office:value="82.0404466859666">
            <text:p>82,040446686</text:p>
          </table:table-cell>
          <table:table-cell office:value-type="float" office:value="78.906068987857">
            <text:p>78,9060689879</text:p>
          </table:table-cell>
          <table:table-cell office:value-type="float" office:value="74.8452422603329">
            <text:p>74,8452422603</text:p>
          </table:table-cell>
          <table:table-cell office:value-type="float" office:value="71.2500483419995">
            <text:p>71,250048342</text:p>
          </table:table-cell>
          <table:table-cell office:value-type="float" office:value="66.7304337967618">
            <text:p>66,7304337968</text:p>
          </table:table-cell>
          <table:table-cell office:value-type="float" office:value="62.8484498367888">
            <text:p>62,8484498368</text:p>
          </table:table-cell>
          <table:table-cell office:value-type="float" office:value="58.0972702704398">
            <text:p>58,097270270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9.9999999999835">
            <text:p>100</text:p>
          </table:table-cell>
          <table:table-cell office:value-type="float" office:value="99.9999908390408">
            <text:p>99,999990839</text:p>
          </table:table-cell>
          <table:table-cell office:value-type="float" office:value="99.9999266592451">
            <text:p>99,9999266592</text:p>
          </table:table-cell>
          <table:table-cell office:value-type="float" office:value="99.9995840476129">
            <text:p>99,9995840476</text:p>
          </table:table-cell>
          <table:table-cell office:value-type="float" office:value="99.9985683497812">
            <text:p>99,9985683498</text:p>
          </table:table-cell>
          <table:table-cell office:value-type="float" office:value="99.995243505137">
            <text:p>99,9952435051</text:p>
          </table:table-cell>
          <table:table-cell office:value-type="float" office:value="99.9883334852375">
            <text:p>99,9883334852</text:p>
          </table:table-cell>
          <table:table-cell office:value-type="float" office:value="99.9708077084878">
            <text:p>99,9708077085</text:p>
          </table:table-cell>
          <table:table-cell office:value-type="float" office:value="99.9414057991791">
            <text:p>99,9414057992</text:p>
          </table:table-cell>
          <table:table-cell office:value-type="float" office:value="99.8782239661259">
            <text:p>99,8782239661</text:p>
          </table:table-cell>
          <table:table-cell office:value-type="float" office:value="99.7868606000536">
            <text:p>99,7868606001</text:p>
          </table:table-cell>
          <table:table-cell office:value-type="float" office:value="99.6126209514664">
            <text:p>99,6126209515</text:p>
          </table:table-cell>
          <table:table-cell office:value-type="float" office:value="99.3871650296354">
            <text:p>99,3871650296</text:p>
          </table:table-cell>
          <table:table-cell office:value-type="float" office:value="98.994753029537">
            <text:p>98,9947530295</text:p>
          </table:table-cell>
          <table:table-cell office:value-type="float" office:value="98.5293991131228">
            <text:p>98,5293991131</text:p>
          </table:table-cell>
          <table:table-cell office:value-type="float" office:value="97.7763859569578">
            <text:p>97,776385957</text:p>
          </table:table-cell>
          <table:table-cell office:value-type="float" office:value="96.9443900206704">
            <text:p>96,9443900207</text:p>
          </table:table-cell>
          <table:table-cell office:value-type="float" office:value="95.6763499404191">
            <text:p>95,6763499404</text:p>
          </table:table-cell>
          <table:table-cell office:value-type="float" office:value="94.3553251686741">
            <text:p>94,3553251687</text:p>
          </table:table-cell>
          <table:table-cell office:value-type="float" office:value="92.440718521341">
            <text:p>92,4407185213</text:p>
          </table:table-cell>
          <table:table-cell office:value-type="float" office:value="90.5430585589292">
            <text:p>90,5430585589</text:p>
          </table:table-cell>
          <table:table-cell office:value-type="float" office:value="87.9084354541678">
            <text:p>87,9084354542</text:p>
          </table:table-cell>
          <table:table-cell office:value-type="float" office:value="85.4066840418409">
            <text:p>85,4066840418</text:p>
          </table:table-cell>
          <table:table-cell office:value-type="float" office:value="82.0604004842272">
            <text:p>82,0604004842</text:p>
          </table:table-cell>
          <table:table-cell office:value-type="float" office:value="78.9992946138361">
            <text:p>78,9992946138</text:p>
          </table:table-cell>
          <table:table-cell office:value-type="float" office:value="75.0364500062925">
            <text:p>75,0364500063</text:p>
          </table:table-cell>
          <table:table-cell office:value-type="float" office:value="71.5284595416067">
            <text:p>71,5284595416</text:p>
          </table:table-cell>
          <table:table-cell office:value-type="float" office:value="67.1166024796811">
            <text:p>67,1166024797</text:p>
          </table:table-cell>
          <table:table-cell office:value-type="float" office:value="63.3233678699982">
            <text:p>63,323367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B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2T08:16:20.72</dc:date>
    <dc:creator>Robert Vanden Eynde</dc:creator>
    <meta:document-statistic meta:table-count="1" meta:cell-count="870" meta:object-count="1"/>
    <meta:generator>LibreOffice/4.0.1.2$Windows_x86 LibreOffice_project/84102822e3d61eb989ddd325abf1ac07790498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circle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tar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x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plus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asterisk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35" style:family="chart">
      <style:graphic-properties draw:stroke="solid" svg:stroke-color="#b3b3b3" draw:fill="none" draw:fill-color="#e6e6e6"/>
    </style:style>
    <style:style style:name="ch36" style:family="chart">
      <style:graphic-properties svg:stroke-color="#b3b3b3" draw:fill-color="#cccccc"/>
    </style:style>
  </office:automatic-styles>
  <office:body>
    <office:chart>
      <chart:chart svg:width="32cm" svg:height="16.854cm" xlink:href=".." xlink:type="simple" chart:class="chart:line" chart:style-name="ch1">
        <chart:legend chart:legend-position="end" svg:x="30.286cm" svg:y="0.779cm" style:legend-expansion="high" chart:style-name="ch2"/>
        <chart:plot-area chart:style-name="ch3" table:cell-range-address="Feuille1.A1:Feuille1.AD29" chart:data-source-has-labels="both" svg:x="1.09cm" svg:y="1.483cm" svg:width="27.916cm" svg:height="14.614cm">
          <chartooo:coordinate-region svg:x="1.897cm" svg:y="1.695cm" svg:width="26.922cm" svg:height="13.729cm"/>
          <chart:axis chart:dimension="x" chart:name="primary-x" chart:style-name="ch4" chartooo:axis-type="auto">
            <chartooo:date-scale/>
            <chart:categories table:cell-range-address="Feuille1.A2:Feuille1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29" chart:label-cell-address="Feuille1.B1:Feuille1.B1" chart:class="chart:line">
            <chart:data-point chart:repeated="28"/>
          </chart:series>
          <chart:series chart:style-name="ch7" chart:values-cell-range-address="Feuille1.C2:Feuille1.C29" chart:label-cell-address="Feuille1.C1:Feuille1.C1" chart:class="chart:line">
            <chart:data-point chart:repeated="28"/>
          </chart:series>
          <chart:series chart:style-name="ch8" chart:values-cell-range-address="Feuille1.D2:Feuille1.D29" chart:label-cell-address="Feuille1.D1:Feuille1.D1" chart:class="chart:line">
            <chart:data-point chart:repeated="28"/>
          </chart:series>
          <chart:series chart:style-name="ch9" chart:values-cell-range-address="Feuille1.E2:Feuille1.E29" chart:label-cell-address="Feuille1.E1:Feuille1.E1" chart:class="chart:line">
            <chart:data-point chart:repeated="28"/>
          </chart:series>
          <chart:series chart:style-name="ch10" chart:values-cell-range-address="Feuille1.F2:Feuille1.F29" chart:label-cell-address="Feuille1.F1:Feuille1.F1" chart:class="chart:line">
            <chart:data-point chart:repeated="28"/>
          </chart:series>
          <chart:series chart:style-name="ch11" chart:values-cell-range-address="Feuille1.G2:Feuille1.G29" chart:label-cell-address="Feuille1.G1:Feuille1.G1" chart:class="chart:line">
            <chart:data-point chart:repeated="28"/>
          </chart:series>
          <chart:series chart:style-name="ch12" chart:values-cell-range-address="Feuille1.H2:Feuille1.H29" chart:label-cell-address="Feuille1.H1:Feuille1.H1" chart:class="chart:line">
            <chart:data-point chart:repeated="28"/>
          </chart:series>
          <chart:series chart:style-name="ch13" chart:values-cell-range-address="Feuille1.I2:Feuille1.I29" chart:label-cell-address="Feuille1.I1:Feuille1.I1" chart:class="chart:line">
            <chart:data-point chart:repeated="28"/>
          </chart:series>
          <chart:series chart:style-name="ch14" chart:values-cell-range-address="Feuille1.J2:Feuille1.J29" chart:label-cell-address="Feuille1.J1:Feuille1.J1" chart:class="chart:line">
            <chart:data-point chart:repeated="28"/>
          </chart:series>
          <chart:series chart:style-name="ch15" chart:values-cell-range-address="Feuille1.K2:Feuille1.K29" chart:label-cell-address="Feuille1.K1:Feuille1.K1" chart:class="chart:line">
            <chart:data-point chart:repeated="28"/>
          </chart:series>
          <chart:series chart:style-name="ch16" chart:values-cell-range-address="Feuille1.L2:Feuille1.L29" chart:label-cell-address="Feuille1.L1:Feuille1.L1" chart:class="chart:line">
            <chart:data-point chart:repeated="28"/>
          </chart:series>
          <chart:series chart:style-name="ch17" chart:values-cell-range-address="Feuille1.M2:Feuille1.M29" chart:label-cell-address="Feuille1.M1:Feuille1.M1" chart:class="chart:line">
            <chart:data-point chart:repeated="28"/>
          </chart:series>
          <chart:series chart:style-name="ch18" chart:values-cell-range-address="Feuille1.N2:Feuille1.N29" chart:label-cell-address="Feuille1.N1:Feuille1.N1" chart:class="chart:line">
            <chart:data-point chart:repeated="28"/>
          </chart:series>
          <chart:series chart:style-name="ch19" chart:values-cell-range-address="Feuille1.O2:Feuille1.O29" chart:label-cell-address="Feuille1.O1:Feuille1.O1" chart:class="chart:line">
            <chart:data-point chart:repeated="28"/>
          </chart:series>
          <chart:series chart:style-name="ch20" chart:values-cell-range-address="Feuille1.P2:Feuille1.P29" chart:label-cell-address="Feuille1.P1:Feuille1.P1" chart:class="chart:line">
            <chart:data-point chart:repeated="28"/>
          </chart:series>
          <chart:series chart:style-name="ch21" chart:values-cell-range-address="Feuille1.Q2:Feuille1.Q29" chart:label-cell-address="Feuille1.Q1:Feuille1.Q1" chart:class="chart:line">
            <chart:data-point chart:repeated="28"/>
          </chart:series>
          <chart:series chart:style-name="ch22" chart:values-cell-range-address="Feuille1.R2:Feuille1.R29" chart:label-cell-address="Feuille1.R1:Feuille1.R1" chart:class="chart:line">
            <chart:data-point chart:repeated="28"/>
          </chart:series>
          <chart:series chart:style-name="ch23" chart:values-cell-range-address="Feuille1.S2:Feuille1.S29" chart:label-cell-address="Feuille1.S1:Feuille1.S1" chart:class="chart:line">
            <chart:data-point chart:repeated="28"/>
          </chart:series>
          <chart:series chart:style-name="ch24" chart:values-cell-range-address="Feuille1.T2:Feuille1.T29" chart:label-cell-address="Feuille1.T1:Feuille1.T1" chart:class="chart:line">
            <chart:data-point chart:repeated="28"/>
          </chart:series>
          <chart:series chart:style-name="ch25" chart:values-cell-range-address="Feuille1.U2:Feuille1.U29" chart:label-cell-address="Feuille1.U1:Feuille1.U1" chart:class="chart:line">
            <chart:data-point chart:repeated="28"/>
          </chart:series>
          <chart:series chart:style-name="ch26" chart:values-cell-range-address="Feuille1.V2:Feuille1.V29" chart:label-cell-address="Feuille1.V1:Feuille1.V1" chart:class="chart:line">
            <chart:data-point chart:repeated="28"/>
          </chart:series>
          <chart:series chart:style-name="ch27" chart:values-cell-range-address="Feuille1.W2:Feuille1.W29" chart:label-cell-address="Feuille1.W1:Feuille1.W1" chart:class="chart:line">
            <chart:data-point chart:repeated="28"/>
          </chart:series>
          <chart:series chart:style-name="ch28" chart:values-cell-range-address="Feuille1.X2:Feuille1.X29" chart:label-cell-address="Feuille1.X1:Feuille1.X1" chart:class="chart:line">
            <chart:data-point chart:repeated="28"/>
          </chart:series>
          <chart:series chart:style-name="ch29" chart:values-cell-range-address="Feuille1.Y2:Feuille1.Y29" chart:label-cell-address="Feuille1.Y1:Feuille1.Y1" chart:class="chart:line">
            <chart:data-point chart:repeated="28"/>
          </chart:series>
          <chart:series chart:style-name="ch30" chart:values-cell-range-address="Feuille1.Z2:Feuille1.Z29" chart:label-cell-address="Feuille1.Z1:Feuille1.Z1" chart:class="chart:line">
            <chart:data-point chart:repeated="28"/>
          </chart:series>
          <chart:series chart:style-name="ch31" chart:values-cell-range-address="Feuille1.AA2:Feuille1.AA29" chart:label-cell-address="Feuille1.AA1:Feuille1.AA1" chart:class="chart:line">
            <chart:data-point chart:repeated="28"/>
          </chart:series>
          <chart:series chart:style-name="ch32" chart:values-cell-range-address="Feuille1.AB2:Feuille1.AB29" chart:label-cell-address="Feuille1.AB1:Feuille1.AB1" chart:class="chart:line">
            <chart:data-point chart:repeated="28"/>
          </chart:series>
          <chart:series chart:style-name="ch33" chart:values-cell-range-address="Feuille1.AC2:Feuille1.AC29" chart:label-cell-address="Feuille1.AC1:Feuille1.AC1" chart:class="chart:line">
            <chart:data-point chart:repeated="28"/>
          </chart:series>
          <chart:series chart:style-name="ch34" chart:values-cell-range-address="Feuille1.AD2:Feuille1.AD29" chart:label-cell-address="Feuille1.AD1:Feuille1.AD1" chart:class="chart:line">
            <chart:data-point chart:repeated="28"/>
          </chart:series>
          <chart:wall chart:style-name="ch35"/>
          <chart:floor chart:style-name="ch3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Feuille1.B1:Feuille1.B1</svg:desc>
                </draw:g>
              </table:table-cell>
              <table:table-cell office:value-type="string">
                <text:p>2</text:p>
                <draw:g>
                  <svg:desc>Feuille1.C1:Feuille1.C1</svg:desc>
                </draw:g>
              </table:table-cell>
              <table:table-cell office:value-type="string">
                <text:p>3</text:p>
                <draw:g>
                  <svg:desc>Feuille1.D1:Feuille1.D1</svg:desc>
                </draw:g>
              </table:table-cell>
              <table:table-cell office:value-type="string">
                <text:p>4</text:p>
                <draw:g>
                  <svg:desc>Feuille1.E1:Feuille1.E1</svg:desc>
                </draw:g>
              </table:table-cell>
              <table:table-cell office:value-type="string">
                <text:p>5</text:p>
                <draw:g>
                  <svg:desc>Feuille1.F1:Feuille1.F1</svg:desc>
                </draw:g>
              </table:table-cell>
              <table:table-cell office:value-type="string">
                <text:p>6</text:p>
                <draw:g>
                  <svg:desc>Feuille1.G1:Feuille1.G1</svg:desc>
                </draw:g>
              </table:table-cell>
              <table:table-cell office:value-type="string">
                <text:p>7</text:p>
                <draw:g>
                  <svg:desc>Feuille1.H1:Feuille1.H1</svg:desc>
                </draw:g>
              </table:table-cell>
              <table:table-cell office:value-type="string">
                <text:p>8</text:p>
                <draw:g>
                  <svg:desc>Feuille1.I1:Feuille1.I1</svg:desc>
                </draw:g>
              </table:table-cell>
              <table:table-cell office:value-type="string">
                <text:p>9</text:p>
                <draw:g>
                  <svg:desc>Feuille1.J1:Feuille1.J1</svg:desc>
                </draw:g>
              </table:table-cell>
              <table:table-cell office:value-type="string">
                <text:p>10</text:p>
                <draw:g>
                  <svg:desc>Feuille1.K1:Feuille1.K1</svg:desc>
                </draw:g>
              </table:table-cell>
              <table:table-cell office:value-type="string">
                <text:p>11</text:p>
                <draw:g>
                  <svg:desc>Feuille1.L1:Feuille1.L1</svg:desc>
                </draw:g>
              </table:table-cell>
              <table:table-cell office:value-type="string">
                <text:p>12</text:p>
                <draw:g>
                  <svg:desc>Feuille1.M1:Feuille1.M1</svg:desc>
                </draw:g>
              </table:table-cell>
              <table:table-cell office:value-type="string">
                <text:p>13</text:p>
                <draw:g>
                  <svg:desc>Feuille1.N1:Feuille1.N1</svg:desc>
                </draw:g>
              </table:table-cell>
              <table:table-cell office:value-type="string">
                <text:p>14</text:p>
                <draw:g>
                  <svg:desc>Feuille1.O1:Feuille1.O1</svg:desc>
                </draw:g>
              </table:table-cell>
              <table:table-cell office:value-type="string">
                <text:p>15</text:p>
                <draw:g>
                  <svg:desc>Feuille1.P1:Feuille1.P1</svg:desc>
                </draw:g>
              </table:table-cell>
              <table:table-cell office:value-type="string">
                <text:p>16</text:p>
                <draw:g>
                  <svg:desc>Feuille1.Q1:Feuille1.Q1</svg:desc>
                </draw:g>
              </table:table-cell>
              <table:table-cell office:value-type="string">
                <text:p>17</text:p>
                <draw:g>
                  <svg:desc>Feuille1.R1:Feuille1.R1</svg:desc>
                </draw:g>
              </table:table-cell>
              <table:table-cell office:value-type="string">
                <text:p>18</text:p>
                <draw:g>
                  <svg:desc>Feuille1.S1:Feuille1.S1</svg:desc>
                </draw:g>
              </table:table-cell>
              <table:table-cell office:value-type="string">
                <text:p>19</text:p>
                <draw:g>
                  <svg:desc>Feuille1.T1:Feuille1.T1</svg:desc>
                </draw:g>
              </table:table-cell>
              <table:table-cell office:value-type="string">
                <text:p>20</text:p>
                <draw:g>
                  <svg:desc>Feuille1.U1:Feuille1.U1</svg:desc>
                </draw:g>
              </table:table-cell>
              <table:table-cell office:value-type="string">
                <text:p>21</text:p>
                <draw:g>
                  <svg:desc>Feuille1.V1:Feuille1.V1</svg:desc>
                </draw:g>
              </table:table-cell>
              <table:table-cell office:value-type="string">
                <text:p>22</text:p>
                <draw:g>
                  <svg:desc>Feuille1.W1:Feuille1.W1</svg:desc>
                </draw:g>
              </table:table-cell>
              <table:table-cell office:value-type="string">
                <text:p>23</text:p>
                <draw:g>
                  <svg:desc>Feuille1.X1:Feuille1.X1</svg:desc>
                </draw:g>
              </table:table-cell>
              <table:table-cell office:value-type="string">
                <text:p>24</text:p>
                <draw:g>
                  <svg:desc>Feuille1.Y1:Feuille1.Y1</svg:desc>
                </draw:g>
              </table:table-cell>
              <table:table-cell office:value-type="string">
                <text:p>25</text:p>
                <draw:g>
                  <svg:desc>Feuille1.Z1:Feuille1.Z1</svg:desc>
                </draw:g>
              </table:table-cell>
              <table:table-cell office:value-type="string">
                <text:p>26</text:p>
                <draw:g>
                  <svg:desc>Feuille1.AA1:Feuille1.AA1</svg:desc>
                </draw:g>
              </table:table-cell>
              <table:table-cell office:value-type="string">
                <text:p>27</text:p>
                <draw:g>
                  <svg:desc>Feuille1.AB1:Feuille1.AB1</svg:desc>
                </draw:g>
              </table:table-cell>
              <table:table-cell office:value-type="string">
                <text:p>28</text:p>
                <draw:g>
                  <svg:desc>Feuille1.AC1:Feuille1.AC1</svg:desc>
                </draw:g>
              </table:table-cell>
              <table:table-cell office:value-type="string">
                <text:p>29</text:p>
                <draw:g>
                  <svg:desc>Feuille1.AD1:Feuille1.AD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Feuille1.A2:Feuille1.A29</svg:desc>
                </draw:g>
              </table:table-cell>
              <table:table-cell office:value-type="float" office:value="41.6666666666667">
                <text:p>41.6666666666667</text:p>
                <draw:g>
                  <svg:desc>Feuille1.B2:Feuille1.B29</svg:desc>
                </draw:g>
              </table:table-cell>
              <table:table-cell office:value-type="float" office:value="17.3611111111111">
                <text:p>17.3611111111111</text:p>
                <draw:g>
                  <svg:desc>Feuille1.C2:Feuille1.C29</svg:desc>
                </draw:g>
              </table:table-cell>
              <table:table-cell office:value-type="float" office:value="7.2337962962963">
                <text:p>7.2337962962963</text:p>
                <draw:g>
                  <svg:desc>Feuille1.D2:Feuille1.D29</svg:desc>
                </draw:g>
              </table:table-cell>
              <table:table-cell office:value-type="float" office:value="3.01408179012346">
                <text:p>3.01408179012346</text:p>
                <draw:g>
                  <svg:desc>Feuille1.E2:Feuille1.E29</svg:desc>
                </draw:g>
              </table:table-cell>
              <table:table-cell office:value-type="float" office:value="1.25586741255144">
                <text:p>1.25586741255144</text:p>
                <draw:g>
                  <svg:desc>Feuille1.F2:Feuille1.F29</svg:desc>
                </draw:g>
              </table:table-cell>
              <table:table-cell office:value-type="float" office:value="0.5232780885631">
                <text:p>0.5232780885631</text:p>
                <draw:g>
                  <svg:desc>Feuille1.G2:Feuille1.G29</svg:desc>
                </draw:g>
              </table:table-cell>
              <table:table-cell office:value-type="float" office:value="0.218032536901292">
                <text:p>0.218032536901292</text:p>
                <draw:g>
                  <svg:desc>Feuille1.H2:Feuille1.H29</svg:desc>
                </draw:g>
              </table:table-cell>
              <table:table-cell office:value-type="float" office:value="0.0908468903755383">
                <text:p>0.0908468903755383</text:p>
                <draw:g>
                  <svg:desc>Feuille1.I2:Feuille1.I29</svg:desc>
                </draw:g>
              </table:table-cell>
              <table:table-cell office:value-type="float" office:value="0.0378528709898076">
                <text:p>0.0378528709898076</text:p>
                <draw:g>
                  <svg:desc>Feuille1.J2:Feuille1.J29</svg:desc>
                </draw:g>
              </table:table-cell>
              <table:table-cell office:value-type="float" office:value="0.0157720295790865">
                <text:p>0.0157720295790865</text:p>
                <draw:g>
                  <svg:desc>Feuille1.K2:Feuille1.K29</svg:desc>
                </draw:g>
              </table:table-cell>
              <table:table-cell office:value-type="float" office:value="0.00657167899128604">
                <text:p>0.00657167899128604</text:p>
                <draw:g>
                  <svg:desc>Feuille1.L2:Feuille1.L29</svg:desc>
                </draw:g>
              </table:table-cell>
              <table:table-cell office:value-type="float" office:value="0.00273819957970252">
                <text:p>0.00273819957970252</text:p>
                <draw:g>
                  <svg:desc>Feuille1.M2:Feuille1.M29</svg:desc>
                </draw:g>
              </table:table-cell>
              <table:table-cell office:value-type="float" office:value="0.00114091649154272">
                <text:p>0.00114091649154272</text:p>
                <draw:g>
                  <svg:desc>Feuille1.N2:Feuille1.N29</svg:desc>
                </draw:g>
              </table:table-cell>
              <table:table-cell office:value-type="float" office:value="0.000475381871476131">
                <text:p>0.000475381871476131</text:p>
                <draw:g>
                  <svg:desc>Feuille1.O2:Feuille1.O29</svg:desc>
                </draw:g>
              </table:table-cell>
              <table:table-cell office:value-type="float" office:value="0.000198075779781721">
                <text:p>0.000198075779781721</text:p>
                <draw:g>
                  <svg:desc>Feuille1.P2:Feuille1.P29</svg:desc>
                </draw:g>
              </table:table-cell>
              <table:table-cell office:value-type="float" office:value="0.0000825315749090506">
                <text:p>0.0000825315749090506</text:p>
                <draw:g>
                  <svg:desc>Feuille1.Q2:Feuille1.Q29</svg:desc>
                </draw:g>
              </table:table-cell>
              <table:table-cell office:value-type="float" office:value="0.0000343881562121044">
                <text:p>0.0000343881562121044</text:p>
                <draw:g>
                  <svg:desc>Feuille1.R2:Feuille1.R29</svg:desc>
                </draw:g>
              </table:table-cell>
              <table:table-cell office:value-type="float" office:value="0.0000143283984217102">
                <text:p>0.0000143283984217102</text:p>
                <draw:g>
                  <svg:desc>Feuille1.S2:Feuille1.S29</svg:desc>
                </draw:g>
              </table:table-cell>
              <table:table-cell office:value-type="float" office:value="0.00000597016600904591">
                <text:p>0.00000597016600904591</text:p>
                <draw:g>
                  <svg:desc>Feuille1.T2:Feuille1.T29</svg:desc>
                </draw:g>
              </table:table-cell>
              <table:table-cell office:value-type="float" office:value="0.00000248756917043579">
                <text:p>0.00000248756917043579</text:p>
                <draw:g>
                  <svg:desc>Feuille1.U2:Feuille1.U29</svg:desc>
                </draw:g>
              </table:table-cell>
              <table:table-cell office:value-type="float" office:value="0.00000103648715434825">
                <text:p>0.00000103648715434825</text:p>
                <draw:g>
                  <svg:desc>Feuille1.V2:Feuille1.V29</svg:desc>
                </draw:g>
              </table:table-cell>
              <table:table-cell office:value-type="float" office:value="0.000000431869647645103">
                <text:p>0.000000431869647645103</text:p>
                <draw:g>
                  <svg:desc>Feuille1.W2:Feuille1.W29</svg:desc>
                </draw:g>
              </table:table-cell>
              <table:table-cell office:value-type="float" office:value="0.000000179945686518793">
                <text:p>0.000000179945686518793</text:p>
                <draw:g>
                  <svg:desc>Feuille1.X2:Feuille1.X29</svg:desc>
                </draw:g>
              </table:table-cell>
              <table:table-cell office:value-type="float" office:value="0.0000000749773693828304">
                <text:p>0.0000000749773693828304</text:p>
                <draw:g>
                  <svg:desc>Feuille1.Y2:Feuille1.Y29</svg:desc>
                </draw:g>
              </table:table-cell>
              <table:table-cell office:value-type="float" office:value="0.0000000312405705761793">
                <text:p>0.0000000312405705761793</text:p>
                <draw:g>
                  <svg:desc>Feuille1.Z2:Feuille1.Z29</svg:desc>
                </draw:g>
              </table:table-cell>
              <table:table-cell office:value-type="float" office:value="0.0000000130169044067414">
                <text:p>0.0000000130169044067414</text:p>
                <draw:g>
                  <svg:desc>Feuille1.AA2:Feuille1.AA29</svg:desc>
                </draw:g>
              </table:table-cell>
              <table:table-cell office:value-type="float" office:value="0.00000000542371016947558">
                <text:p>0.00000000542371016947558</text:p>
                <draw:g>
                  <svg:desc>Feuille1.AB2:Feuille1.AB29</svg:desc>
                </draw:g>
              </table:table-cell>
              <table:table-cell office:value-type="float" office:value="0.00000000225987923728149">
                <text:p>0.00000000225987923728149</text:p>
                <draw:g>
                  <svg:desc>Feuille1.AC2:Feuille1.AC29</svg:desc>
                </draw:g>
              </table:table-cell>
              <table:table-cell office:value-type="float" office:value="0.000000000941616348867288">
                <text:p>0.000000000941616348867288</text:p>
                <draw:g>
                  <svg:desc>Feuille1.AD2:Feuille1.AD29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5.4243827160494">
                <text:p>75.4243827160494</text:p>
              </table:table-cell>
              <table:table-cell office:value-type="float" office:value="36.2654320987654">
                <text:p>36.2654320987654</text:p>
              </table:table-cell>
              <table:table-cell office:value-type="float" office:value="22.7946447283189">
                <text:p>22.7946447283189</text:p>
              </table:table-cell>
              <table:table-cell office:value-type="float" office:value="10.5991488530712">
                <text:p>10.5991488530712</text:p>
              </table:table-cell>
              <table:table-cell office:value-type="float" office:value="6.16538159468049">
                <text:p>6.16538159468049</text:p>
              </table:table-cell>
              <table:table-cell office:value-type="float" office:value="2.81960896985154">
                <text:p>2.81960896985154</text:p>
              </table:table-cell>
              <table:table-cell office:value-type="float" office:value="1.57296633304571">
                <text:p>1.57296633304571</text:p>
              </table:table-cell>
              <table:table-cell office:value-type="float" office:value="0.712467833028355">
                <text:p>0.712467833028355</text:p>
              </table:table-cell>
              <table:table-cell office:value-type="float" office:value="0.387485156023312">
                <text:p>0.387485156023312</text:p>
              </table:table-cell>
              <table:table-cell office:value-type="float" office:value="0.17444152512275">
                <text:p>0.17444152512275</text:p>
              </table:table-cell>
              <table:table-cell office:value-type="float" office:value="0.0933120165509979">
                <text:p>0.0933120165509979</text:p>
              </table:table-cell>
              <table:table-cell office:value-type="float" office:value="0.0418366937403946">
                <text:p>0.0418366937403946</text:p>
              </table:table-cell>
              <table:table-cell office:value-type="float" office:value="0.0221273832608175">
                <text:p>0.0221273832608175</text:p>
              </table:table-cell>
              <table:table-cell office:value-type="float" office:value="0.00989275430545088">
                <text:p>0.00989275430545088</text:p>
              </table:table-cell>
              <table:table-cell office:value-type="float" office:value="0.00519077040737741">
                <text:p>0.00519077040737741</text:p>
              </table:table-cell>
              <table:table-cell office:value-type="float" office:value="0.00231601415711137">
                <text:p>0.00231601415711137</text:p>
              </table:table-cell>
              <table:table-cell office:value-type="float" office:value="0.00120828744725165">
                <text:p>0.00120828744725165</text:p>
              </table:table-cell>
              <table:table-cell office:value-type="float" office:value="0.000538323458300106">
                <text:p>0.000538323458300106</text:p>
              </table:table-cell>
              <table:table-cell office:value-type="float" office:value="0.000279678027991015">
                <text:p>0.000279678027991015</text:p>
              </table:table-cell>
              <table:table-cell office:value-type="float" office:value="0.000124469822470934">
                <text:p>0.000124469822470934</text:p>
              </table:table-cell>
              <table:table-cell office:value-type="float" office:value="0.0000644674361951638">
                <text:p>0.0000644674361951638</text:p>
              </table:table-cell>
              <table:table-cell office:value-type="float" office:value="0.0000286681498717221">
                <text:p>0.0000286681498717221</text:p>
              </table:table-cell>
              <table:table-cell office:value-type="float" office:value="0.0000148142584333212">
                <text:p>0.0000148142584333212</text:p>
              </table:table-cell>
              <table:table-cell office:value-type="float" office:value="0.00000658385910532092">
                <text:p>0.00000658385910532092</text:p>
              </table:table-cell>
              <table:table-cell office:value-type="float" office:value="0.00000339637093593406">
                <text:p>0.00000339637093593406</text:p>
              </table:table-cell>
              <table:table-cell office:value-type="float" office:value="0.0000015087650275553">
                <text:p>0.0000015087650275553</text:p>
              </table:table-cell>
              <table:table-cell office:value-type="float" office:value="0.000000777312134221743">
                <text:p>0.000000777312134221743</text:p>
              </table:table-cell>
              <table:table-cell office:value-type="float" office:value="0.000000345187994907402">
                <text:p>0.000000345187994907402</text:p>
              </table:table-cell>
              <table:table-cell office:value-type="float" office:value="0.000000177666843267803">
                <text:p>0.0000001776668432678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1.6374635631001">
                <text:p>91.6374635631001</text:p>
              </table:table-cell>
              <table:table-cell office:value-type="float" office:value="67.5706778612889">
                <text:p>67.5706778612889</text:p>
              </table:table-cell>
              <table:table-cell office:value-type="float" office:value="48.3511059003742">
                <text:p>48.3511059003742</text:p>
              </table:table-cell>
              <table:table-cell office:value-type="float" office:value="33.6488056169363">
                <text:p>33.6488056169363</text:p>
              </table:table-cell>
              <table:table-cell office:value-type="float" office:value="21.8963698650984">
                <text:p>21.8963698650984</text:p>
              </table:table-cell>
              <table:table-cell office:value-type="float" office:value="14.7290788616432">
                <text:p>14.7290788616432</text:p>
              </table:table-cell>
              <table:table-cell office:value-type="float" office:value="9.14847375924217">
                <text:p>9.14847375924217</text:p>
              </table:table-cell>
              <table:table-cell office:value-type="float" office:value="6.02890042198246">
                <text:p>6.02890042198246</text:p>
              </table:table-cell>
              <table:table-cell office:value-type="float" office:value="3.65039325588332">
                <text:p>3.65039325588332</text:p>
              </table:table-cell>
              <table:table-cell office:value-type="float" office:value="2.37540217710887">
                <text:p>2.37540217710887</text:p>
              </table:table-cell>
              <table:table-cell office:value-type="float" office:value="1.41718800171084">
                <text:p>1.41718800171084</text:p>
              </table:table-cell>
              <table:table-cell office:value-type="float" office:value="0.914966482909352">
                <text:p>0.914966482909352</text:p>
              </table:table-cell>
              <table:table-cell office:value-type="float" office:value="0.541088543893873">
                <text:p>0.541088543893873</text:p>
              </table:table-cell>
              <table:table-cell office:value-type="float" office:value="0.347622071381125">
                <text:p>0.347622071381125</text:p>
              </table:table-cell>
              <table:table-cell office:value-type="float" office:value="0.204478716016439">
                <text:p>0.204478716016439</text:p>
              </table:table-cell>
              <table:table-cell office:value-type="float" office:value="0.130963046188019">
                <text:p>0.130963046188019</text:p>
              </table:table-cell>
              <table:table-cell office:value-type="float" office:value="0.0767835436351734">
                <text:p>0.0767835436351734</text:p>
              </table:table-cell>
              <table:table-cell office:value-type="float" office:value="0.0490831583223453">
                <text:p>0.0490831583223453</text:p>
              </table:table-cell>
              <table:table-cell office:value-type="float" office:value="0.0287195969371069">
                <text:p>0.0287195969371069</text:p>
              </table:table-cell>
              <table:table-cell office:value-type="float" office:value="0.0183367060317033">
                <text:p>0.0183367060317033</text:p>
              </table:table-cell>
              <table:table-cell office:value-type="float" office:value="0.0107159187066598">
                <text:p>0.0107159187066598</text:p>
              </table:table-cell>
              <table:table-cell office:value-type="float" office:value="0.00683672677610296">
                <text:p>0.00683672677610296</text:p>
              </table:table-cell>
              <table:table-cell office:value-type="float" office:value="0.00399231828420766">
                <text:p>0.00399231828420766</text:p>
              </table:table-cell>
              <table:table-cell office:value-type="float" office:value="0.00254590933451933">
                <text:p>0.00254590933451933</text:p>
              </table:table-cell>
              <table:table-cell office:value-type="float" office:value="0.00148599040249256">
                <text:p>0.00148599040249256</text:p>
              </table:table-cell>
              <table:table-cell office:value-type="float" office:value="0.000947347674219664">
                <text:p>0.000947347674219664</text:p>
              </table:table-cell>
              <table:table-cell office:value-type="float" office:value="0.000552786006639801">
                <text:p>0.000552786006639801</text:p>
              </table:table-cell>
              <table:table-cell office:value-type="float" office:value="0.000352349470383558">
                <text:p>0.000352349470383558</text:p>
              </table:table-cell>
              <table:table-cell office:value-type="float" office:value="0.000205562626957423">
                <text:p>0.00020556262695742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7.154414684666">
                <text:p>97.154414684666</text:p>
              </table:table-cell>
              <table:table-cell office:value-type="float" office:value="78.5454315056515">
                <text:p>78.5454315056515</text:p>
              </table:table-cell>
              <table:table-cell office:value-type="float" office:value="65.4656783811003">
                <text:p>65.4656783811003</text:p>
              </table:table-cell>
              <table:table-cell office:value-type="float" office:value="48.5280476077607">
                <text:p>48.5280476077607</text:p>
              </table:table-cell>
              <table:table-cell office:value-type="float" office:value="37.4330099170651">
                <text:p>37.4330099170651</text:p>
              </table:table-cell>
              <table:table-cell office:value-type="float" office:value="26.2129744998215">
                <text:p>26.2129744998215</text:p>
              </table:table-cell>
              <table:table-cell office:value-type="float" office:value="19.3180969619017">
                <text:p>19.3180969619017</text:p>
              </table:table-cell>
              <table:table-cell office:value-type="float" office:value="13.0225084375007">
                <text:p>13.0225084375007</text:p>
              </table:table-cell>
              <table:table-cell office:value-type="float" office:value="9.31742386209428">
                <text:p>9.31742386209428</text:p>
              </table:table-cell>
              <table:table-cell office:value-type="float" office:value="6.11665131753376">
                <text:p>6.11665131753376</text:p>
              </table:table-cell>
              <table:table-cell office:value-type="float" office:value="4.28778483584584">
                <text:p>4.28778483584584</text:p>
              </table:table-cell>
              <table:table-cell office:value-type="float" office:value="2.76139128837435">
                <text:p>2.76139128837435</text:p>
              </table:table-cell>
              <table:table-cell office:value-type="float" office:value="1.90728079467453">
                <text:p>1.90728079467453</text:p>
              </table:table-cell>
              <table:table-cell office:value-type="float" office:value="1.21086793049816">
                <text:p>1.21086793049816</text:p>
              </table:table-cell>
              <table:table-cell office:value-type="float" office:value="0.827095129586201">
                <text:p>0.827095129586201</text:p>
              </table:table-cell>
              <table:table-cell office:value-type="float" office:value="0.519363577529067">
                <text:p>0.519363577529067</text:p>
              </table:table-cell>
              <table:table-cell office:value-type="float" office:value="0.3517230313842">
                <text:p>0.3517230313842</text:p>
              </table:table-cell>
              <table:table-cell office:value-type="float" office:value="0.218964410668477">
                <text:p>0.218964410668477</text:p>
              </table:table-cell>
              <table:table-cell office:value-type="float" office:value="0.147282915971407">
                <text:p>0.147282915971407</text:p>
              </table:table-cell>
              <table:table-cell office:value-type="float" office:value="0.0910593085494862">
                <text:p>0.0910593085494862</text:p>
              </table:table-cell>
              <table:table-cell office:value-type="float" office:value="0.0609145357540493">
                <text:p>0.0609145357540493</text:p>
              </table:table-cell>
              <table:table-cell office:value-type="float" office:value="0.0374493165499051">
                <text:p>0.0374493165499051</text:p>
              </table:table-cell>
              <table:table-cell office:value-type="float" office:value="0.0249392238142416">
                <text:p>0.0249392238142416</text:p>
              </table:table-cell>
              <table:table-cell office:value-type="float" office:value="0.0152607312434101">
                <text:p>0.0152607312434101</text:p>
              </table:table-cell>
              <table:table-cell office:value-type="float" office:value="0.0101246724330591">
                <text:p>0.0101246724330591</text:p>
              </table:table-cell>
              <table:table-cell office:value-type="float" office:value="0.00617115054974291">
                <text:p>0.00617115054974291</text:p>
              </table:table-cell>
              <table:table-cell office:value-type="float" office:value="0.00408122382896524">
                <text:p>0.00408122382896524</text:p>
              </table:table-cell>
              <table:table-cell office:value-type="float" office:value="0.00247926114387628">
                <text:p>0.00247926114387628</text:p>
              </table:table-cell>
              <table:table-cell office:value-type="float" office:value="0.00163517560763239">
                <text:p>0.0016351756076323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9.0317105524211">
                <text:p>99.0317105524211</text:p>
              </table:table-cell>
              <table:table-cell office:value-type="float" office:value="89.5567732608147">
                <text:p>89.5567732608147</text:p>
              </table:table-cell>
              <table:table-cell office:value-type="float" office:value="77.3254283797716">
                <text:p>77.3254283797716</text:p>
              </table:table-cell>
              <table:table-cell office:value-type="float" office:value="65.1107245055732">
                <text:p>65.1107245055732</text:p>
              </table:table-cell>
              <table:table-cell office:value-type="float" office:value="51.4392311939946">
                <text:p>51.4392311939946</text:p>
              </table:table-cell>
              <table:table-cell office:value-type="float" office:value="41.0771909882719">
                <text:p>41.0771909882719</text:p>
              </table:table-cell>
              <table:table-cell office:value-type="float" office:value="30.5959660972163">
                <text:p>30.5959660972163</text:p>
              </table:table-cell>
              <table:table-cell office:value-type="float" office:value="23.5170243806123">
                <text:p>23.5170243806123</text:p>
              </table:table-cell>
              <table:table-cell office:value-type="float" office:value="16.8118256440849">
                <text:p>16.8118256440849</text:p>
              </table:table-cell>
              <table:table-cell office:value-type="float" office:value="12.5637903956816">
                <text:p>12.5637903956816</text:p>
              </table:table-cell>
              <table:table-cell office:value-type="float" office:value="8.71667379184389">
                <text:p>8.71667379184389</text:p>
              </table:table-cell>
              <table:table-cell office:value-type="float" office:value="6.37684017470836">
                <text:p>6.37684017470836</text:p>
              </table:table-cell>
              <table:table-cell office:value-type="float" office:value="4.32512298736276">
                <text:p>4.32512298736276</text:p>
              </table:table-cell>
              <table:table-cell office:value-type="float" office:value="3.11211657307027">
                <text:p>3.11211657307027</text:p>
              </table:table-cell>
              <table:table-cell office:value-type="float" office:value="2.07386454204559">
                <text:p>2.07386454204559</text:p>
              </table:table-cell>
              <table:table-cell office:value-type="float" office:value="1.47267273786013">
                <text:p>1.47267273786013</text:p>
              </table:table-cell>
              <table:table-cell office:value-type="float" office:value="0.967619520217355">
                <text:p>0.967619520217355</text:p>
              </table:table-cell>
              <table:table-cell office:value-type="float" office:value="0.679788738752992">
                <text:p>0.679788738752992</text:p>
              </table:table-cell>
              <table:table-cell office:value-type="float" office:value="0.441547527355384">
                <text:p>0.441547527355384</text:p>
              </table:table-cell>
              <table:table-cell office:value-type="float" office:value="0.307466712296761">
                <text:p>0.307466712296761</text:p>
              </table:table-cell>
              <table:table-cell office:value-type="float" office:value="0.197814676406561">
                <text:p>0.197814676406561</text:p>
              </table:table-cell>
              <table:table-cell office:value-type="float" office:value="0.136725849383629">
                <text:p>0.136725849383629</text:p>
              </table:table-cell>
              <table:table-cell office:value-type="float" office:value="0.0872617161038242">
                <text:p>0.0872617161038242</text:p>
              </table:table-cell>
              <table:table-cell office:value-type="float" office:value="0.0599338942687376">
                <text:p>0.0599338942687376</text:p>
              </table:table-cell>
              <table:table-cell office:value-type="float" office:value="0.037990323685991">
                <text:p>0.037990323685991</text:p>
              </table:table-cell>
              <table:table-cell office:value-type="float" office:value="0.0259516062394828">
                <text:p>0.0259516062394828</text:p>
              </table:table-cell>
              <table:table-cell office:value-type="float" office:value="0.0163532018650975">
                <text:p>0.0163532018650975</text:p>
              </table:table-cell>
              <table:table-cell office:value-type="float" office:value="0.0111185458455062">
                <text:p>0.0111185458455062</text:p>
              </table:table-cell>
              <table:table-cell office:value-type="float" office:value="0.00697039084530876">
                <text:p>0.0069703908453087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9.6705126185322">
                <text:p>99.6705126185322</text:p>
              </table:table-cell>
              <table:table-cell office:value-type="float" office:value="93.3979749135454">
                <text:p>93.3979749135454</text:p>
              </table:table-cell>
              <table:table-cell office:value-type="float" office:value="86.2673527222927">
                <text:p>86.2673527222927</text:p>
              </table:table-cell>
              <table:table-cell office:value-type="float" office:value="74.8737331928222">
                <text:p>74.8737331928222</text:p>
              </table:table-cell>
              <table:table-cell office:value-type="float" office:value="64.876137938889">
                <text:p>64.876137938889</text:p>
              </table:table-cell>
              <table:table-cell office:value-type="float" office:value="52.7684463171129">
                <text:p>52.7684463171129</text:p>
              </table:table-cell>
              <table:table-cell office:value-type="float" office:value="43.5562313402898">
                <text:p>43.5562313402898</text:p>
              </table:table-cell>
              <table:table-cell office:value-type="float" office:value="33.6950982550929">
                <text:p>33.6950982550929</text:p>
              </table:table-cell>
              <table:table-cell office:value-type="float" office:value="26.8103907558489">
                <text:p>26.8103907558489</text:p>
              </table:table-cell>
              <table:table-cell office:value-type="float" office:value="19.9575478988314">
                <text:p>19.9575478988314</text:p>
              </table:table-cell>
              <table:table-cell office:value-type="float" office:value="15.4373452300768">
                <text:p>15.4373452300768</text:p>
              </table:table-cell>
              <table:table-cell office:value-type="float" office:value="11.1520979782895">
                <text:p>11.1520979782895</text:p>
              </table:table-cell>
              <table:table-cell office:value-type="float" office:value="8.43658966293339">
                <text:p>8.43658966293339</text:p>
              </table:table-cell>
              <table:table-cell office:value-type="float" office:value="5.95128392735906">
                <text:p>5.95128392735906</text:p>
              </table:table-cell>
              <table:table-cell office:value-type="float" office:value="4.42246938245532">
                <text:p>4.42246938245532</text:p>
              </table:table-cell>
              <table:table-cell office:value-type="float" office:value="3.06013670373294">
                <text:p>3.06013670373294</text:p>
              </table:table-cell>
              <table:table-cell office:value-type="float" office:value="2.24103072662651">
                <text:p>2.24103072662651</text:p>
              </table:table-cell>
              <table:table-cell office:value-type="float" office:value="1.52628519487481">
                <text:p>1.52628519487481</text:p>
              </table:table-cell>
              <table:table-cell office:value-type="float" office:value="1.10424071896472">
                <text:p>1.10424071896472</text:p>
              </table:table-cell>
              <table:table-cell office:value-type="float" office:value="0.74215595859866">
                <text:p>0.74215595859866</text:p>
              </table:table-cell>
              <table:table-cell office:value-type="float" office:value="0.531459854996828">
                <text:p>0.531459854996828</text:p>
              </table:table-cell>
              <table:table-cell office:value-type="float" office:value="0.353204994289955">
                <text:p>0.353204994289955</text:p>
              </table:table-cell>
              <table:table-cell office:value-type="float" office:value="0.250726196998314">
                <text:p>0.250726196998314</text:p>
              </table:table-cell>
              <table:table-cell office:value-type="float" office:value="0.165036128835367">
                <text:p>0.165036128835367</text:p>
              </table:table-cell>
              <table:table-cell office:value-type="float" office:value="0.116270542315588">
                <text:p>0.116270542315588</text:p>
              </table:table-cell>
              <table:table-cell office:value-type="float" office:value="0.0758984715765173">
                <text:p>0.0758984715765173</text:p>
              </table:table-cell>
              <table:table-cell office:value-type="float" office:value="0.0531206655599581">
                <text:p>0.0531206655599581</text:p>
              </table:table-cell>
              <table:table-cell office:value-type="float" office:value="0.0344245257237941">
                <text:p>0.0344245257237941</text:p>
              </table:table-cell>
              <table:table-cell office:value-type="float" office:value="0.0239543815815662">
                <text:p>0.02395438158156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9.8878827660283">
                <text:p>99.8878827660283</text:p>
              </table:table-cell>
              <table:table-cell office:value-type="float" office:value="96.834023613084">
                <text:p>96.834023613084</text:p>
              </table:table-cell>
              <table:table-cell office:value-type="float" office:value="91.1076958921128">
                <text:p>91.1076958921128</text:p>
              </table:table-cell>
              <table:table-cell office:value-type="float" office:value="84.0047948109437">
                <text:p>84.0047948109437</text:p>
              </table:table-cell>
              <table:table-cell office:value-type="float" office:value="74.0510300232771">
                <text:p>74.0510300232771</text:p>
              </table:table-cell>
              <table:table-cell office:value-type="float" office:value="65.022641803033">
                <text:p>65.022641803033</text:p>
              </table:table-cell>
              <table:table-cell office:value-type="float" office:value="54.1913211127083">
                <text:p>54.1913211127083</text:p>
              </table:table-cell>
              <table:table-cell office:value-type="float" office:value="45.6715516083018">
                <text:p>45.6715516083018</text:p>
              </table:table-cell>
              <table:table-cell office:value-type="float" office:value="36.373163953198">
                <text:p>36.373163953198</text:p>
              </table:table-cell>
              <table:table-cell office:value-type="float" office:value="29.6521781843736">
                <text:p>29.6521781843736</text:p>
              </table:table-cell>
              <table:table-cell office:value-type="float" office:value="22.7698089332608">
                <text:p>22.7698089332608</text:p>
              </table:table-cell>
              <table:table-cell office:value-type="float" office:value="18.0695749416193">
                <text:p>18.0695749416193</text:p>
              </table:table-cell>
              <table:table-cell office:value-type="float" office:value="13.4725476382057">
                <text:p>13.4725476382057</text:p>
              </table:table-cell>
              <table:table-cell office:value-type="float" office:value="10.4589856474966">
                <text:p>10.4589856474966</text:p>
              </table:table-cell>
              <table:table-cell office:value-type="float" office:value="7.61220509798133">
                <text:p>7.61220509798133</text:p>
              </table:table-cell>
              <table:table-cell office:value-type="float" office:value="5.80296637827776">
                <text:p>5.80296637827776</text:p>
              </table:table-cell>
              <table:table-cell office:value-type="float" office:value="4.13974075039959">
                <text:p>4.13974075039959</text:p>
              </table:table-cell>
              <table:table-cell office:value-type="float" office:value="3.10807914623297">
                <text:p>3.10807914623297</text:p>
              </table:table-cell>
              <table:table-cell office:value-type="float" office:value="2.18023431548437">
                <text:p>2.18023431548437</text:p>
              </table:table-cell>
              <table:table-cell office:value-type="float" office:value="1.61587037298165">
                <text:p>1.61587037298165</text:p>
              </table:table-cell>
              <table:table-cell office:value-type="float" office:value="1.11737072639864">
                <text:p>1.11737072639864</text:p>
              </table:table-cell>
              <table:table-cell office:value-type="float" office:value="0.819001847564485">
                <text:p>0.819001847564485</text:p>
              </table:table-cell>
              <table:table-cell office:value-type="float" office:value="0.559405869794155">
                <text:p>0.559405869794155</text:p>
              </table:table-cell>
              <table:table-cell office:value-type="float" office:value="0.406109960041839">
                <text:p>0.406109960041839</text:p>
              </table:table-cell>
              <table:table-cell office:value-type="float" office:value="0.274436764722207">
                <text:p>0.274436764722207</text:p>
              </table:table-cell>
              <table:table-cell office:value-type="float" office:value="0.197566882034688">
                <text:p>0.197566882034688</text:p>
              </table:table-cell>
              <table:table-cell office:value-type="float" office:value="0.132265521293282">
                <text:p>0.132265521293282</text:p>
              </table:table-cell>
              <table:table-cell office:value-type="float" office:value="0.0945165944773439">
                <text:p>0.0945165944773439</text:p>
              </table:table-cell>
              <table:table-cell office:value-type="float" office:value="0.0627555854392347">
                <text:p>0.062755585439234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9.9618489967735">
                <text:p>99.9618489967735</text:p>
              </table:table-cell>
              <table:table-cell office:value-type="float" office:value="98.0308198084382">
                <text:p>98.0308198084382</text:p>
              </table:table-cell>
              <table:table-cell office:value-type="float" office:value="94.9050420135871">
                <text:p>94.9050420135871</text:p>
              </table:table-cell>
              <table:table-cell office:value-type="float" office:value="88.9311993614151">
                <text:p>88.9311993614151</text:p>
              </table:table-cell>
              <table:table-cell office:value-type="float" office:value="82.4595298973268">
                <text:p>82.4595298973268</text:p>
              </table:table-cell>
              <table:table-cell office:value-type="float" office:value="73.3547609203572">
                <text:p>73.3547609203572</text:p>
              </table:table-cell>
              <table:table-cell office:value-type="float" office:value="65.2228119148859">
                <text:p>65.2228119148859</text:p>
              </table:table-cell>
              <table:table-cell office:value-type="float" office:value="55.3170199351145">
                <text:p>55.3170199351145</text:p>
              </table:table-cell>
              <table:table-cell office:value-type="float" office:value="47.4197513699656">
                <text:p>47.4197513699656</text:p>
              </table:table-cell>
              <table:table-cell office:value-type="float" office:value="38.611103416168">
                <text:p>38.611103416168</text:p>
              </table:table-cell>
              <table:table-cell office:value-type="float" office:value="32.096820871531">
                <text:p>32.096820871531</text:p>
              </table:table-cell>
              <table:table-cell office:value-type="float" office:value="25.258369714259">
                <text:p>25.258369714259</text:p>
              </table:table-cell>
              <table:table-cell office:value-type="float" office:value="20.4645979905435">
                <text:p>20.4645979905435</text:p>
              </table:table-cell>
              <table:table-cell office:value-type="float" office:value="15.6523509892368">
                <text:p>15.6523509892368</text:p>
              </table:table-cell>
              <table:table-cell office:value-type="float" office:value="12.4115506125733">
                <text:p>12.4115506125733</text:p>
              </table:table-cell>
              <table:table-cell office:value-type="float" office:value="9.26859219016411">
                <text:p>9.26859219016411</text:p>
              </table:table-cell>
              <table:table-cell office:value-type="float" office:value="7.21698448908121">
                <text:p>7.21698448908121</text:p>
              </table:table-cell>
              <table:table-cell office:value-type="float" office:value="5.28130058477466">
                <text:p>5.28130058477466</text:p>
              </table:table-cell>
              <table:table-cell office:value-type="float" office:value="4.04892328445264">
                <text:p>4.04892328445264</text:p>
              </table:table-cell>
              <table:table-cell office:value-type="float" office:value="2.91203128774954">
                <text:p>2.91203128774954</text:p>
              </table:table-cell>
              <table:table-cell office:value-type="float" office:value="2.20286741332832">
                <text:p>2.20286741332832</text:p>
              </table:table-cell>
              <table:table-cell office:value-type="float" office:value="1.56079819318836">
                <text:p>1.56079819318836</text:p>
              </table:table-cell>
              <table:table-cell office:value-type="float" office:value="1.16706568244353">
                <text:p>1.16706568244353</text:p>
              </table:table-cell>
              <table:table-cell office:value-type="float" office:value="0.816200192572962">
                <text:p>0.816200192572962</text:p>
              </table:table-cell>
              <table:table-cell office:value-type="float" office:value="0.604126596154706">
                <text:p>0.604126596154706</text:p>
              </table:table-cell>
              <table:table-cell office:value-type="float" office:value="0.417700870892762">
                <text:p>0.417700870892762</text:p>
              </table:table-cell>
              <table:table-cell office:value-type="float" office:value="0.306407215281453">
                <text:p>0.306407215281453</text:p>
              </table:table-cell>
              <table:table-cell office:value-type="float" office:value="0.20972435558108">
                <text:p>0.20972435558108</text:p>
              </table:table-cell>
              <table:table-cell office:value-type="float" office:value="0.152622929326364">
                <text:p>0.1526229293263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9.9870180614021">
                <text:p>99.9870180614021</text:p>
              </table:table-cell>
              <table:table-cell office:value-type="float" office:value="99.0609299704657">
                <text:p>99.0609299704657</text:p>
              </table:table-cell>
              <table:table-cell office:value-type="float" office:value="96.7323766553293">
                <text:p>96.7323766553293</text:p>
              </table:table-cell>
              <table:table-cell office:value-type="float" office:value="93.2605530487422">
                <text:p>93.2605530487422</text:p>
              </table:table-cell>
              <table:table-cell office:value-type="float" office:value="87.4771120588364">
                <text:p>87.4771120588364</text:p>
              </table:table-cell>
              <table:table-cell office:value-type="float" office:value="81.3723432323412">
                <text:p>81.3723432323412</text:p>
              </table:table-cell>
              <table:table-cell office:value-type="float" office:value="72.9968351523278">
                <text:p>72.9968351523278</text:p>
              </table:table-cell>
              <table:table-cell office:value-type="float" office:value="65.5048371605093">
                <text:p>65.5048371605093</text:p>
              </table:table-cell>
              <table:table-cell office:value-type="float" office:value="56.3454913367203">
                <text:p>56.3454913367203</text:p>
              </table:table-cell>
              <table:table-cell office:value-type="float" office:value="48.9429855440203">
                <text:p>48.9429855440203</text:p>
              </table:table-cell>
              <table:table-cell office:value-type="float" office:value="40.5675638253478">
                <text:p>40.5675638253478</text:p>
              </table:table-cell>
              <table:table-cell office:value-type="float" office:value="34.2538979565291">
                <text:p>34.2538979565291</text:p>
              </table:table-cell>
              <table:table-cell office:value-type="float" office:value="27.4999882530997">
                <text:p>27.4999882530997</text:p>
              </table:table-cell>
              <table:table-cell office:value-type="float" office:value="22.6621685694101">
                <text:p>22.6621685694101</text:p>
              </table:table-cell>
              <table:table-cell office:value-type="float" office:value="17.7033206124309">
                <text:p>17.7033206124309</text:p>
              </table:table-cell>
              <table:table-cell office:value-type="float" office:value="14.2878053402271">
                <text:p>14.2878053402271</text:p>
              </table:table-cell>
              <table:table-cell office:value-type="float" office:value="10.9028807851856">
                <text:p>10.9028807851856</text:p>
              </table:table-cell>
              <table:table-cell office:value-type="float" office:value="8.64277057509355">
                <text:p>8.64277057509355</text:p>
              </table:table-cell>
              <table:table-cell office:value-type="float" office:value="6.46332746447529">
                <text:p>6.46332746447529</text:p>
              </table:table-cell>
              <table:table-cell office:value-type="float" office:value="5.04442525157657">
                <text:p>5.04442525157657</text:p>
              </table:table-cell>
              <table:table-cell office:value-type="float" office:value="3.7068349366261">
                <text:p>3.7068349366261</text:p>
              </table:table-cell>
              <table:table-cell office:value-type="float" office:value="2.85407728864014">
                <text:p>2.85407728864014</text:p>
              </table:table-cell>
              <table:table-cell office:value-type="float" office:value="2.0654122174699">
                <text:p>2.0654122174699</text:p>
              </table:table-cell>
              <table:table-cell office:value-type="float" office:value="1.57142387090088">
                <text:p>1.57142387090088</text:p>
              </table:table-cell>
              <table:table-cell office:value-type="float" office:value="1.1219757781686">
                <text:p>1.1219757781686</text:p>
              </table:table-cell>
              <table:table-cell office:value-type="float" office:value="0.844682894302006">
                <text:p>0.844682894302006</text:p>
              </table:table-cell>
              <table:table-cell office:value-type="float" office:value="0.595940204957623">
                <text:p>0.595940204957623</text:p>
              </table:table-cell>
              <table:table-cell office:value-type="float" office:value="0.444468628609649">
                <text:p>0.444468628609649</text:p>
              </table:table-cell>
              <table:table-cell office:value-type="float" office:value="0.31026574609362">
                <text:p>0.3102657460936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9.9955825347827">
                <text:p>99.9955825347827</text:p>
              </table:table-cell>
              <table:table-cell office:value-type="float" office:value="99.4195240769699">
                <text:p>99.4195240769699</text:p>
              </table:table-cell>
              <table:table-cell office:value-type="float" office:value="98.1924244160647">
                <text:p>98.1924244160647</text:p>
              </table:table-cell>
              <table:table-cell office:value-type="float" office:value="95.4487060926861">
                <text:p>95.4487060926861</text:p>
              </table:table-cell>
              <table:table-cell office:value-type="float" office:value="91.9334929384145">
                <text:p>91.9334929384145</text:p>
              </table:table-cell>
              <table:table-cell office:value-type="float" office:value="86.3080737252183">
                <text:p>86.3080737252183</text:p>
              </table:table-cell>
              <table:table-cell office:value-type="float" office:value="80.5726440172359">
                <text:p>80.5726440172359</text:p>
              </table:table-cell>
              <table:table-cell office:value-type="float" office:value="72.7715136318151">
                <text:p>72.7715136318151</text:p>
              </table:table-cell>
              <table:table-cell office:value-type="float" office:value="65.8137867030058">
                <text:p>65.8137867030058</text:p>
              </table:table-cell>
              <table:table-cell office:value-type="float" office:value="57.261832889391">
                <text:p>57.261832889391</text:p>
              </table:table-cell>
              <table:table-cell office:value-type="float" office:value="50.2844966962264">
                <text:p>50.2844966962264</text:p>
              </table:table-cell>
              <table:table-cell office:value-type="float" office:value="42.2931323686037">
                <text:p>42.2931323686037</text:p>
              </table:table-cell>
              <table:table-cell office:value-type="float" office:value="36.1774798669082">
                <text:p>36.1774798669082</text:p>
              </table:table-cell>
              <table:table-cell office:value-type="float" office:value="29.5317284432384">
                <text:p>29.5317284432384</text:p>
              </table:table-cell>
              <table:table-cell office:value-type="float" office:value="24.6862289858152">
                <text:p>24.6862289858152</text:p>
              </table:table-cell>
              <table:table-cell office:value-type="float" office:value="19.6317017171604">
                <text:p>19.6317017171604</text:p>
              </table:table-cell>
              <table:table-cell office:value-type="float" office:value="16.0837578735852">
                <text:p>16.0837578735852</text:p>
              </table:table-cell>
              <table:table-cell office:value-type="float" office:value="12.5023146248811">
                <text:p>12.5023146248811</text:p>
              </table:table-cell>
              <table:table-cell office:value-type="float" office:value="10.0642534334311">
                <text:p>10.0642534334311</text:p>
              </table:table-cell>
              <table:table-cell office:value-type="float" office:value="7.66876394743848">
                <text:p>7.66876394743848</text:p>
              </table:table-cell>
              <table:table-cell office:value-type="float" office:value="6.07873072528347">
                <text:p>6.07873072528347</text:p>
              </table:table-cell>
              <table:table-cell office:value-type="float" office:value="4.55145186691505">
                <text:p>4.55145186691505</text:p>
              </table:table-cell>
              <table:table-cell office:value-type="float" office:value="3.55897659777105">
                <text:p>3.55897659777105</text:p>
              </table:table-cell>
              <table:table-cell office:value-type="float" office:value="2.62388665551722">
                <text:p>2.62388665551722</text:p>
              </table:table-cell>
              <table:table-cell office:value-type="float" office:value="2.02711138126704">
                <text:p>2.02711138126704</text:p>
              </table:table-cell>
              <table:table-cell office:value-type="float" office:value="1.47412302887397">
                <text:p>1.47412302887397</text:p>
              </table:table-cell>
              <table:table-cell office:value-type="float" office:value="1.12665835180679">
                <text:p>1.12665835180679</text:p>
              </table:table-cell>
              <table:table-cell office:value-type="float" office:value="0.809328489909605">
                <text:p>0.809328489909605</text:p>
              </table:table-cell>
              <table:table-cell office:value-type="float" office:value="0.612624407180927">
                <text:p>0.61262440718092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9.9984968347524">
                <text:p>99.9984968347524</text:p>
              </table:table-cell>
              <table:table-cell office:value-type="float" office:value="99.7237759363589">
                <text:p>99.7237759363589</text:p>
              </table:table-cell>
              <table:table-cell office:value-type="float" office:value="98.8485326785336">
                <text:p>98.8485326785336</text:p>
              </table:table-cell>
              <table:table-cell office:value-type="float" office:value="97.3186587953074">
                <text:p>97.3186587953074</text:p>
              </table:table-cell>
              <table:table-cell office:value-type="float" office:value="94.380048994704">
                <text:p>94.380048994704</text:p>
              </table:table-cell>
              <table:table-cell office:value-type="float" office:value="90.8450816402025">
                <text:p>90.8450816402025</text:p>
              </table:table-cell>
              <table:table-cell office:value-type="float" office:value="85.4136473846175">
                <text:p>85.4136473846175</text:p>
              </table:table-cell>
              <table:table-cell office:value-type="float" office:value="79.9821198571691">
                <text:p>79.9821198571691</text:p>
              </table:table-cell>
              <table:table-cell office:value-type="float" office:value="72.6643333108606">
                <text:p>72.6643333108606</text:p>
              </table:table-cell>
              <table:table-cell office:value-type="float" office:value="66.1437005634533">
                <text:p>66.1437005634533</text:p>
              </table:table-cell>
              <table:table-cell office:value-type="float" office:value="58.1020803298937">
                <text:p>58.1020803298937</text:p>
              </table:table-cell>
              <table:table-cell office:value-type="float" office:value="51.4886488365909">
                <text:p>51.4886488365909</text:p>
              </table:table-cell>
              <table:table-cell office:value-type="float" office:value="43.8406448101362">
                <text:p>43.8406448101362</text:p>
              </table:table-cell>
              <table:table-cell office:value-type="float" office:value="37.9138411221262">
                <text:p>37.9138411221262</text:p>
              </table:table-cell>
              <table:table-cell office:value-type="float" office:value="31.3891281969997">
                <text:p>31.3891281969997</text:p>
              </table:table-cell>
              <table:table-cell office:value-type="float" office:value="26.5601211257619">
                <text:p>26.5601211257619</text:p>
              </table:table-cell>
              <table:table-cell office:value-type="float" office:value="21.4476604242711">
                <text:p>21.4476604242711</text:p>
              </table:table-cell>
              <table:table-cell office:value-type="float" office:value="17.8003787190999">
                <text:p>17.8003787190999</text:p>
              </table:table-cell>
              <table:table-cell office:value-type="float" office:value="14.0601018638618">
                <text:p>14.0601018638618</text:p>
              </table:table-cell>
              <table:table-cell office:value-type="float" office:value="11.470798310214">
                <text:p>11.470798310214</text:p>
              </table:table-cell>
              <table:table-cell office:value-type="float" office:value="8.88501627239543">
                <text:p>8.88501627239543</text:p>
              </table:table-cell>
              <table:table-cell office:value-type="float" office:value="7.13930026644674">
                <text:p>7.13930026644674</text:p>
              </table:table-cell>
              <table:table-cell office:value-type="float" office:value="5.43471587531919">
                <text:p>5.43471587531919</text:p>
              </table:table-cell>
              <table:table-cell office:value-type="float" office:value="4.30813464160375">
                <text:p>4.30813464160375</text:p>
              </table:table-cell>
              <table:table-cell office:value-type="float" office:value="3.22913989616274">
                <text:p>3.22913989616274</text:p>
              </table:table-cell>
              <table:table-cell office:value-type="float" office:value="2.52892882140691">
                <text:p>2.52892882140691</text:p>
              </table:table-cell>
              <table:table-cell office:value-type="float" office:value="1.8694590399407">
                <text:p>1.8694590399407</text:p>
              </table:table-cell>
              <table:table-cell office:value-type="float" office:value="1.44823500263895">
                <text:p>1.44823500263895</text:p>
              </table:table-cell>
              <table:table-cell office:value-type="float" office:value="1.05732354487469">
                <text:p>1.0573235448746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9.9994885062699">
                <text:p>99.9994885062699</text:p>
              </table:table-cell>
              <table:table-cell office:value-type="float" office:value="99.8296672467393">
                <text:p>99.8296672467393</text:p>
              </table:table-cell>
              <table:table-cell office:value-type="float" office:value="99.3782235467464">
                <text:p>99.3782235467464</text:p>
              </table:table-cell>
              <table:table-cell office:value-type="float" office:value="98.2185009680541">
                <text:p>98.2185009680541</text:p>
              </table:table-cell>
              <table:table-cell office:value-type="float" office:value="96.508588040064">
                <text:p>96.508588040064</text:p>
              </table:table-cell>
              <table:table-cell office:value-type="float" office:value="93.445041595643">
                <text:p>93.445041595643</text:p>
              </table:table-cell>
              <table:table-cell office:value-type="float" office:value="89.9445849713947">
                <text:p>89.9445849713947</text:p>
              </table:table-cell>
              <table:table-cell office:value-type="float" office:value="84.6998967393292">
                <text:p>84.6998967393292</text:p>
              </table:table-cell>
              <table:table-cell office:value-type="float" office:value="79.539548645028">
                <text:p>79.539548645028</text:p>
              </table:table-cell>
              <table:table-cell office:value-type="float" office:value="72.6311658532257">
                <text:p>72.6311658532257</text:p>
              </table:table-cell>
              <table:table-cell office:value-type="float" office:value="66.4824752751058">
                <text:p>66.4824752751058</text:p>
              </table:table-cell>
              <table:table-cell office:value-type="float" office:value="58.8767331784655">
                <text:p>58.8767331784655</text:p>
              </table:table-cell>
              <table:table-cell office:value-type="float" office:value="52.5816592534222">
                <text:p>52.5816592534222</text:p>
              </table:table-cell>
              <table:table-cell office:value-type="float" office:value="45.2425880521346">
                <text:p>45.2425880521346</text:p>
              </table:table-cell>
              <table:table-cell office:value-type="float" office:value="39.4952681783682">
                <text:p>39.4952681783682</text:p>
              </table:table-cell>
              <table:table-cell office:value-type="float" office:value="33.0980214248425">
                <text:p>33.0980214248425</text:p>
              </table:table-cell>
              <table:table-cell office:value-type="float" office:value="28.3025142048939">
                <text:p>28.3025142048939</text:p>
              </table:table-cell>
              <table:table-cell office:value-type="float" office:value="23.1604795598214">
                <text:p>23.1604795598214</text:p>
              </table:table-cell>
              <table:table-cell office:value-type="float" office:value="19.4402303817861">
                <text:p>19.4402303817861</text:p>
              </table:table-cell>
              <table:table-cell office:value-type="float" office:value="15.5724215374035">
                <text:p>15.5724215374035</text:p>
              </table:table-cell>
              <table:table-cell office:value-type="float" office:value="12.8551482241963">
                <text:p>12.8551482241963</text:p>
              </table:table-cell>
              <table:table-cell office:value-type="float" office:value="10.1025757108478">
                <text:p>10.1025757108478</text:p>
              </table:table-cell>
              <table:table-cell office:value-type="float" office:value="8.21614752103253">
                <text:p>8.21614752103253</text:p>
              </table:table-cell>
              <table:table-cell office:value-type="float" office:value="6.34720024384133">
                <text:p>6.34720024384133</text:p>
              </table:table-cell>
              <table:table-cell office:value-type="float" office:value="5.09322071468543">
                <text:p>5.09322071468543</text:p>
              </table:table-cell>
              <table:table-cell office:value-type="float" office:value="3.87452711731875">
                <text:p>3.87452711731875</text:p>
              </table:table-cell>
              <table:table-cell office:value-type="float" office:value="3.07170637454923">
                <text:p>3.07170637454923</text:p>
              </table:table-cell>
              <table:table-cell office:value-type="float" office:value="2.30449630103919">
                <text:p>2.30449630103919</text:p>
              </table:table-cell>
              <table:table-cell office:value-type="float" office:value="1.80713651500439">
                <text:p>1.8071365150043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9.9998259500502">
                <text:p>99.9998259500502</text:p>
              </table:table-cell>
              <table:table-cell office:value-type="float" office:value="99.9190142419094">
                <text:p>99.9190142419094</text:p>
              </table:table-cell>
              <table:table-cell office:value-type="float" office:value="99.6058603421483">
                <text:p>99.6058603421483</text:p>
              </table:table-cell>
              <table:table-cell office:value-type="float" office:value="98.9766514402003">
                <text:p>98.9766514402003</text:p>
              </table:table-cell>
              <table:table-cell office:value-type="float" office:value="97.6111180400398">
                <text:p>97.6111180400398</text:p>
              </table:table-cell>
              <table:table-cell office:value-type="float" office:value="95.7689051911326">
                <text:p>95.7689051911326</text:p>
              </table:table-cell>
              <table:table-cell office:value-type="float" office:value="92.6436705943858">
                <text:p>92.6436705943858</text:p>
              </table:table-cell>
              <table:table-cell office:value-type="float" office:value="89.1945434719322">
                <text:p>89.1945434719322</text:p>
              </table:table-cell>
              <table:table-cell office:value-type="float" office:value="84.1310438125477">
                <text:p>84.1310438125477</text:p>
              </table:table-cell>
              <table:table-cell office:value-type="float" office:value="79.2087076810582">
                <text:p>79.2087076810582</text:p>
              </table:table-cell>
              <table:table-cell office:value-type="float" office:value="72.6544397391388">
                <text:p>72.6544397391388</text:p>
              </table:table-cell>
              <table:table-cell office:value-type="float" office:value="66.8255638174902">
                <text:p>66.8255638174902</text:p>
              </table:table-cell>
              <table:table-cell office:value-type="float" office:value="59.5982443567573">
                <text:p>59.5982443567573</text:p>
              </table:table-cell>
              <table:table-cell office:value-type="float" office:value="53.5841795648237">
                <text:p>53.5841795648237</text:p>
              </table:table-cell>
              <table:table-cell office:value-type="float" office:value="46.5248958646253">
                <text:p>46.5248958646253</text:p>
              </table:table-cell>
              <table:table-cell office:value-type="float" office:value="40.9471064451091">
                <text:p>40.9471064451091</text:p>
              </table:table-cell>
              <table:table-cell office:value-type="float" office:value="34.679695274466">
                <text:p>34.679695274466</text:p>
              </table:table-cell>
              <table:table-cell office:value-type="float" office:value="29.9293806328826">
                <text:p>29.9293806328826</text:p>
              </table:table-cell>
              <table:table-cell office:value-type="float" office:value="24.7792005162276">
                <text:p>24.7792005162276</text:p>
              </table:table-cell>
              <table:table-cell office:value-type="float" office:value="21.0069981625014">
                <text:p>21.0069981625014</text:p>
              </table:table-cell>
              <table:table-cell office:value-type="float" office:value="17.0376664282096">
                <text:p>17.0376664282096</text:p>
              </table:table-cell>
              <table:table-cell office:value-type="float" office:value="14.2125674908915">
                <text:p>14.2125674908915</text:p>
              </table:table-cell>
              <table:table-cell office:value-type="float" office:value="11.3143852591179">
                <text:p>11.3143852591179</text:p>
              </table:table-cell>
              <table:table-cell office:value-type="float" office:value="9.3014001460572">
                <text:p>9.3014001460572</text:p>
              </table:table-cell>
              <table:table-cell office:value-type="float" office:value="7.28104507449724">
                <text:p>7.28104507449724</text:p>
              </table:table-cell>
              <table:table-cell office:value-type="float" office:value="5.90699058344261">
                <text:p>5.90699058344261</text:p>
              </table:table-cell>
              <table:table-cell office:value-type="float" office:value="4.5539647485187">
                <text:p>4.5539647485187</text:p>
              </table:table-cell>
              <table:table-cell office:value-type="float" office:value="3.65048389417448">
                <text:p>3.65048389417448</text:p>
              </table:table-cell>
              <table:table-cell office:value-type="float" office:value="2.7756441653578">
                <text:p>2.775644165357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9.9999407746699">
                <text:p>99.9999407746699</text:p>
              </table:table-cell>
              <table:table-cell office:value-type="float" office:value="99.9501078371802">
                <text:p>99.9501078371802</text:p>
              </table:table-cell>
              <table:table-cell office:value-type="float" office:value="99.7908736616859">
                <text:p>99.7908736616859</text:p>
              </table:table-cell>
              <table:table-cell office:value-type="float" office:value="99.3279067264819">
                <text:p>99.3279067264819</text:p>
              </table:table-cell>
              <table:table-cell office:value-type="float" office:value="98.5571887324821">
                <text:p>98.5571887324821</text:p>
              </table:table-cell>
              <table:table-cell office:value-type="float" office:value="97.0303175504327">
                <text:p>97.0303175504327</text:p>
              </table:table-cell>
              <table:table-cell office:value-type="float" office:value="95.1011854039151">
                <text:p>95.1011854039151</text:p>
              </table:table-cell>
              <table:table-cell office:value-type="float" office:value="91.9499108442214">
                <text:p>91.9499108442214</text:p>
              </table:table-cell>
              <table:table-cell office:value-type="float" office:value="88.565052982249">
                <text:p>88.565052982249</text:p>
              </table:table-cell>
              <table:table-cell office:value-type="float" office:value="83.6724922904386">
                <text:p>83.6724922904386</text:p>
              </table:table-cell>
              <table:table-cell office:value-type="float" office:value="78.9627790798364">
                <text:p>78.9627790798364</text:p>
              </table:table-cell>
              <table:table-cell office:value-type="float" office:value="72.7184687319018">
                <text:p>72.7184687319018</text:p>
              </table:table-cell>
              <table:table-cell office:value-type="float" office:value="67.1691426787204">
                <text:p>67.1691426787204</text:p>
              </table:table-cell>
              <table:table-cell office:value-type="float" office:value="60.2744699677592">
                <text:p>60.2744699677592</text:p>
              </table:table-cell>
              <table:table-cell office:value-type="float" office:value="54.51116901891">
                <text:p>54.51116901891</text:p>
              </table:table-cell>
              <table:table-cell office:value-type="float" office:value="47.7067541217692">
                <text:p>47.7067541217692</text:p>
              </table:table-cell>
              <table:table-cell office:value-type="float" office:value="42.288888015556">
                <text:p>42.288888015556</text:p>
              </table:table-cell>
              <table:table-cell office:value-type="float" office:value="36.1511438750176">
                <text:p>36.1511438750176</text:p>
              </table:table-cell>
              <table:table-cell office:value-type="float" office:value="31.4540925046266">
                <text:p>31.4540925046266</text:p>
              </table:table-cell>
              <table:table-cell office:value-type="float" office:value="26.3120572716389">
                <text:p>26.3120572716389</text:p>
              </table:table-cell>
              <table:table-cell office:value-type="float" office:value="22.5047661716447">
                <text:p>22.5047661716447</text:p>
              </table:table-cell>
              <table:table-cell office:value-type="float" office:value="18.4555751416243">
                <text:p>18.4555751416243</text:p>
              </table:table-cell>
              <table:table-cell office:value-type="float" office:value="15.5400621868724">
                <text:p>15.5400621868724</text:p>
              </table:table-cell>
              <table:table-cell office:value-type="float" office:value="12.5152202450604">
                <text:p>12.5152202450604</text:p>
              </table:table-cell>
              <table:table-cell office:value-type="float" office:value="10.3888647926088">
                <text:p>10.3888647926088</text:p>
              </table:table-cell>
              <table:table-cell office:value-type="float" office:value="8.22972535874963">
                <text:p>8.22972535874963</text:p>
              </table:table-cell>
              <table:table-cell office:value-type="float" office:value="6.74319748792535">
                <text:p>6.74319748792535</text:p>
              </table:table-cell>
              <table:table-cell office:value-type="float" office:value="5.26196467721616">
                <text:p>5.26196467721616</text:p>
              </table:table-cell>
              <table:table-cell office:value-type="float" office:value="4.26060825095535">
                <text:p>4.2606082509553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9.9999798469363">
                <text:p>99.9999798469363</text:p>
              </table:table-cell>
              <table:table-cell office:value-type="float" office:value="99.9762863635554">
                <text:p>99.9762863635554</text:p>
              </table:table-cell>
              <table:table-cell office:value-type="float" office:value="99.867927674757">
                <text:p>99.867927674757</text:p>
              </table:table-cell>
              <table:table-cell office:value-type="float" office:value="99.6215690262079">
                <text:p>99.6215690262079</text:p>
              </table:table-cell>
              <table:table-cell office:value-type="float" office:value="99.0263334598743">
                <text:p>99.0263334598743</text:p>
              </table:table-cell>
              <table:table-cell office:value-type="float" office:value="98.1370130627673">
                <text:p>98.1370130627673</text:p>
              </table:table-cell>
              <table:table-cell office:value-type="float" office:value="96.488762014589">
                <text:p>96.488762014589</text:p>
              </table:table-cell>
              <table:table-cell office:value-type="float" office:value="94.5013823610681">
                <text:p>94.5013823610681</text:p>
              </table:table-cell>
              <table:table-cell office:value-type="float" office:value="91.3492623598213">
                <text:p>91.3492623598213</text:p>
              </table:table-cell>
              <table:table-cell office:value-type="float" office:value="88.0339709792369">
                <text:p>88.0339709792369</text:p>
              </table:table-cell>
              <table:table-cell office:value-type="float" office:value="83.3020956785956">
                <text:p>83.3020956785956</text:p>
              </table:table-cell>
              <table:table-cell office:value-type="float" office:value="78.7831983014709">
                <text:p>78.7831983014709</text:p>
              </table:table-cell>
              <table:table-cell office:value-type="float" office:value="72.8133981843827">
                <text:p>72.8133981843827</text:p>
              </table:table-cell>
              <table:table-cell office:value-type="float" office:value="67.5110703620581">
                <text:p>67.5110703620581</text:p>
              </table:table-cell>
              <table:table-cell office:value-type="float" office:value="60.9119727277145">
                <text:p>60.9119727277145</text:p>
              </table:table-cell>
              <table:table-cell office:value-type="float" office:value="55.374269909638">
                <text:p>55.374269909638</text:p>
              </table:table-cell>
              <table:table-cell office:value-type="float" office:value="48.8032719835962">
                <text:p>48.8032719835962</text:p>
              </table:table-cell>
              <table:table-cell office:value-type="float" office:value="43.53617124322">
                <text:p>43.53617124322</text:p>
              </table:table-cell>
              <table:table-cell office:value-type="float" office:value="37.5263340875363">
                <text:p>37.5263340875363</text:p>
              </table:table-cell>
              <table:table-cell office:value-type="float" office:value="32.8880004169466">
                <text:p>32.8880004169466</text:p>
              </table:table-cell>
              <table:table-cell office:value-type="float" office:value="27.7665352589257">
                <text:p>27.7665352589257</text:p>
              </table:table-cell>
              <table:table-cell office:value-type="float" office:value="23.9377387758382">
                <text:p>23.9377387758382</text:p>
              </table:table-cell>
              <table:table-cell office:value-type="float" office:value="19.8267772707779">
                <text:p>19.8267772707779</text:p>
              </table:table-cell>
              <table:table-cell office:value-type="float" office:value="16.8358864151719">
                <text:p>16.8358864151719</text:p>
              </table:table-cell>
              <table:table-cell office:value-type="float" office:value="13.7012607917801">
                <text:p>13.7012607917801</text:p>
              </table:table-cell>
              <table:table-cell office:value-type="float" office:value="11.4736935816204">
                <text:p>11.4736935816204</text:p>
              </table:table-cell>
              <table:table-cell office:value-type="float" office:value="9.18785061764659">
                <text:p>9.18785061764659</text:p>
              </table:table-cell>
              <table:table-cell office:value-type="float" office:value="7.59649099165419">
                <text:p>7.59649099165419</text:p>
              </table:table-cell>
              <table:table-cell office:value-type="float" office:value="5.99363021262848">
                <text:p>5.9936302126284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9.9999931423602">
                <text:p>99.9999931423602</text:p>
              </table:table-cell>
              <table:table-cell office:value-type="float" office:value="99.9853964390349">
                <text:p>99.9853964390349</text:p>
              </table:table-cell>
              <table:table-cell office:value-type="float" office:value="99.9308515248199">
                <text:p>99.9308515248199</text:p>
              </table:table-cell>
              <table:table-cell office:value-type="float" office:value="99.7535934504048">
                <text:p>99.7535934504048</text:p>
              </table:table-cell>
              <table:table-cell office:value-type="float" office:value="99.4251134259973">
                <text:p>99.4251134259973</text:p>
              </table:table-cell>
              <table:table-cell office:value-type="float" office:value="98.7126561423143">
                <text:p>98.7126561423143</text:p>
              </table:table-cell>
              <table:table-cell office:value-type="float" office:value="97.727561175659">
                <text:p>97.727561175659</text:p>
              </table:table-cell>
              <table:table-cell office:value-type="float" office:value="95.9873689611605">
                <text:p>95.9873689611605</text:p>
              </table:table-cell>
              <table:table-cell office:value-type="float" office:value="93.9636389759542">
                <text:p>93.9636389759542</text:p>
              </table:table-cell>
              <table:table-cell office:value-type="float" office:value="90.8270756532915">
                <text:p>90.8270756532915</text:p>
              </table:table-cell>
              <table:table-cell office:value-type="float" office:value="87.5838396700004">
                <text:p>87.5838396700004</text:p>
              </table:table-cell>
              <table:table-cell office:value-type="float" office:value="83.0023838502961">
                <text:p>83.0023838502961</text:p>
              </table:table-cell>
              <table:table-cell office:value-type="float" office:value="78.6561248721104">
                <text:p>78.6561248721104</text:p>
              </table:table-cell>
              <table:table-cell office:value-type="float" office:value="72.9317246866552">
                <text:p>72.9317246866552</text:p>
              </table:table-cell>
              <table:table-cell office:value-type="float" office:value="67.8498604827357">
                <text:p>67.8498604827357</text:p>
              </table:table-cell>
              <table:table-cell office:value-type="float" office:value="61.5157807051853">
                <text:p>61.5157807051853</text:p>
              </table:table-cell>
              <table:table-cell office:value-type="float" office:value="56.1825534676647">
                <text:p>56.1825534676647</text:p>
              </table:table-cell>
              <table:table-cell office:value-type="float" office:value="49.8263633877084">
                <text:p>49.8263633877084</text:p>
              </table:table-cell>
              <table:table-cell office:value-type="float" office:value="44.70146387418">
                <text:p>44.70146387418</text:p>
              </table:table-cell>
              <table:table-cell office:value-type="float" office:value="38.8167925393535">
                <text:p>38.8167925393535</text:p>
              </table:table-cell>
              <table:table-cell office:value-type="float" office:value="34.24075909536">
                <text:p>34.24075909536</text:p>
              </table:table-cell>
              <table:table-cell office:value-type="float" office:value="29.1493553815563">
                <text:p>29.1493553815563</text:p>
              </table:table-cell>
              <table:table-cell office:value-type="float" office:value="25.3100400211469">
                <text:p>25.3100400211469</text:p>
              </table:table-cell>
              <table:table-cell office:value-type="float" office:value="21.1524535190601">
                <text:p>21.1524535190601</text:p>
              </table:table-cell>
              <table:table-cell office:value-type="float" office:value="18.0991747034868">
                <text:p>18.0991747034868</text:p>
              </table:table-cell>
              <table:table-cell office:value-type="float" office:value="14.8697540880372">
                <text:p>14.8697540880372</text:p>
              </table:table-cell>
              <table:table-cell office:value-type="float" office:value="12.5521094546962">
                <text:p>12.5521094546962</text:p>
              </table:table-cell>
              <table:table-cell office:value-type="float" office:value="10.1509821139107">
                <text:p>10.1509821139107</text:p>
              </table:table-cell>
              <table:table-cell office:value-type="float" office:value="8.46230942312302">
                <text:p>8.462309423123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9.9999976664976">
                <text:p>99.9999976664976</text:p>
              </table:table-cell>
              <table:table-cell office:value-type="float" office:value="99.9930598729155">
                <text:p>99.9930598729155</text:p>
              </table:table-cell>
              <table:table-cell office:value-type="float" office:value="99.9564556093841">
                <text:p>99.9564556093841</text:p>
              </table:table-cell>
              <table:table-cell office:value-type="float" office:value="99.8634858408763">
                <text:p>99.8634858408763</text:p>
              </table:table-cell>
              <table:table-cell office:value-type="float" office:value="99.6162162848947">
                <text:p>99.6162162848947</text:p>
              </table:table-cell>
              <table:table-cell office:value-type="float" office:value="99.2111818355462">
                <text:p>99.2111818355462</text:p>
              </table:table-cell>
              <table:table-cell office:value-type="float" office:value="98.3978322831942">
                <text:p>98.3978322831942</text:p>
              </table:table-cell>
              <table:table-cell office:value-type="float" office:value="97.3350852116517">
                <text:p>97.3350852116517</text:p>
              </table:table-cell>
              <table:table-cell office:value-type="float" office:value="95.5262766878363">
                <text:p>95.5262766878363</text:p>
              </table:table-cell>
              <table:table-cell office:value-type="float" office:value="93.481834054225">
                <text:p>93.481834054225</text:p>
              </table:table-cell>
              <table:table-cell office:value-type="float" office:value="90.3720038358277">
                <text:p>90.3720038358277</text:p>
              </table:table-cell>
              <table:table-cell office:value-type="float" office:value="87.2010907832983">
                <text:p>87.2010907832983</text:p>
              </table:table-cell>
              <table:table-cell office:value-type="float" office:value="82.7603904562931">
                <text:p>82.7603904562931</text:p>
              </table:table-cell>
              <table:table-cell office:value-type="float" office:value="78.5712422168846">
                <text:p>78.5712422168846</text:p>
              </table:table-cell>
              <table:table-cell office:value-type="float" office:value="73.0680297750893">
                <text:p>73.0680297750893</text:p>
              </table:table-cell>
              <table:table-cell office:value-type="float" office:value="68.1845858759833">
                <text:p>68.1845858759833</text:p>
              </table:table-cell>
              <table:table-cell office:value-type="float" office:value="62.0899888418118">
                <text:p>62.0899888418118</text:p>
              </table:table-cell>
              <table:table-cell office:value-type="float" office:value="56.9432728734555">
                <text:p>56.9432728734555</text:p>
              </table:table-cell>
              <table:table-cell office:value-type="float" office:value="50.7856369093734">
                <text:p>50.7856369093734</text:p>
              </table:table-cell>
              <table:table-cell office:value-type="float" office:value="45.7949822181486">
                <text:p>45.7949822181486</text:p>
              </table:table-cell>
              <table:table-cell office:value-type="float" office:value="40.0321506818926">
                <text:p>40.0321506818926</text:p>
              </table:table-cell>
              <table:table-cell office:value-type="float" office:value="35.5206373872771">
                <text:p>35.5206373872771</text:p>
              </table:table-cell>
              <table:table-cell office:value-type="float" office:value="30.4665381510973">
                <text:p>30.4665381510973</text:p>
              </table:table-cell>
              <table:table-cell office:value-type="float" office:value="26.6256170446195">
                <text:p>26.6256170446195</text:p>
              </table:table-cell>
              <table:table-cell office:value-type="float" office:value="22.4341203313062">
                <text:p>22.4341203313062</text:p>
              </table:table-cell>
              <table:table-cell office:value-type="float" office:value="19.3296850961858">
                <text:p>19.3296850961858</text:p>
              </table:table-cell>
              <table:table-cell office:value-type="float" office:value="16.018762324651">
                <text:p>16.018762324651</text:p>
              </table:table-cell>
              <table:table-cell office:value-type="float" office:value="13.6211888786268">
                <text:p>13.6211888786268</text:p>
              </table:table-cell>
              <table:table-cell office:value-type="float" office:value="11.1154766141193">
                <text:p>11.115476614119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9.999999205961">
                <text:p>99.999999205961</text:p>
              </table:table-cell>
              <table:table-cell office:value-type="float" office:value="99.9957266983063">
                <text:p>99.9957266983063</text:p>
              </table:table-cell>
              <table:table-cell office:value-type="float" office:value="99.9774388184639">
                <text:p>99.9774388184639</text:p>
              </table:table-cell>
              <table:table-cell office:value-type="float" office:value="99.91170021269">
                <text:p>99.91170021269</text:p>
              </table:table-cell>
              <table:table-cell office:value-type="float" office:value="99.7775839454774">
                <text:p>99.7775839454774</text:p>
              </table:table-cell>
              <table:table-cell office:value-type="float" office:value="99.4616830064685">
                <text:p>99.4616830064685</text:p>
              </table:table-cell>
              <table:table-cell office:value-type="float" office:value="98.9876305362223">
                <text:p>98.9876305362223</text:p>
              </table:table-cell>
              <table:table-cell office:value-type="float" office:value="98.0879974751484">
                <text:p>98.0879974751484</text:p>
              </table:table-cell>
              <table:table-cell office:value-type="float" office:value="96.9628907417182">
                <text:p>96.9628907417182</text:p>
              </table:table-cell>
              <table:table-cell office:value-type="float" office:value="95.1035260090481">
                <text:p>95.1035260090481</text:p>
              </table:table-cell>
              <table:table-cell office:value-type="float" office:value="93.0500332058125">
                <text:p>93.0500332058125</text:p>
              </table:table-cell>
              <table:table-cell office:value-type="float" office:value="89.9743975618465">
                <text:p>89.9743975618465</text:p>
              </table:table-cell>
              <table:table-cell office:value-type="float" office:value="86.8749135910547">
                <text:p>86.8749135910547</text:p>
              </table:table-cell>
              <table:table-cell office:value-type="float" office:value="82.5659802079808">
                <text:p>82.5659802079808</text:p>
              </table:table-cell>
              <table:table-cell office:value-type="float" office:value="78.5206335268335">
                <text:p>78.5206335268335</text:p>
              </table:table-cell>
              <table:table-cell office:value-type="float" office:value="73.218198257217">
                <text:p>73.218198257217</text:p>
              </table:table-cell>
              <table:table-cell office:value-type="float" office:value="68.5146468304628">
                <text:p>68.5146468304628</text:p>
              </table:table-cell>
              <table:table-cell office:value-type="float" office:value="62.6379283097176">
                <text:p>62.6379283097176</text:p>
              </table:table-cell>
              <table:table-cell office:value-type="float" office:value="57.6623000419739">
                <text:p>57.6623000419739</text:p>
              </table:table-cell>
              <table:table-cell office:value-type="float" office:value="51.688929245433">
                <text:p>51.688929245433</text:p>
              </table:table-cell>
              <table:table-cell office:value-type="float" office:value="46.8251636618872">
                <text:p>46.8251636618872</text:p>
              </table:table-cell>
              <table:table-cell office:value-type="float" office:value="41.1805214046764">
                <text:p>41.1805214046764</text:p>
              </table:table-cell>
              <table:table-cell office:value-type="float" office:value="36.7347541472664">
                <text:p>36.7347541472664</text:p>
              </table:table-cell>
              <table:table-cell office:value-type="float" office:value="31.7234657571877">
                <text:p>31.7234657571877</text:p>
              </table:table-cell>
              <table:table-cell office:value-type="float" office:value="27.8881877622857">
                <text:p>27.8881877622857</text:p>
              </table:table-cell>
              <table:table-cell office:value-type="float" office:value="23.6734818381684">
                <text:p>23.6734818381684</text:p>
              </table:table-cell>
              <table:table-cell office:value-type="float" office:value="20.5276130952393">
                <text:p>20.5276130952393</text:p>
              </table:table-cell>
              <table:table-cell office:value-type="float" office:value="17.1469695538988">
                <text:p>17.1469695538988</text:p>
              </table:table-cell>
              <table:table-cell office:value-type="float" office:value="14.6786882645243">
                <text:p>14.67868826452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9999997298062">
                <text:p>99.9999997298062</text:p>
              </table:table-cell>
              <table:table-cell office:value-type="float" office:value="99.9979692821048">
                <text:p>99.9979692821048</text:p>
              </table:table-cell>
              <table:table-cell office:value-type="float" office:value="99.9858253780564">
                <text:p>99.9858253780564</text:p>
              </table:table-cell>
              <table:table-cell office:value-type="float" office:value="99.951730229975">
                <text:p>99.951730229975</text:p>
              </table:table-cell>
              <table:table-cell office:value-type="float" office:value="99.8528004946055">
                <text:p>99.8528004946055</text:p>
              </table:table-cell>
              <table:table-cell office:value-type="float" office:value="99.6765960290814">
                <text:p>99.6765960290814</text:p>
              </table:table-cell>
              <table:table-cell office:value-type="float" office:value="99.2957968368783">
                <text:p>99.2957968368783</text:p>
              </table:table-cell>
              <table:table-cell office:value-type="float" office:value="98.7602089391242">
                <text:p>98.7602089391242</text:p>
              </table:table-cell>
              <table:table-cell office:value-type="float" office:value="97.7874091732277">
                <text:p>97.7874091732277</text:p>
              </table:table-cell>
              <table:table-cell office:value-type="float" office:value="96.6124336463551">
                <text:p>96.6124336463551</text:p>
              </table:table-cell>
              <table:table-cell office:value-type="float" office:value="94.716721662392">
                <text:p>94.716721662392</text:p>
              </table:table-cell>
              <table:table-cell office:value-type="float" office:value="92.6628152611042">
                <text:p>92.6628152611042</text:p>
              </table:table-cell>
              <table:table-cell office:value-type="float" office:value="89.6263330666617">
                <text:p>89.6263330666617</text:p>
              </table:table-cell>
              <table:table-cell office:value-type="float" office:value="86.5966450018322">
                <text:p>86.5966450018322</text:p>
              </table:table-cell>
              <table:table-cell office:value-type="float" office:value="82.411219730455">
                <text:p>82.411219730455</text:p>
              </table:table-cell>
              <table:table-cell office:value-type="float" office:value="78.4981495706944">
                <text:p>78.4981495706944</text:p>
              </table:table-cell>
              <table:table-cell office:value-type="float" office:value="73.3790979019715">
                <text:p>73.3790979019715</text:p>
              </table:table-cell>
              <table:table-cell office:value-type="float" office:value="68.8396786163524">
                <text:p>68.8396786163524</text:p>
              </table:table-cell>
              <table:table-cell office:value-type="float" office:value="63.1623646762082">
                <text:p>63.1623646762082</text:p>
              </table:table-cell>
              <table:table-cell office:value-type="float" office:value="58.3444600253524">
                <text:p>58.3444600253524</text:p>
              </table:table-cell>
              <table:table-cell office:value-type="float" office:value="52.5427174608247">
                <text:p>52.5427174608247</text:p>
              </table:table-cell>
              <table:table-cell office:value-type="float" office:value="47.7990537359197">
                <text:p>47.7990537359197</text:p>
              </table:table-cell>
              <table:table-cell office:value-type="float" office:value="42.2687974721116">
                <text:p>42.2687974721116</text:p>
              </table:table-cell>
              <table:table-cell office:value-type="float" office:value="37.8892730390728">
                <text:p>37.8892730390728</text:p>
              </table:table-cell>
              <table:table-cell office:value-type="float" office:value="32.9249508153474">
                <text:p>32.9249508153474</text:p>
              </table:table-cell>
              <table:table-cell office:value-type="float" office:value="29.101220540647">
                <text:p>29.101220540647</text:p>
              </table:table-cell>
              <table:table-cell office:value-type="float" office:value="24.8723319475814">
                <text:p>24.8723319475814</text:p>
              </table:table-cell>
              <table:table-cell office:value-type="float" office:value="21.6934580572294">
                <text:p>21.6934580572294</text:p>
              </table:table-cell>
              <table:table-cell office:value-type="float" office:value="18.2535347390511">
                <text:p>18.253534739051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9.999999908059">
                <text:p>99.999999908059</text:p>
              </table:table-cell>
              <table:table-cell office:value-type="float" office:value="99.9987496827637">
                <text:p>99.9987496827637</text:p>
              </table:table-cell>
              <table:table-cell office:value-type="float" office:value="99.9927174436563">
                <text:p>99.9927174436563</text:p>
              </table:table-cell>
              <table:table-cell office:value-type="float" office:value="99.9689422105404">
                <text:p>99.9689422105404</text:p>
              </table:table-cell>
              <table:table-cell office:value-type="float" office:value="99.9160139555803">
                <text:p>99.9160139555803</text:p>
              </table:table-cell>
              <table:table-cell office:value-type="float" office:value="99.7815372838982">
                <text:p>99.7815372838982</text:p>
              </table:table-cell>
              <table:table-cell office:value-type="float" office:value="99.5640087491595">
                <text:p>99.5640087491595</text:p>
              </table:table-cell>
              <table:table-cell office:value-type="float" office:value="99.1229632905759">
                <text:p>99.1229632905759</text:p>
              </table:table-cell>
              <table:table-cell office:value-type="float" office:value="98.533110501869">
                <text:p>98.533110501869</text:p>
              </table:table-cell>
              <table:table-cell office:value-type="float" office:value="97.4985610766006">
                <text:p>97.4985610766006</text:p>
              </table:table-cell>
              <table:table-cell office:value-type="float" office:value="96.2840250957122">
                <text:p>96.2840250957122</text:p>
              </table:table-cell>
              <table:table-cell office:value-type="float" office:value="94.3631630947894">
                <text:p>94.3631630947894</text:p>
              </table:table-cell>
              <table:table-cell office:value-type="float" office:value="92.3153127048612">
                <text:p>92.3153127048612</text:p>
              </table:table-cell>
              <table:table-cell office:value-type="float" office:value="89.321180806861">
                <text:p>89.321180806861</text:p>
              </table:table-cell>
              <table:table-cell office:value-type="float" office:value="86.3592509118286">
                <text:p>86.3592509118286</text:p>
              </table:table-cell>
              <table:table-cell office:value-type="float" office:value="82.2897772997962">
                <text:p>82.2897772997962</text:p>
              </table:table-cell>
              <table:table-cell office:value-type="float" office:value="78.4989358543686">
                <text:p>78.4989358543686</text:p>
              </table:table-cell>
              <table:table-cell office:value-type="float" office:value="73.5482983440157">
                <text:p>73.5482983440157</text:p>
              </table:table-cell>
              <table:table-cell office:value-type="float" office:value="69.1594724899578">
                <text:p>69.1594724899578</text:p>
              </table:table-cell>
              <table:table-cell office:value-type="float" office:value="63.6656160515876">
                <text:p>63.6656160515876</text:p>
              </table:table-cell>
              <table:table-cell office:value-type="float" office:value="58.9937638828404">
                <text:p>58.9937638828404</text:p>
              </table:table-cell>
              <table:table-cell office:value-type="float" office:value="53.352411506551">
                <text:p>53.352411506551</text:p>
              </table:table-cell>
              <table:table-cell office:value-type="float" office:value="48.7225916423516">
                <text:p>48.7225916423516</text:p>
              </table:table-cell>
              <table:table-cell office:value-type="float" office:value="43.3028786074097">
                <text:p>43.3028786074097</text:p>
              </table:table-cell>
              <table:table-cell office:value-type="float" office:value="38.9895587590812">
                <text:p>38.9895587590812</text:p>
              </table:table-cell>
              <table:table-cell office:value-type="float" office:value="34.0753005319083">
                <text:p>34.0753005319083</text:p>
              </table:table-cell>
              <table:table-cell office:value-type="float" office:value="30.2679309975622">
                <text:p>30.2679309975622</text:p>
              </table:table-cell>
              <table:table-cell office:value-type="float" office:value="26.032488810117">
                <text:p>26.032488810117</text:p>
              </table:table-cell>
              <table:table-cell office:value-type="float" office:value="22.8279263595902">
                <text:p>22.827926359590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9.9999999687145">
                <text:p>99.9999999687145</text:p>
              </table:table-cell>
              <table:table-cell office:value-type="float" office:value="99.999405848345">
                <text:p>99.999405848345</text:p>
              </table:table-cell>
              <table:table-cell office:value-type="float" office:value="99.9954331361059">
                <text:p>99.9954331361059</text:p>
              </table:table-cell>
              <table:table-cell office:value-type="float" office:value="99.9832117310053">
                <text:p>99.9832117310053</text:p>
              </table:table-cell>
              <table:table-cell office:value-type="float" office:value="99.9448085134123">
                <text:p>99.9448085134123</text:p>
              </table:table-cell>
              <table:table-cell office:value-type="float" office:value="99.8709426834858">
                <text:p>99.8709426834858</text:p>
              </table:table-cell>
              <table:table-cell office:value-type="float" office:value="99.7001065143928">
                <text:p>99.7001065143928</text:p>
              </table:table-cell>
              <table:table-cell office:value-type="float" office:value="99.4429175071807">
                <text:p>99.4429175071807</text:p>
              </table:table-cell>
              <table:table-cell office:value-type="float" office:value="98.9467233600028">
                <text:p>98.9467233600028</text:p>
              </table:table-cell>
              <table:table-cell office:value-type="float" office:value="98.3093196581263">
                <text:p>98.3093196581263</text:p>
              </table:table-cell>
              <table:table-cell office:value-type="float" office:value="97.2229057694642">
                <text:p>97.2229057694642</text:p>
              </table:table-cell>
              <table:table-cell office:value-type="float" office:value="95.9772927026622">
                <text:p>95.9772927026622</text:p>
              </table:table-cell>
              <table:table-cell office:value-type="float" office:value="94.040165154437">
                <text:p>94.040165154437</text:p>
              </table:table-cell>
              <table:table-cell office:value-type="float" office:value="92.0032182050225">
                <text:p>92.0032182050225</text:p>
              </table:table-cell>
              <table:table-cell office:value-type="float" office:value="89.0533957394318">
                <text:p>89.0533957394318</text:p>
              </table:table-cell>
              <table:table-cell office:value-type="float" office:value="86.1569695237434">
                <text:p>86.1569695237434</text:p>
              </table:table-cell>
              <table:table-cell office:value-type="float" office:value="82.1965496326789">
                <text:p>82.1965496326789</text:p>
              </table:table-cell>
              <table:table-cell office:value-type="float" office:value="78.5191142350279">
                <text:p>78.5191142350279</text:p>
              </table:table-cell>
              <table:table-cell office:value-type="float" office:value="73.7238959687552">
                <text:p>73.7238959687552</text:p>
              </table:table-cell>
              <table:table-cell office:value-type="float" office:value="69.4739286738924">
                <text:p>69.4739286738924</text:p>
              </table:table-cell>
              <table:table-cell office:value-type="float" office:value="64.1496482875224">
                <text:p>64.1496482875224</text:p>
              </table:table-cell>
              <table:table-cell office:value-type="float" office:value="59.6135826408002">
                <text:p>59.6135826408002</text:p>
              </table:table-cell>
              <table:table-cell office:value-type="float" office:value="54.1225751342076">
                <text:p>54.1225751342076</text:p>
              </table:table-cell>
              <table:table-cell office:value-type="float" office:value="49.600827774432">
                <text:p>49.600827774432</text:p>
              </table:table-cell>
              <table:table-cell office:value-type="float" office:value="44.2878499597122">
                <text:p>44.2878499597122</text:p>
              </table:table-cell>
              <table:table-cell office:value-type="float" office:value="40.0403043876082">
                <text:p>40.0403043876082</text:p>
              </table:table-cell>
              <table:table-cell office:value-type="float" office:value="35.1783759327583">
                <text:p>35.1783759327583</text:p>
              </table:table-cell>
              <table:table-cell office:value-type="float" office:value="31.3912891711702">
                <text:p>31.3912891711702</text:p>
              </table:table-cell>
              <table:table-cell office:value-type="float" office:value="27.1557518338771">
                <text:p>27.155751833877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99.9999999893543">
                <text:p>99.9999999893543</text:p>
              </table:table-cell>
              <table:table-cell office:value-type="float" office:value="99.9996341880917">
                <text:p>99.9996341880917</text:p>
              </table:table-cell>
              <table:table-cell office:value-type="float" office:value="99.9976698589996">
                <text:p>99.9976698589996</text:p>
              </table:table-cell>
              <table:table-cell office:value-type="float" office:value="99.9892441166328">
                <text:p>99.9892441166328</text:p>
              </table:table-cell>
              <table:table-cell office:value-type="float" office:value="99.9689253435068">
                <text:p>99.9689253435068</text:p>
              </table:table-cell>
              <table:table-cell office:value-type="float" office:value="99.9135555358098">
                <text:p>99.9135555358098</text:p>
              </table:table-cell>
              <table:table-cell office:value-type="float" office:value="99.817559862867">
                <text:p>99.817559862867</text:p>
              </table:table-cell>
              <table:table-cell office:value-type="float" office:value="99.6105832167734">
                <text:p>99.6105832167734</text:p>
              </table:table-cell>
              <table:table-cell office:value-type="float" office:value="99.3159763383084">
                <text:p>99.3159763383084</text:p>
              </table:table-cell>
              <table:table-cell office:value-type="float" office:value="98.7697668002454">
                <text:p>98.7697668002454</text:p>
              </table:table-cell>
              <table:table-cell office:value-type="float" office:value="98.0909159385062">
                <text:p>98.0909159385062</text:p>
              </table:table-cell>
              <table:table-cell office:value-type="float" office:value="96.9611405680847">
                <text:p>96.9611405680847</text:p>
              </table:table-cell>
              <table:table-cell office:value-type="float" office:value="95.6914602253721">
                <text:p>95.6914602253721</text:p>
              </table:table-cell>
              <table:table-cell office:value-type="float" office:value="93.7451458070484">
                <text:p>93.7451458070484</text:p>
              </table:table-cell>
              <table:table-cell office:value-type="float" office:value="91.7227390186534">
                <text:p>91.7227390186534</text:p>
              </table:table-cell>
              <table:table-cell office:value-type="float" office:value="88.8183038856819">
                <text:p>88.8183038856819</text:p>
              </table:table-cell>
              <table:table-cell office:value-type="float" office:value="85.9850362987514">
                <text:p>85.9850362987514</text:p>
              </table:table-cell>
              <table:table-cell office:value-type="float" office:value="82.1273750068391">
                <text:p>82.1273750068391</text:p>
              </table:table-cell>
              <table:table-cell office:value-type="float" office:value="78.5555506797458">
                <text:p>78.5555506797458</text:p>
              </table:table-cell>
              <table:table-cell office:value-type="float" office:value="73.9043830583265">
                <text:p>73.9043830583265</text:p>
              </table:table-cell>
              <table:table-cell office:value-type="float" office:value="69.7830223849614">
                <text:p>69.7830223849614</text:p>
              </table:table-cell>
              <table:table-cell office:value-type="float" office:value="64.6161438907778">
                <text:p>64.6161438907778</text:p>
              </table:table-cell>
              <table:table-cell office:value-type="float" office:value="60.206776614457">
                <text:p>60.206776614457</text:p>
              </table:table-cell>
              <table:table-cell office:value-type="float" office:value="54.857092123408">
                <text:p>54.857092123408</text:p>
              </table:table-cell>
              <table:table-cell office:value-type="float" office:value="50.4380905236281">
                <text:p>50.4380905236281</text:p>
              </table:table-cell>
              <table:table-cell office:value-type="float" office:value="45.2281225812177">
                <text:p>45.2281225812177</text:p>
              </table:table-cell>
              <table:table-cell office:value-type="float" office:value="41.045635209463">
                <text:p>41.045635209463</text:p>
              </table:table-cell>
              <table:table-cell office:value-type="float" office:value="36.23764478693">
                <text:p>36.23764478693</text:p>
              </table:table-cell>
              <table:table-cell office:value-type="float" office:value="32.4740321822712">
                <text:p>32.47403218227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9.9999999963775">
                <text:p>99.9999999963775</text:p>
              </table:table-cell>
              <table:table-cell office:value-type="float" office:value="99.9998261673339">
                <text:p>99.9998261673339</text:p>
              </table:table-cell>
              <table:table-cell office:value-type="float" office:value="99.9985410544341">
                <text:p>99.9985410544341</text:p>
              </table:table-cell>
              <table:table-cell office:value-type="float" office:value="99.9942412954578">
                <text:p>99.9942412954578</text:p>
              </table:table-cell>
              <table:table-cell office:value-type="float" office:value="99.9796989974094">
                <text:p>99.9796989974094</text:p>
              </table:table-cell>
              <table:table-cell office:value-type="float" office:value="99.9496676981352">
                <text:p>99.9496676981352</text:p>
              </table:table-cell>
              <table:table-cell office:value-type="float" office:value="99.8756900625972">
                <text:p>99.8756900625972</text:p>
              </table:table-cell>
              <table:table-cell office:value-type="float" office:value="99.7570506402254">
                <text:p>99.7570506402254</text:p>
              </table:table-cell>
              <table:table-cell office:value-type="float" office:value="99.5148884650087">
                <text:p>99.5148884650087</text:p>
              </table:table-cell>
              <table:table-cell office:value-type="float" office:value="99.1853900195231">
                <text:p>99.1853900195231</text:p>
              </table:table-cell>
              <table:table-cell office:value-type="float" office:value="98.594135725932">
                <text:p>98.594135725932</text:p>
              </table:table-cell>
              <table:table-cell office:value-type="float" office:value="97.8793080723274">
                <text:p>97.8793080723274</text:p>
              </table:table-cell>
              <table:table-cell office:value-type="float" office:value="96.7134729935129">
                <text:p>96.7134729935129</text:p>
              </table:table-cell>
              <table:table-cell office:value-type="float" office:value="95.42553040045">
                <text:p>95.42553040045</text:p>
              </table:table-cell>
              <table:table-cell office:value-type="float" office:value="93.4756928961758">
                <text:p>93.4756928961758</text:p>
              </table:table-cell>
              <table:table-cell office:value-type="float" office:value="91.4705452805454">
                <text:p>91.4705452805454</text:p>
              </table:table-cell>
              <table:table-cell office:value-type="float" office:value="88.6119462872696">
                <text:p>88.6119462872696</text:p>
              </table:table-cell>
              <table:table-cell office:value-type="float" office:value="85.8394792337326">
                <text:p>85.8394792337326</text:p>
              </table:table-cell>
              <table:table-cell office:value-type="float" office:value="82.0788277060165">
                <text:p>82.0788277060165</text:p>
              </table:table-cell>
              <table:table-cell office:value-type="float" office:value="78.605687441282">
                <text:p>78.605687441282</text:p>
              </table:table-cell>
              <table:table-cell office:value-type="float" office:value="74.0885553099012">
                <text:p>74.0885553099012</text:p>
              </table:table-cell>
              <table:table-cell office:value-type="float" office:value="70.0867809491075">
                <text:p>70.0867809491075</text:p>
              </table:table-cell>
              <table:table-cell office:value-type="float" office:value="65.0665554237085">
                <text:p>65.0665554237085</text:p>
              </table:table-cell>
              <table:table-cell office:value-type="float" office:value="60.7757939647763">
                <text:p>60.7757939647763</text:p>
              </table:table-cell>
              <table:table-cell office:value-type="float" office:value="55.5592941572892">
                <text:p>55.5592941572892</text:p>
              </table:table-cell>
              <table:table-cell office:value-type="float" office:value="51.2381161776241">
                <text:p>51.2381161776241</text:p>
              </table:table-cell>
              <table:table-cell office:value-type="float" office:value="46.1275454502508">
                <text:p>46.1275454502508</text:p>
              </table:table-cell>
              <table:table-cell office:value-type="float" office:value="42.0091939492867">
                <text:p>42.0091939492867</text:p>
              </table:table-cell>
              <table:table-cell office:value-type="float" office:value="37.2562284351813">
                <text:p>37.256228435181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9.9999999987673">
                <text:p>99.9999999987673</text:p>
              </table:table-cell>
              <table:table-cell office:value-type="float" office:value="99.9998929743378">
                <text:p>99.9998929743378</text:p>
              </table:table-cell>
              <table:table-cell office:value-type="float" office:value="99.9992599085096">
                <text:p>99.9992599085096</text:p>
              </table:table-cell>
              <table:table-cell office:value-type="float" office:value="99.996323528074">
                <text:p>99.996323528074</text:p>
              </table:table-cell>
              <table:table-cell office:value-type="float" office:value="99.9886998861254">
                <text:p>99.9886998861254</text:p>
              </table:table-cell>
              <table:table-cell office:value-type="float" office:value="99.9665262245804">
                <text:p>99.9665262245804</text:p>
              </table:table-cell>
              <table:table-cell office:value-type="float" office:value="99.9255238835849">
                <text:p>99.9255238835849</text:p>
              </table:table-cell>
              <table:table-cell office:value-type="float" office:value="99.831888420864">
                <text:p>99.831888420864</text:p>
              </table:table-cell>
              <table:table-cell office:value-type="float" office:value="99.6906210667233">
                <text:p>99.6906210667233</text:p>
              </table:table-cell>
              <table:table-cell office:value-type="float" office:value="99.4147056055804">
                <text:p>99.4147056055804</text:p>
              </table:table-cell>
              <table:table-cell office:value-type="float" office:value="99.0529555020456">
                <text:p>99.0529555020456</text:p>
              </table:table-cell>
              <table:table-cell office:value-type="float" office:value="98.4213454697696">
                <text:p>98.4213454697696</text:p>
              </table:table-cell>
              <table:table-cell office:value-type="float" office:value="97.6754098238786">
                <text:p>97.6754098238786</text:p>
              </table:table-cell>
              <table:table-cell office:value-type="float" office:value="96.4797804918636">
                <text:p>96.4797804918636</text:p>
              </table:table-cell>
              <table:table-cell office:value-type="float" office:value="95.1783983454245">
                <text:p>95.1783983454245</text:p>
              </table:table-cell>
              <table:table-cell office:value-type="float" office:value="93.2295834765081">
                <text:p>93.2295834765081</text:p>
              </table:table-cell>
              <table:table-cell office:value-type="float" office:value="91.2437143165432">
                <text:p>91.2437143165432</text:p>
              </table:table-cell>
              <table:table-cell office:value-type="float" office:value="88.4309498641626">
                <text:p>88.4309498641626</text:p>
              </table:table-cell>
              <table:table-cell office:value-type="float" office:value="85.7169614776887">
                <text:p>85.7169614776887</text:p>
              </table:table-cell>
              <table:table-cell office:value-type="float" office:value="82.0480627193328">
                <text:p>82.0480627193328</text:p>
              </table:table-cell>
              <table:table-cell office:value-type="float" office:value="78.6674182748836">
                <text:p>78.6674182748836</text:p>
              </table:table-cell>
              <table:table-cell office:value-type="float" office:value="74.2754432258929">
                <text:p>74.2754432258929</text:p>
              </table:table-cell>
              <table:table-cell office:value-type="float" office:value="70.3852675759289">
                <text:p>70.3852675759289</text:p>
              </table:table-cell>
              <table:table-cell office:value-type="float" office:value="65.5021465682725">
                <text:p>65.5021465682725</text:p>
              </table:table-cell>
              <table:table-cell office:value-type="float" office:value="61.3227465634927">
                <text:p>61.3227465634927</text:p>
              </table:table-cell>
              <table:table-cell office:value-type="float" office:value="56.2320601207896">
                <text:p>56.2320601207896</text:p>
              </table:table-cell>
              <table:table-cell office:value-type="float" office:value="52.0041511072272">
                <text:p>52.0041511072272</text:p>
              </table:table-cell>
              <table:table-cell office:value-type="float" office:value="46.9894954745309">
                <text:p>46.9894954745309</text:p>
              </table:table-cell>
              <table:table-cell office:value-type="float" office:value="42.9342110746067">
                <text:p>42.934211074606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99.9999999995806">
                <text:p>99.9999999995806</text:p>
              </table:table-cell>
              <table:table-cell office:value-type="float" office:value="99.9999491419067">
                <text:p>99.9999491419067</text:p>
              </table:table-cell>
              <table:table-cell office:value-type="float" office:value="99.9995372239739">
                <text:p>99.9995372239739</text:p>
              </table:table-cell>
              <table:table-cell office:value-type="float" office:value="99.9980477865735">
                <text:p>99.9980477865735</text:p>
              </table:table-cell>
              <table:table-cell office:value-type="float" office:value="99.992654131712">
                <text:p>99.992654131712</text:p>
              </table:table-cell>
              <table:table-cell office:value-type="float" office:value="99.9807545677891">
                <text:p>99.9807545677891</text:p>
              </table:table-cell>
              <table:table-cell office:value-type="float" office:value="99.9496611761106">
                <text:p>99.9496611761106</text:p>
              </table:table-cell>
              <table:table-cell office:value-type="float" office:value="99.8967610297664">
                <text:p>99.8967610297664</text:p>
              </table:table-cell>
              <table:table-cell office:value-type="float" office:value="99.7829157309324">
                <text:p>99.7829157309324</text:p>
              </table:table-cell>
              <table:table-cell office:value-type="float" office:value="99.6194204315399">
                <text:p>99.6194204315399</text:p>
              </table:table-cell>
              <table:table-cell office:value-type="float" office:value="99.3114816840355">
                <text:p>99.3114816840355</text:p>
              </table:table-cell>
              <table:table-cell office:value-type="float" office:value="98.9201154485001">
                <text:p>98.9201154485001</text:p>
              </table:table-cell>
              <table:table-cell office:value-type="float" office:value="98.2525033627409">
                <text:p>98.2525033627409</text:p>
              </table:table-cell>
              <table:table-cell office:value-type="float" office:value="97.4797724224969">
                <text:p>97.4797724224969</text:p>
              </table:table-cell>
              <table:table-cell office:value-type="float" office:value="96.2597277419466">
                <text:p>96.2597277419466</text:p>
              </table:table-cell>
              <table:table-cell office:value-type="float" office:value="94.9489237261008">
                <text:p>94.9489237261008</text:p>
              </table:table-cell>
              <table:table-cell office:value-type="float" office:value="93.0047882503764">
                <text:p>93.0047882503764</text:p>
              </table:table-cell>
              <table:table-cell office:value-type="float" office:value="91.0396788716136">
                <text:p>91.0396788716136</text:p>
              </table:table-cell>
              <table:table-cell office:value-type="float" office:value="88.272425561999">
                <text:p>88.272425561999</text:p>
              </table:table-cell>
              <table:table-cell office:value-type="float" office:value="85.6146601448206">
                <text:p>85.6146601448206</text:p>
              </table:table-cell>
              <table:table-cell office:value-type="float" office:value="82.0326986836908">
                <text:p>82.0326986836908</text:p>
              </table:table-cell>
              <table:table-cell office:value-type="float" office:value="78.7389948036873">
                <text:p>78.7389948036873</text:p>
              </table:table-cell>
              <table:table-cell office:value-type="float" office:value="74.4642611943942">
                <text:p>74.4642611943942</text:p>
              </table:table-cell>
              <table:table-cell office:value-type="float" office:value="70.6785699451225">
                <text:p>70.6785699451225</text:p>
              </table:table-cell>
              <table:table-cell office:value-type="float" office:value="65.924024401928">
                <text:p>65.924024401928</text:p>
              </table:table-cell>
              <table:table-cell office:value-type="float" office:value="61.8494692287524">
                <text:p>61.8494692287524</text:p>
              </table:table-cell>
              <table:table-cell office:value-type="float" office:value="56.8778942124838">
                <text:p>56.8778942124838</text:p>
              </table:table-cell>
              <table:table-cell office:value-type="float" office:value="52.739033030696">
                <text:p>52.739033030696</text:p>
              </table:table-cell>
              <table:table-cell office:value-type="float" office:value="47.8169504434305">
                <text:p>47.816950443430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99.9999999998573">
                <text:p>99.9999999998573</text:p>
              </table:table-cell>
              <table:table-cell office:value-type="float" office:value="99.9999686876959">
                <text:p>99.9999686876959</text:p>
              </table:table-cell>
              <table:table-cell office:value-type="float" office:value="99.9997663967291">
                <text:p>99.9997663967291</text:p>
              </table:table-cell>
              <table:table-cell office:value-type="float" office:value="99.9987573592599">
                <text:p>99.9987573592599</text:p>
              </table:table-cell>
              <table:table-cell office:value-type="float" office:value="99.9959516330023">
                <text:p>99.9959516330023</text:p>
              </table:table-cell>
              <table:table-cell office:value-type="float" office:value="99.9872782750876">
                <text:p>99.9872782750876</text:p>
              </table:table-cell>
              <table:table-cell office:value-type="float" office:value="99.9702439854719">
                <text:p>99.9702439854719</text:p>
              </table:table-cell>
              <table:table-cell office:value-type="float" office:value="99.9291854042301">
                <text:p>99.9291854042301</text:p>
              </table:table-cell>
              <table:table-cell office:value-type="float" office:value="99.8637617147029">
                <text:p>99.8637617147029</text:p>
              </table:table-cell>
              <table:table-cell office:value-type="float" office:value="99.7295517032388">
                <text:p>99.7295517032388</text:p>
              </table:table-cell>
              <table:table-cell office:value-type="float" office:value="99.5445025552207">
                <text:p>99.5445025552207</text:p>
              </table:table-cell>
              <table:table-cell office:value-type="float" office:value="99.2064357051315">
                <text:p>99.2064357051315</text:p>
              </table:table-cell>
              <table:table-cell office:value-type="float" office:value="98.7880132677399">
                <text:p>98.7880132677399</text:p>
              </table:table-cell>
              <table:table-cell office:value-type="float" office:value="98.0883984165299">
                <text:p>98.0883984165299</text:p>
              </table:table-cell>
              <table:table-cell office:value-type="float" office:value="97.2926826613617">
                <text:p>97.2926826613617</text:p>
              </table:table-cell>
              <table:table-cell office:value-type="float" office:value="96.0528450317708">
                <text:p>96.0528450317708</text:p>
              </table:table-cell>
              <table:table-cell office:value-type="float" office:value="94.7359751556482">
                <text:p>94.7359751556482</text:p>
              </table:table-cell>
              <table:table-cell office:value-type="float" office:value="92.7994644038735">
                <text:p>92.7994644038735</text:p>
              </table:table-cell>
              <table:table-cell office:value-type="float" office:value="90.8561801820149">
                <text:p>90.8561801820149</text:p>
              </table:table-cell>
              <table:table-cell office:value-type="float" office:value="88.1338860540195">
                <text:p>88.1338860540195</text:p>
              </table:table-cell>
              <table:table-cell office:value-type="float" office:value="85.5301716743197">
                <text:p>85.5301716743197</text:p>
              </table:table-cell>
              <table:table-cell office:value-type="float" office:value="82.0307279189994">
                <text:p>82.0307279189994</text:p>
              </table:table-cell>
              <table:table-cell office:value-type="float" office:value="78.8189551577224">
                <text:p>78.8189551577224</text:p>
              </table:table-cell>
              <table:table-cell office:value-type="float" office:value="74.6543689695591">
                <text:p>74.6543689695591</text:p>
              </table:table-cell>
              <table:table-cell office:value-type="float" office:value="70.9667920479011">
                <text:p>70.9667920479011</text:p>
              </table:table-cell>
              <table:table-cell office:value-type="float" office:value="66.3331649704547">
                <text:p>66.3331649704547</text:p>
              </table:table-cell>
              <table:table-cell office:value-type="float" office:value="62.3575664793786">
                <text:p>62.3575664793786</text:p>
              </table:table-cell>
              <table:table-cell office:value-type="float" office:value="57.4989880089978">
                <text:p>57.4989880089978</text:p>
              </table:table-cell>
              <table:table-cell office:value-type="float" office:value="53.445256245278">
                <text:p>53.44525624527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99.9999999999514">
                <text:p>99.9999999999514</text:p>
              </table:table-cell>
              <table:table-cell office:value-type="float" office:value="99.9999851205588">
                <text:p>99.9999851205588</text:p>
              </table:table-cell>
              <table:table-cell office:value-type="float" office:value="99.9998540931037">
                <text:p>99.9998540931037</text:p>
              </table:table-cell>
              <table:table-cell office:value-type="float" office:value="99.9993448784374">
                <text:p>99.9993448784374</text:p>
              </table:table-cell>
              <table:table-cell office:value-type="float" office:value="99.9973793651932">
                <text:p>99.9973793651932</text:p>
              </table:table-cell>
              <table:table-cell office:value-type="float" office:value="99.9927665964729">
                <text:p>99.9927665964729</text:p>
              </table:table-cell>
              <table:table-cell office:value-type="float" office:value="99.9800268926586">
                <text:p>99.9800268926586</text:p>
              </table:table-cell>
              <table:table-cell office:value-type="float" office:value="99.9571159789856">
                <text:p>99.9571159789856</text:p>
              </table:table-cell>
              <table:table-cell office:value-type="float" office:value="99.9052873068544">
                <text:p>99.9052873068544</text:p>
              </table:table-cell>
              <table:table-cell office:value-type="float" office:value="99.8269712574731">
                <text:p>99.8269712574731</text:p>
              </table:table-cell>
              <table:table-cell office:value-type="float" office:value="99.6725515232956">
                <text:p>99.6725515232956</text:p>
              </table:table-cell>
              <table:table-cell office:value-type="float" office:value="99.4668088671703">
                <text:p>99.4668088671703</text:p>
              </table:table-cell>
              <table:table-cell office:value-type="float" office:value="99.1005816201978">
                <text:p>99.1005816201978</text:p>
              </table:table-cell>
              <table:table-cell office:value-type="float" office:value="98.6575440495591">
                <text:p>98.6575440495591</text:p>
              </table:table-cell>
              <table:table-cell office:value-type="float" office:value="97.9295743005221">
                <text:p>97.9295743005221</text:p>
              </table:table-cell>
              <table:table-cell office:value-type="float" office:value="97.1142358807768">
                <text:p>97.1142358807768</text:p>
              </table:table-cell>
              <table:table-cell office:value-type="float" office:value="95.8585829958936">
                <text:p>95.8585829958936</text:p>
              </table:table-cell>
              <table:table-cell office:value-type="float" office:value="94.5384570807309">
                <text:p>94.5384570807309</text:p>
              </table:table-cell>
              <table:table-cell office:value-type="float" office:value="92.6119437461669">
                <text:p>92.6119437461669</text:p>
              </table:table-cell>
              <table:table-cell office:value-type="float" office:value="90.6912267551466">
                <text:p>90.6912267551466</text:p>
              </table:table-cell>
              <table:table-cell office:value-type="float" office:value="88.0131794520144">
                <text:p>88.0131794520144</text:p>
              </table:table-cell>
              <table:table-cell office:value-type="float" office:value="85.461437338273">
                <text:p>85.461437338273</text:p>
              </table:table-cell>
              <table:table-cell office:value-type="float" office:value="82.0404466859666">
                <text:p>82.0404466859666</text:p>
              </table:table-cell>
              <table:table-cell office:value-type="float" office:value="78.906068987857">
                <text:p>78.906068987857</text:p>
              </table:table-cell>
              <table:table-cell office:value-type="float" office:value="74.8452422603329">
                <text:p>74.8452422603329</text:p>
              </table:table-cell>
              <table:table-cell office:value-type="float" office:value="71.2500483419995">
                <text:p>71.2500483419995</text:p>
              </table:table-cell>
              <table:table-cell office:value-type="float" office:value="66.7304337967618">
                <text:p>66.7304337967618</text:p>
              </table:table-cell>
              <table:table-cell office:value-type="float" office:value="62.8484498367888">
                <text:p>62.8484498367888</text:p>
              </table:table-cell>
              <table:table-cell office:value-type="float" office:value="58.0972702704398">
                <text:p>58.097270270439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99.9999999999835">
                <text:p>99.9999999999835</text:p>
              </table:table-cell>
              <table:table-cell office:value-type="float" office:value="99.9999908390408">
                <text:p>99.9999908390408</text:p>
              </table:table-cell>
              <table:table-cell office:value-type="float" office:value="99.9999266592451">
                <text:p>99.9999266592451</text:p>
              </table:table-cell>
              <table:table-cell office:value-type="float" office:value="99.9995840476129">
                <text:p>99.9995840476129</text:p>
              </table:table-cell>
              <table:table-cell office:value-type="float" office:value="99.9985683497812">
                <text:p>99.9985683497812</text:p>
              </table:table-cell>
              <table:table-cell office:value-type="float" office:value="99.995243505137">
                <text:p>99.995243505137</text:p>
              </table:table-cell>
              <table:table-cell office:value-type="float" office:value="99.9883334852375">
                <text:p>99.9883334852375</text:p>
              </table:table-cell>
              <table:table-cell office:value-type="float" office:value="99.9708077084878">
                <text:p>99.9708077084878</text:p>
              </table:table-cell>
              <table:table-cell office:value-type="float" office:value="99.9414057991791">
                <text:p>99.9414057991791</text:p>
              </table:table-cell>
              <table:table-cell office:value-type="float" office:value="99.8782239661259">
                <text:p>99.8782239661259</text:p>
              </table:table-cell>
              <table:table-cell office:value-type="float" office:value="99.7868606000536">
                <text:p>99.7868606000536</text:p>
              </table:table-cell>
              <table:table-cell office:value-type="float" office:value="99.6126209514664">
                <text:p>99.6126209514664</text:p>
              </table:table-cell>
              <table:table-cell office:value-type="float" office:value="99.3871650296354">
                <text:p>99.3871650296354</text:p>
              </table:table-cell>
              <table:table-cell office:value-type="float" office:value="98.994753029537">
                <text:p>98.994753029537</text:p>
              </table:table-cell>
              <table:table-cell office:value-type="float" office:value="98.5293991131228">
                <text:p>98.5293991131228</text:p>
              </table:table-cell>
              <table:table-cell office:value-type="float" office:value="97.7763859569578">
                <text:p>97.7763859569578</text:p>
              </table:table-cell>
              <table:table-cell office:value-type="float" office:value="96.9443900206704">
                <text:p>96.9443900206704</text:p>
              </table:table-cell>
              <table:table-cell office:value-type="float" office:value="95.6763499404191">
                <text:p>95.6763499404191</text:p>
              </table:table-cell>
              <table:table-cell office:value-type="float" office:value="94.3553251686741">
                <text:p>94.3553251686741</text:p>
              </table:table-cell>
              <table:table-cell office:value-type="float" office:value="92.440718521341">
                <text:p>92.440718521341</text:p>
              </table:table-cell>
              <table:table-cell office:value-type="float" office:value="90.5430585589292">
                <text:p>90.5430585589292</text:p>
              </table:table-cell>
              <table:table-cell office:value-type="float" office:value="87.9084354541678">
                <text:p>87.9084354541678</text:p>
              </table:table-cell>
              <table:table-cell office:value-type="float" office:value="85.4066840418409">
                <text:p>85.4066840418409</text:p>
              </table:table-cell>
              <table:table-cell office:value-type="float" office:value="82.0604004842272">
                <text:p>82.0604004842272</text:p>
              </table:table-cell>
              <table:table-cell office:value-type="float" office:value="78.9992946138361">
                <text:p>78.9992946138361</text:p>
              </table:table-cell>
              <table:table-cell office:value-type="float" office:value="75.0364500062925">
                <text:p>75.0364500062925</text:p>
              </table:table-cell>
              <table:table-cell office:value-type="float" office:value="71.5284595416067">
                <text:p>71.5284595416067</text:p>
              </table:table-cell>
              <table:table-cell office:value-type="float" office:value="67.1166024796811">
                <text:p>67.1166024796811</text:p>
              </table:table-cell>
              <table:table-cell office:value-type="float" office:value="63.3233678699982">
                <text:p>63.32336786999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